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429in"/>
    </style:style>
    <style:style style:name="co9" style:family="table-column">
      <style:table-column-properties fo:break-before="auto" style:column-width="0.6618in"/>
    </style:style>
    <style:style style:name="co10" style:family="table-column">
      <style:table-column-properties fo:break-before="auto" style:column-width="0.611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772in"/>
    </style:style>
    <style:style style:name="co14" style:family="table-column">
      <style:table-column-properties fo:break-before="auto" style:column-width="0.7508in"/>
    </style:style>
    <style:style style:name="co15" style:family="table-column">
      <style:table-column-properties fo:break-before="auto" style:column-width="1.1437in"/>
    </style:style>
    <style:style style:name="co16" style:family="table-column">
      <style:table-column-properties fo:break-before="auto" style:column-width="0.7374in"/>
    </style:style>
    <style:style style:name="co17" style:family="table-column">
      <style:table-column-properties fo:break-before="auto" style:column-width="0.7252in"/>
    </style:style>
    <style:style style:name="co18" style:family="table-column">
      <style:table-column-properties fo:break-before="auto" style:column-width="0.45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1.8283in"/>
    </style:style>
    <style:style style:name="co21" style:family="table-column">
      <style:table-column-properties fo:break-before="auto" style:column-width="1.8161in"/>
    </style:style>
    <style:style style:name="co22" style:family="table-column">
      <style:table-column-properties fo:break-before="auto" style:column-width="1.8417in"/>
    </style:style>
    <style:style style:name="co23" style:family="table-column">
      <style:table-column-properties fo:break-before="auto" style:column-width="1.8543in"/>
    </style:style>
    <style:style style:name="co24" style:family="table-column">
      <style:table-column-properties fo:break-before="auto" style:column-width="1.778in"/>
    </style:style>
    <style:style style:name="co25" style:family="table-column">
      <style:table-column-properties fo:break-before="auto" style:column-width="1.7654in"/>
    </style:style>
    <style:style style:name="co26" style:family="table-column">
      <style:table-column-properties fo:break-before="auto" style:column-width="1.7902in"/>
    </style:style>
    <style:style style:name="co27" style:family="table-column">
      <style:table-column-properties fo:break-before="auto" style:column-width="1.7272in"/>
    </style:style>
    <style:style style:name="co28" style:family="table-column">
      <style:table-column-properties fo:break-before="auto" style:column-width="1.7146in"/>
    </style:style>
    <style:style style:name="co29" style:family="table-column">
      <style:table-column-properties fo:break-before="auto" style:column-width="1.7398in"/>
    </style:style>
    <style:style style:name="co30" style:family="table-column">
      <style:table-column-properties fo:break-before="auto" style:column-width="1.9807in"/>
    </style:style>
    <style:style style:name="co31" style:family="table-column">
      <style:table-column-properties fo:break-before="auto" style:column-width="1.9681in"/>
    </style:style>
    <style:style style:name="co32" style:family="table-column">
      <style:table-column-properties fo:break-before="auto" style:column-width="1.9937in"/>
    </style:style>
    <style:style style:name="co33" style:family="table-column">
      <style:table-column-properties fo:break-before="auto" style:column-width="1.8791in"/>
    </style:style>
    <style:style style:name="co34" style:family="table-column">
      <style:table-column-properties fo:break-before="auto" style:column-width="1.8665in"/>
    </style:style>
    <style:style style:name="co35" style:family="table-column">
      <style:table-column-properties fo:break-before="auto" style:column-width="1.8925in"/>
    </style:style>
    <style:style style:name="co36" style:family="table-column">
      <style:table-column-properties fo:break-before="auto" style:column-width="1.702in"/>
    </style:style>
    <style:style style:name="co37" style:family="table-column">
      <style:table-column-properties fo:break-before="auto" style:column-width="1.6638in"/>
    </style:style>
    <style:style style:name="co38" style:family="table-column">
      <style:table-column-properties fo:break-before="auto" style:column-width="1.6516in"/>
    </style:style>
    <style:style style:name="co39" style:family="table-column">
      <style:table-column-properties fo:break-before="auto" style:column-width="1.6764in"/>
    </style:style>
    <style:style style:name="co40" style:family="table-column">
      <style:table-column-properties fo:break-before="auto" style:column-width="1.6134in"/>
    </style:style>
    <style:style style:name="co41" style:family="table-column">
      <style:table-column-properties fo:break-before="auto" style:column-width="1.6in"/>
    </style:style>
    <style:style style:name="co42" style:family="table-column">
      <style:table-column-properties fo:break-before="auto" style:column-width="1.6256in"/>
    </style:style>
    <style:style style:name="co43" style:family="table-column">
      <style:table-column-properties fo:break-before="auto" style:column-width="1.7528in"/>
    </style:style>
    <style:style style:name="co44" style:family="table-column">
      <style:table-column-properties fo:break-before="auto" style:column-width="1.689in"/>
    </style:style>
    <style:style style:name="co45" style:family="table-column">
      <style:table-column-properties fo:break-before="auto" style:column-width="1.6382in"/>
    </style:style>
    <style:style style:name="co46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style:font-name="Arial Narrow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font-name="Arial Narrow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6" style:family="table-cell" style:parent-style-name="Default" style:data-style-name="N129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8" style:family="table-cell" style:parent-style-name="Default" style:data-style-name="N129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0" style:family="table-cell" style:parent-style-name="Red" style:data-style-name="N129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9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Red" style:data-style-name="N129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Green" style:data-style-name="N129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Green" style:data-style-name="N129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9">
      <style:text-properties fo:font-weight="normal" style:font-weight-asian="normal" style:font-weight-complex="normal"/>
    </style:style>
    <style:style style:name="ce47" style:family="table-cell" style:parent-style-name="Default" style:data-style-name="N129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3" style:family="table-cell" style:parent-style-name="Default" style:data-style-name="N129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5" style:family="table-cell" style:parent-style-name="Green" style:data-style-name="N12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Blue" style:data-style-name="N12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Green" style:data-style-name="N12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Blue" style:data-style-name="N12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Blue" style:data-style-name="N129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Green" style:data-style-name="N12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Red" style:data-style-name="N12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Green" style:data-style-name="N129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9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129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2" style:family="table-cell" style:parent-style-name="Green" style:data-style-name="N129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Blue" style:data-style-name="N129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Blue" style:data-style-name="N129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9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8" style:family="table-cell" style:parent-style-name="Default" style:data-style-name="N129">
      <style:table-cell-properties fo:border-bottom="0.74pt solid #000000" fo:background-color="#ffb66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0" style:family="table-cell" style:parent-style-name="Green" style:data-style-name="N129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Blue" style:data-style-name="N129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9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4" style:family="table-cell" style:parent-style-name="Default" style:data-style-name="N129">
      <style:table-cell-properties fo:border-bottom="0.74pt solid #000000" fo:background-color="#ffb66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5" style:family="table-cell" style:parent-style-name="Blue" style:data-style-name="N12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Red" style:data-style-name="N12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Red" style:data-style-name="N129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ffb66c" fo:border-left="none" fo:border-right="none" fo:border-top="0.74pt solid #000000"/>
    </style:style>
    <style:style style:name="ce55" style:family="table-cell" style:parent-style-name="Green" style:data-style-name="N12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87" style:family="table-cell" style:parent-style-name="Default" style:data-style-name="N129">
      <style:table-cell-properties fo:border-bottom="0.74pt solid #000000" fo:background-color="#ffb66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0" style:family="table-cell" style:parent-style-name="Blue" style:data-style-name="N129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Green" style:data-style-name="N129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129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129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00" style:family="table-cell" style:parent-style-name="Green" style:data-style-name="N13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Green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Blue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Blue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29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16" style:family="table-cell" style:parent-style-name="Default" style:data-style-name="N129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21" style:family="table-cell" style:parent-style-name="Blue" style:data-style-name="N13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Red" style:data-style-name="N13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Blue" style:data-style-name="N13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Blue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b4c7dc" fo:border-left="none" fo:border-right="none" fo:border-top="0.74pt solid #000000"/>
    </style:style>
    <style:style style:name="ce135" style:family="table-cell" style:parent-style-name="Red" style:data-style-name="N13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Red" style:data-style-name="N13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Blue" style:data-style-name="N13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139" style:family="table-cell" style:parent-style-name="Default" style:data-style-name="N129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30" style:family="table-cell" style:parent-style-name="Green" style:data-style-name="N13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Red" style:data-style-name="N13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Green" style:data-style-name="N13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Green" style:data-style-name="N13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" table:default-cell-style-name="ce8"/>
        <table:table-column table:style-name="co7" table:number-columns-repeated="2" table:default-cell-style-name="ce8"/>
        <table:table-row table:style-name="ro1">
          <table:table-cell table:style-name="ce3"/>
          <table:table-cell table:style-name="ce12"/>
          <table:table-cell table:style-name="ce16" table:number-columns-repeated="4"/>
          <table:table-cell table:style-name="ce26" office:value-type="string" calcext:value-type="string" table:number-columns-spanned="6" table:number-rows-spanned="1">
            <text:p>BothSides</text:p>
          </table:table-cell>
          <table:covered-table-cell table:number-columns-repeated="4" table:style-name="ce47"/>
          <table:covered-table-cell table:style-name="ce81"/>
          <table:table-cell table:style-name="ce89" office:value-type="string" calcext:value-type="string" table:number-columns-spanned="6" table:number-rows-spanned="1">
            <text:p>PosSide</text:p>
          </table:table-cell>
          <table:covered-table-cell table:number-columns-repeated="2" table:style-name="ce97"/>
          <table:covered-table-cell table:number-columns-repeated="2" table:style-name="ce104"/>
          <table:covered-table-cell table:style-name="ce105"/>
          <table:table-cell table:style-name="ce109" office:value-type="string" calcext:value-type="string" table:number-columns-spanned="6" table:number-rows-spanned="1">
            <text:p>NegSide</text:p>
          </table:table-cell>
          <table:covered-table-cell table:number-columns-repeated="2" table:style-name="ce115"/>
          <table:covered-table-cell table:number-columns-repeated="2" table:style-name="ce122"/>
          <table:covered-table-cell table:style-name="ce128"/>
        </table:table-row>
        <table:table-row table:style-name="ro1">
          <table:table-cell table:style-name="ce4" office:value-type="string" calcext:value-type="string">
            <text:p>Scenario</text:p>
          </table:table-cell>
          <table:table-cell table:style-name="ce14" office:value-type="string" calcext:value-type="string">
            <text:p>Scenario #</text:p>
          </table:table-cell>
          <table:table-cell table:style-name="ce23" office:value-type="string" calcext:value-type="string">
            <text:p>fracPos</text:p>
          </table:table-cell>
          <table:table-cell table:style-name="ce23" office:value-type="string" calcext:value-type="string">
            <text:p>fracNeg</text:p>
          </table:table-cell>
          <table:table-cell table:style-name="ce23" office:value-type="string" calcext:value-type="string">
            <text:p>rho</text:p>
          </table:table-cell>
          <table:table-cell table:style-name="ce23" office:value-type="string" calcext:value-type="string">
            <text:p>FDRmethod</text:p>
          </table:table-cell>
          <table:table-cell table:style-name="ce28" office:value-type="string" calcext:value-type="string">
            <text:p>canonical</text:p>
          </table:table-cell>
          <table:table-cell table:style-name="ce43" office:value-type="string" calcext:value-type="string">
            <text:p>combined</text:p>
          </table:table-cell>
          <table:table-cell table:style-name="ce43" office:value-type="string" calcext:value-type="string">
            <text:p>twotailed</text:p>
          </table:table-cell>
          <table:table-cell table:style-name="ce43" office:value-type="string" calcext:value-type="string">
            <text:p>split</text:p>
          </table:table-cell>
          <table:table-cell table:style-name="ce43" office:value-type="string" calcext:value-type="string">
            <text:p>canbb</text:p>
          </table:table-cell>
          <table:table-cell table:style-name="ce59" office:value-type="string" calcext:value-type="string">
            <text:p>splitbb</text:p>
          </table:table-cell>
          <table:table-cell table:style-name="ce68" office:value-type="string" calcext:value-type="string">
            <text:p>canonical</text:p>
          </table:table-cell>
          <table:table-cell table:style-name="ce74" office:value-type="string" calcext:value-type="string">
            <text:p>combined</text:p>
          </table:table-cell>
          <table:table-cell table:style-name="ce74" office:value-type="string" calcext:value-type="string">
            <text:p>twotailed</text:p>
          </table:table-cell>
          <table:table-cell table:style-name="ce74" office:value-type="string" calcext:value-type="string">
            <text:p>split</text:p>
          </table:table-cell>
          <table:table-cell table:style-name="ce74" office:value-type="string" calcext:value-type="string">
            <text:p>canbb</text:p>
          </table:table-cell>
          <table:table-cell table:style-name="ce87" office:value-type="string" calcext:value-type="string">
            <text:p>splitbb</text:p>
          </table:table-cell>
          <table:table-cell table:style-name="ce99" office:value-type="string" calcext:value-type="string">
            <text:p>canonical</text:p>
          </table:table-cell>
          <table:table-cell table:style-name="ce116" office:value-type="string" calcext:value-type="string">
            <text:p>combined</text:p>
          </table:table-cell>
          <table:table-cell table:style-name="ce116" office:value-type="string" calcext:value-type="string">
            <text:p>twotailed</text:p>
          </table:table-cell>
          <table:table-cell table:style-name="ce116" office:value-type="string" calcext:value-type="string">
            <text:p>split</text:p>
          </table:table-cell>
          <table:table-cell table:style-name="ce116" office:value-type="string" calcext:value-type="string">
            <text:p>canbb</text:p>
          </table:table-cell>
          <table:table-cell table:style-name="ce139" office:value-type="string" calcext:value-type="string">
            <text:p>splitbb</text:p>
          </table:table-cell>
        </table:table-row>
        <table:table-row table:style-name="ro1">
          <table:table-cell table:style-name="ce3" table:formula="of:=[$raw.A2]" office:value-type="string" office:string-value="bh_indep_null_fdp" calcext:value-type="string">
            <text:p>bh_indep_null_fdp</text:p>
          </table:table-cell>
          <table:table-cell table:style-name="ce16" table:formula="of:=[$raw.B2]" office:value-type="float" office:value="1" calcext:value-type="float">
            <text:p>1</text:p>
          </table:table-cell>
          <table:table-cell table:style-name="ce16" table:formula="of:=[$raw.C2]" office:value-type="float" office:value="0" calcext:value-type="float">
            <text:p>0</text:p>
          </table:table-cell>
          <table:table-cell table:style-name="ce16" table:formula="of:=[$raw.D2]" office:value-type="float" office:value="0" calcext:value-type="float">
            <text:p>0</text:p>
          </table:table-cell>
          <table:table-cell table:style-name="ce16" table:formula="of:=[$raw.E2]" office:value-type="float" office:value="0" calcext:value-type="float">
            <text:p>0</text:p>
          </table:table-cell>
          <table:table-cell table:style-name="ce16" table:formula="of:=[$raw.F2]" office:value-type="string" office:string-value="BH1995" calcext:value-type="string">
            <text:p>BH1995</text:p>
          </table:table-cell>
          <table:table-cell table:style-name="ce30" table:formula="of:=[raw.N2]+ORG.OPENOFFICE.STYLE(IF([raw.K2]&lt;[raw.O2];&quot;Red&quot;;IF([raw.K2]&gt;[raw.P2];&quot;Blue&quot;;&quot;Green&quot;)))" office:value-type="float" office:value="0.091" calcext:value-type="float">
            <text:p>0.0910</text:p>
          </table:table-cell>
          <table:table-cell table:style-name="ce45" table:formula="of:=[raw.Q2]+ORG.OPENOFFICE.STYLE(IF([raw.K2]&lt;[raw.R2];&quot;Red&quot;;IF([raw.K2]&gt;[raw.S2];&quot;Blue&quot;;&quot;Green&quot;)))" office:value-type="float" office:value="0.0525" calcext:value-type="float">
            <text:p>0.0525</text:p>
          </table:table-cell>
          <table:table-cell table:style-name="ce45" table:formula="of:=[raw.T2]+ORG.OPENOFFICE.STYLE(IF([raw.K2]&lt;[raw.U2];&quot;Red&quot;;IF([raw.K2]&gt;[raw.V2];&quot;Blue&quot;;&quot;Green&quot;)))" office:value-type="float" office:value="0.0525" calcext:value-type="float">
            <text:p>0.0525</text:p>
          </table:table-cell>
          <table:table-cell table:style-name="ce54" table:formula="of:=[raw.W2]+ORG.OPENOFFICE.STYLE(IF([raw.K2]&lt;[raw.X2];&quot;Red&quot;;IF([raw.K2]&gt;[raw.Y2];&quot;Blue&quot;;&quot;Green&quot;)))" office:value-type="float" office:value="0.091" calcext:value-type="float">
            <text:p>0.0910</text:p>
          </table:table-cell>
          <table:table-cell table:style-name="ce45" table:formula="of:=[raw.Z2]+ORG.OPENOFFICE.STYLE(IF([raw.K2]&lt;[raw.AA2];&quot;Red&quot;;IF([raw.K2]&gt;[raw.AB2];&quot;Blue&quot;;&quot;Green&quot;)))" office:value-type="float" office:value="0.0525" calcext:value-type="float">
            <text:p>0.0525</text:p>
          </table:table-cell>
          <table:table-cell table:style-name="ce62" table:formula="of:=[raw.AC2]+ORG.OPENOFFICE.STYLE(IF([raw.K2]&lt;[raw.AD2];&quot;Red&quot;;IF([raw.K2]&gt;[raw.AE2];&quot;Blue&quot;;&quot;Green&quot;)))" office:value-type="float" office:value="0.0525" calcext:value-type="float">
            <text:p>0.0525</text:p>
          </table:table-cell>
          <table:table-cell table:style-name="ce70" table:formula="of:=[raw.AF2]+ORG.OPENOFFICE.STYLE(IF([raw.K2]&lt;[raw.AG2];&quot;Red&quot;;IF([raw.K2]&gt;[raw.AH2];&quot;Blue&quot;;&quot;Green&quot;)))" office:value-type="float" office:value="0.0475" calcext:value-type="float">
            <text:p>0.0475</text:p>
          </table:table-cell>
          <table:table-cell table:style-name="ce75" table:formula="of:=[raw.AI2]+ORG.OPENOFFICE.STYLE(IF([raw.K2]&lt;[raw.AJ2];&quot;Red&quot;;IF([raw.K2]&gt;[raw.AK2];&quot;Blue&quot;;&quot;Green&quot;)))" office:value-type="float" office:value="0.028" calcext:value-type="float">
            <text:p>0.0280</text:p>
          </table:table-cell>
          <table:table-cell table:style-name="ce75" table:formula="of:=[raw.AL2]+ORG.OPENOFFICE.STYLE(IF([raw.K2]&lt;[raw.AM2];&quot;Red&quot;;IF([raw.K2]&gt;[raw.AN2];&quot;Blue&quot;;&quot;Green&quot;)))" office:value-type="float" office:value="0.028" calcext:value-type="float">
            <text:p>0.0280</text:p>
          </table:table-cell>
          <table:table-cell table:style-name="ce45" table:formula="of:=[raw.AO2]+ORG.OPENOFFICE.STYLE(IF([raw.K2]&lt;[raw.AP2];&quot;Red&quot;;IF([raw.K2]&gt;[raw.AQ2];&quot;Blue&quot;;&quot;Green&quot;)))" office:value-type="float" office:value="0.047" calcext:value-type="float">
            <text:p>0.0470</text:p>
          </table:table-cell>
          <table:table-cell table:style-name="ce75" table:formula="of:=[raw.AR2]+ORG.OPENOFFICE.STYLE(IF([raw.K2]&lt;[raw.AS2];&quot;Red&quot;;IF([raw.K2]&gt;[raw.AT2];&quot;Blue&quot;;&quot;Green&quot;)))" office:value-type="float" office:value="0.028" calcext:value-type="float">
            <text:p>0.0280</text:p>
          </table:table-cell>
          <table:table-cell table:style-name="ce90" table:formula="of:=[raw.AU2]+ORG.OPENOFFICE.STYLE(IF([raw.K2]&lt;[raw.AV2];&quot;Red&quot;;IF([raw.K2]&gt;[raw.AW2];&quot;Blue&quot;;&quot;Green&quot;)))" office:value-type="float" office:value="0.028" calcext:value-type="float">
            <text:p>0.0280</text:p>
          </table:table-cell>
          <table:table-cell table:style-name="ce100" table:formula="of:=[raw.AX2]+ORG.OPENOFFICE.STYLE(IF([raw.K2]&lt;[raw.AY2];&quot;Red&quot;;IF([raw.K2]&gt;[raw.AZ2];&quot;Blue&quot;;&quot;Green&quot;)))" office:value-type="float" office:value="0.046" calcext:value-type="float">
            <text:p>0.0460</text:p>
          </table:table-cell>
          <table:table-cell table:style-name="ce121" table:formula="of:=[raw.BA2]+ORG.OPENOFFICE.STYLE(IF([raw.K2]&lt;[raw.BB2];&quot;Red&quot;;IF([raw.K2]&gt;[raw.BC2];&quot;Blue&quot;;&quot;Green&quot;)))" office:value-type="float" office:value="0.027" calcext:value-type="float">
            <text:p>0.0270</text:p>
          </table:table-cell>
          <table:table-cell table:style-name="ce121" table:formula="of:=[raw.BD2]+ORG.OPENOFFICE.STYLE(IF([raw.K2]&lt;[raw.BF2];&quot;Red&quot;;IF([raw.K2]&gt;[raw.BG2];&quot;Blue&quot;;&quot;Green&quot;)))" office:value-type="float" office:value="0.027" calcext:value-type="float">
            <text:p>0.0270</text:p>
          </table:table-cell>
          <table:table-cell table:style-name="ce135" table:formula="of:=[raw.BH2]+ORG.OPENOFFICE.STYLE(IF([raw.K2]&lt;[raw.BI2];&quot;Red&quot;;IF([raw.K2]&gt;[raw.BJ2];&quot;Blue&quot;;&quot;Green&quot;)))" office:value-type="float" office:value="0.0372694300216792" calcext:value-type="float">
            <text:p>0.0373</text:p>
          </table:table-cell>
          <table:table-cell table:style-name="ce121" table:formula="of:=[raw.BK2]+ORG.OPENOFFICE.STYLE(IF([raw.K2]&lt;[raw.BL2];&quot;Red&quot;;IF([raw.K2]&gt;[raw.BM2];&quot;Blue&quot;;&quot;Green&quot;)))" office:value-type="float" office:value="0.0198947396457569" calcext:value-type="float">
            <text:p>0.0199</text:p>
          </table:table-cell>
          <table:table-cell table:style-name="ce130" table:formula="of:=[raw.BN2]+ORG.OPENOFFICE.STYLE(IF([raw.K2]&lt;[raw.BO2];&quot;Red&quot;;IF([raw.K2]&gt;[raw.BP2];&quot;Blue&quot;;&quot;Green&quot;)))" office:value-type="float" office:value="0.0198947396457569" calcext:value-type="float">
            <text:p>0.0199</text:p>
          </table:table-cell>
        </table:table-row>
        <table:table-row table:style-name="ro1">
          <table:table-cell table:style-name="ce7" table:formula="of:=[$raw.A3]" office:value-type="string" office:string-value="bh_indep_posonly_fdp" calcext:value-type="string">
            <text:p>bh_indep_posonly_fdp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18" table:formula="of:=[$raw.F3]" office:value-type="string" office:string-value="BH1995" calcext:value-type="string">
            <text:p>BH1995</text:p>
          </table:table-cell>
          <table:table-cell table:style-name="ce32" table:formula="of:=[raw.N3]+ORG.OPENOFFICE.STYLE(IF([raw.K3]&lt;[raw.O3];&quot;Red&quot;;IF([raw.K3]&gt;[raw.P3];&quot;Blue&quot;;&quot;Green&quot;)))" office:value-type="float" office:value="0.0377409587554444" calcext:value-type="float">
            <text:p>0.0377</text:p>
          </table:table-cell>
          <table:table-cell table:style-name="ce46" table:formula="of:=[raw.Q3]+ORG.OPENOFFICE.STYLE(IF([raw.K3]&lt;[raw.R3];&quot;Red&quot;;IF([raw.K3]&gt;[raw.S3];&quot;Blue&quot;;&quot;Green&quot;)))" office:value-type="float" office:value="0.0375517587147581" calcext:value-type="float">
            <text:p>0.0376</text:p>
          </table:table-cell>
          <table:table-cell table:style-name="ce46" table:formula="of:=[raw.T3]+ORG.OPENOFFICE.STYLE(IF([raw.K3]&lt;[raw.U3];&quot;Red&quot;;IF([raw.K3]&gt;[raw.V3];&quot;Blue&quot;;&quot;Green&quot;)))" office:value-type="float" office:value="0.0375517587147581" calcext:value-type="float">
            <text:p>0.0376</text:p>
          </table:table-cell>
          <table:table-cell table:style-name="ce49" table:formula="of:=[raw.W3]+ORG.OPENOFFICE.STYLE(IF([raw.K3]&lt;[raw.X3];&quot;Red&quot;;IF([raw.K3]&gt;[raw.Y3];&quot;Blue&quot;;&quot;Green&quot;)))" office:value-type="float" office:value="0.0301634279584102" calcext:value-type="float">
            <text:p>0.0302</text:p>
          </table:table-cell>
          <table:table-cell table:style-name="ce49" table:formula="of:=[raw.Z3]+ORG.OPENOFFICE.STYLE(IF([raw.K3]&lt;[raw.AA3];&quot;Red&quot;;IF([raw.K3]&gt;[raw.AB3];&quot;Blue&quot;;&quot;Green&quot;)))" office:value-type="float" office:value="0.019835349894029" calcext:value-type="float">
            <text:p>0.0198</text:p>
          </table:table-cell>
          <table:table-cell table:style-name="ce65" table:formula="of:=[raw.AC3]+ORG.OPENOFFICE.STYLE(IF([raw.K3]&lt;[raw.AD3];&quot;Red&quot;;IF([raw.K3]&gt;[raw.AE3];&quot;Blue&quot;;&quot;Green&quot;)))" office:value-type="float" office:value="0.0161210655027914" calcext:value-type="float">
            <text:p>0.0161</text:p>
          </table:table-cell>
          <table:table-cell table:style-name="ce32" table:formula="of:=[raw.AF3]+ORG.OPENOFFICE.STYLE(IF([raw.K3]&lt;[raw.AG3];&quot;Red&quot;;IF([raw.K3]&gt;[raw.AH3];&quot;Blue&quot;;&quot;Green&quot;)))" office:value-type="float" office:value="0.0376251565907182" calcext:value-type="float">
            <text:p>0.0376</text:p>
          </table:table-cell>
          <table:table-cell table:style-name="ce49" table:formula="of:=[raw.AI3]+ORG.OPENOFFICE.STYLE(IF([raw.K3]&lt;[raw.AJ3];&quot;Red&quot;;IF([raw.K3]&gt;[raw.AK3];&quot;Blue&quot;;&quot;Green&quot;)))" office:value-type="float" office:value="0.0192417946912172" calcext:value-type="float">
            <text:p>0.0192</text:p>
          </table:table-cell>
          <table:table-cell table:style-name="ce49" table:formula="of:=[raw.AL3]+ORG.OPENOFFICE.STYLE(IF([raw.K3]&lt;[raw.AM3];&quot;Red&quot;;IF([raw.K3]&gt;[raw.AN3];&quot;Blue&quot;;&quot;Green&quot;)))" office:value-type="float" office:value="0.0192417946912172" calcext:value-type="float">
            <text:p>0.0192</text:p>
          </table:table-cell>
          <table:table-cell table:style-name="ce46" table:formula="of:=[raw.AO3]+ORG.OPENOFFICE.STYLE(IF([raw.K3]&lt;[raw.AP3];&quot;Red&quot;;IF([raw.K3]&gt;[raw.AQ3];&quot;Blue&quot;;&quot;Green&quot;)))" office:value-type="float" office:value="0.0300108297029199" calcext:value-type="float">
            <text:p>0.0300</text:p>
          </table:table-cell>
          <table:table-cell table:style-name="ce46" table:formula="of:=[raw.AR3]+ORG.OPENOFFICE.STYLE(IF([raw.K3]&lt;[raw.AS3];&quot;Red&quot;;IF([raw.K3]&gt;[raw.AT3];&quot;Blue&quot;;&quot;Green&quot;)))" office:value-type="float" office:value="0.0197195477293029" calcext:value-type="float">
            <text:p>0.0197</text:p>
          </table:table-cell>
          <table:table-cell table:style-name="ce65" table:formula="of:=[raw.AU3]+ORG.OPENOFFICE.STYLE(IF([raw.K3]&lt;[raw.AV3];&quot;Red&quot;;IF([raw.K3]&gt;[raw.AW3];&quot;Blue&quot;;&quot;Green&quot;)))" office:value-type="float" office:value="0.015968467247301" calcext:value-type="float">
            <text:p>0.0160</text:p>
          </table:table-cell>
          <table:table-cell table:style-name="ce96" table:formula="of:=[raw.AX3]+ORG.OPENOFFICE.STYLE(IF([raw.K3]&lt;[raw.AY3];&quot;Red&quot;;IF([raw.K3]&gt;[raw.AZ3];&quot;Blue&quot;;&quot;Green&quot;)))" office:value-type="float" office:value="0.042" calcext:value-type="float">
            <text:p>0.0420</text:p>
          </table:table-cell>
          <table:table-cell table:style-name="ce124" table:formula="of:=[raw.BA3]+ORG.OPENOFFICE.STYLE(IF([raw.K3]&lt;[raw.BB3];&quot;Red&quot;;IF([raw.K3]&gt;[raw.BC3];&quot;Blue&quot;;&quot;Green&quot;)))" office:value-type="float" office:value="0.996" calcext:value-type="float">
            <text:p>0.9960</text:p>
          </table:table-cell>
          <table:table-cell table:style-name="ce124" table:formula="of:=[raw.BD3]+ORG.OPENOFFICE.STYLE(IF([raw.K3]&lt;[raw.BF3];&quot;Red&quot;;IF([raw.K3]&gt;[raw.BG3];&quot;Blue&quot;;&quot;Green&quot;)))" office:value-type="float" office:value="0.996" calcext:value-type="float">
            <text:p>0.9960</text:p>
          </table:table-cell>
          <table:table-cell table:style-name="ce124" table:formula="of:=[raw.BH3]+ORG.OPENOFFICE.STYLE(IF([raw.K3]&lt;[raw.BI3];&quot;Red&quot;;IF([raw.K3]&gt;[raw.BJ3];&quot;Blue&quot;;&quot;Green&quot;)))" office:value-type="float" office:value="0.0413559403426397" calcext:value-type="float">
            <text:p>0.0414</text:p>
          </table:table-cell>
          <table:table-cell table:style-name="ce136" table:formula="of:=[raw.BK3]+ORG.OPENOFFICE.STYLE(IF([raw.K3]&lt;[raw.BL3];&quot;Red&quot;;IF([raw.K3]&gt;[raw.BM3];&quot;Blue&quot;;&quot;Green&quot;)))" office:value-type="float" office:value="0.033206756621173" calcext:value-type="float">
            <text:p>0.0332</text:p>
          </table:table-cell>
          <table:table-cell table:style-name="ce142" table:formula="of:=[raw.BN3]+ORG.OPENOFFICE.STYLE(IF([raw.K3]&lt;[raw.BO3];&quot;Red&quot;;IF([raw.K3]&gt;[raw.BP3];&quot;Blue&quot;;&quot;Green&quot;)))" office:value-type="float" office:value="0.0413559403426397" calcext:value-type="float">
            <text:p>0.0414</text:p>
          </table:table-cell>
        </table:table-row>
        <table:table-row table:style-name="ro1">
          <table:table-cell table:style-name="ce7" table:formula="of:=[$raw.A4]" office:value-type="string" office:string-value="bh_indep_negonly_fdp" calcext:value-type="string">
            <text:p>bh_indep_negonly_fdp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18" table:formula="of:=[$raw.F4]" office:value-type="string" office:string-value="BH1995" calcext:value-type="string">
            <text:p>BH1995</text:p>
          </table:table-cell>
          <table:table-cell table:style-name="ce32" table:formula="of:=[raw.N4]+ORG.OPENOFFICE.STYLE(IF([raw.K4]&lt;[raw.O4];&quot;Red&quot;;IF([raw.K4]&gt;[raw.P4];&quot;Blue&quot;;&quot;Green&quot;)))" office:value-type="float" office:value="0.0400664168843015" calcext:value-type="float">
            <text:p>0.0401</text:p>
          </table:table-cell>
          <table:table-cell table:style-name="ce46" table:formula="of:=[raw.Q4]+ORG.OPENOFFICE.STYLE(IF([raw.K4]&lt;[raw.R4];&quot;Red&quot;;IF([raw.K4]&gt;[raw.S4];&quot;Blue&quot;;&quot;Green&quot;)))" office:value-type="float" office:value="0.0397373333440581" calcext:value-type="float">
            <text:p>0.0397</text:p>
          </table:table-cell>
          <table:table-cell table:style-name="ce46" table:formula="of:=[raw.T4]+ORG.OPENOFFICE.STYLE(IF([raw.K4]&lt;[raw.U4];&quot;Red&quot;;IF([raw.K4]&gt;[raw.V4];&quot;Blue&quot;;&quot;Green&quot;)))" office:value-type="float" office:value="0.0397373333440581" calcext:value-type="float">
            <text:p>0.0397</text:p>
          </table:table-cell>
          <table:table-cell table:style-name="ce49" table:formula="of:=[raw.W4]+ORG.OPENOFFICE.STYLE(IF([raw.K4]&lt;[raw.X4];&quot;Red&quot;;IF([raw.K4]&gt;[raw.Y4];&quot;Blue&quot;;&quot;Green&quot;)))" office:value-type="float" office:value="0.0323461265838363" calcext:value-type="float">
            <text:p>0.0323</text:p>
          </table:table-cell>
          <table:table-cell table:style-name="ce49" table:formula="of:=[raw.Z4]+ORG.OPENOFFICE.STYLE(IF([raw.K4]&lt;[raw.AA4];&quot;Red&quot;;IF([raw.K4]&gt;[raw.AB4];&quot;Blue&quot;;&quot;Green&quot;)))" office:value-type="float" office:value="0.0219748197378076" calcext:value-type="float">
            <text:p>0.0220</text:p>
          </table:table-cell>
          <table:table-cell table:style-name="ce65" table:formula="of:=[raw.AC4]+ORG.OPENOFFICE.STYLE(IF([raw.K4]&lt;[raw.AD4];&quot;Red&quot;;IF([raw.K4]&gt;[raw.AE4];&quot;Blue&quot;;&quot;Green&quot;)))" office:value-type="float" office:value="0.018207668516983" calcext:value-type="float">
            <text:p>0.0182</text:p>
          </table:table-cell>
          <table:table-cell table:style-name="ce37" table:formula="of:=[raw.AF4]+ORG.OPENOFFICE.STYLE(IF([raw.K4]&lt;[raw.AG4];&quot;Red&quot;;IF([raw.K4]&gt;[raw.AH4];&quot;Blue&quot;;&quot;Green&quot;)))" office:value-type="float" office:value="0.047" calcext:value-type="float">
            <text:p>0.0470</text:p>
          </table:table-cell>
          <table:table-cell table:style-name="ce78" table:formula="of:=[raw.AI4]+ORG.OPENOFFICE.STYLE(IF([raw.K4]&lt;[raw.AJ4];&quot;Red&quot;;IF([raw.K4]&gt;[raw.AK4];&quot;Blue&quot;;&quot;Green&quot;)))" office:value-type="float" office:value="0.9985" calcext:value-type="float">
            <text:p>0.9985</text:p>
          </table:table-cell>
          <table:table-cell table:style-name="ce78" table:formula="of:=[raw.AL4]+ORG.OPENOFFICE.STYLE(IF([raw.K4]&lt;[raw.AM4];&quot;Red&quot;;IF([raw.K4]&gt;[raw.AN4];&quot;Blue&quot;;&quot;Green&quot;)))" office:value-type="float" office:value="0.9985" calcext:value-type="float">
            <text:p>0.9985</text:p>
          </table:table-cell>
          <table:table-cell table:style-name="ce55" table:formula="of:=[raw.AO4]+ORG.OPENOFFICE.STYLE(IF([raw.K4]&lt;[raw.AP4];&quot;Red&quot;;IF([raw.K4]&gt;[raw.AQ4];&quot;Blue&quot;;&quot;Green&quot;)))" office:value-type="float" office:value="0.055" calcext:value-type="float">
            <text:p>0.0550</text:p>
          </table:table-cell>
          <table:table-cell table:style-name="ce51" table:formula="of:=[raw.AR4]+ORG.OPENOFFICE.STYLE(IF([raw.K4]&lt;[raw.AS4];&quot;Red&quot;;IF([raw.K4]&gt;[raw.AT4];&quot;Blue&quot;;&quot;Green&quot;)))" office:value-type="float" office:value="0.047" calcext:value-type="float">
            <text:p>0.0470</text:p>
          </table:table-cell>
          <table:table-cell table:style-name="ce95" table:formula="of:=[raw.AU4]+ORG.OPENOFFICE.STYLE(IF([raw.K4]&lt;[raw.AV4];&quot;Red&quot;;IF([raw.K4]&gt;[raw.AW4];&quot;Blue&quot;;&quot;Green&quot;)))" office:value-type="float" office:value="0.055" calcext:value-type="float">
            <text:p>0.0550</text:p>
          </table:table-cell>
          <table:table-cell table:style-name="ce106" table:formula="of:=[raw.AX4]+ORG.OPENOFFICE.STYLE(IF([raw.K4]&lt;[raw.AY4];&quot;Red&quot;;IF([raw.K4]&gt;[raw.AZ4];&quot;Blue&quot;;&quot;Green&quot;)))" office:value-type="float" office:value="0.03994011054853" calcext:value-type="float">
            <text:p>0.0399</text:p>
          </table:table-cell>
          <table:table-cell table:style-name="ce125" table:formula="of:=[raw.BA4]+ORG.OPENOFFICE.STYLE(IF([raw.K4]&lt;[raw.BB4];&quot;Red&quot;;IF([raw.K4]&gt;[raw.BC4];&quot;Blue&quot;;&quot;Green&quot;)))" office:value-type="float" office:value="0.0213109578668743" calcext:value-type="float">
            <text:p>0.0213</text:p>
          </table:table-cell>
          <table:table-cell table:style-name="ce125" table:formula="of:=[raw.BD4]+ORG.OPENOFFICE.STYLE(IF([raw.K4]&lt;[raw.BF4];&quot;Red&quot;;IF([raw.K4]&gt;[raw.BG4];&quot;Blue&quot;;&quot;Green&quot;)))" office:value-type="float" office:value="0.0213109578668743" calcext:value-type="float">
            <text:p>0.0213</text:p>
          </table:table-cell>
          <table:table-cell table:style-name="ce125" table:formula="of:=[raw.BH4]+ORG.OPENOFFICE.STYLE(IF([raw.K4]&lt;[raw.BI4];&quot;Red&quot;;IF([raw.K4]&gt;[raw.BJ4];&quot;Blue&quot;;&quot;Green&quot;)))" office:value-type="float" office:value="0.0317919741838959" calcext:value-type="float">
            <text:p>0.0318</text:p>
          </table:table-cell>
          <table:table-cell table:style-name="ce137" table:formula="of:=[raw.BK4]+ORG.OPENOFFICE.STYLE(IF([raw.K4]&lt;[raw.BL4];&quot;Red&quot;;IF([raw.K4]&gt;[raw.BM4];&quot;Blue&quot;;&quot;Green&quot;)))" office:value-type="float" office:value="0.0214684200693953" calcext:value-type="float">
            <text:p>0.0215</text:p>
          </table:table-cell>
          <table:table-cell table:style-name="ce132" table:formula="of:=[raw.BN4]+ORG.OPENOFFICE.STYLE(IF([raw.K4]&lt;[raw.BO4];&quot;Red&quot;;IF([raw.K4]&gt;[raw.BP4];&quot;Blue&quot;;&quot;Green&quot;)))" office:value-type="float" office:value="0.0176995881126413" calcext:value-type="float">
            <text:p>0.0177</text:p>
          </table:table-cell>
        </table:table-row>
        <table:table-row table:style-name="ro1">
          <table:table-cell table:style-name="ce7" table:formula="of:=[$raw.A5]" office:value-type="string" office:string-value="bh_indep_balanced_fdp" calcext:value-type="string">
            <text:p>bh_indep_balanced_fdp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18" table:formula="of:=[$raw.F5]" office:value-type="string" office:string-value="BH1995" calcext:value-type="string">
            <text:p>BH1995</text:p>
          </table:table-cell>
          <table:table-cell table:style-name="ce32" table:formula="of:=[raw.N5]+ORG.OPENOFFICE.STYLE(IF([raw.K5]&lt;[raw.O5];&quot;Red&quot;;IF([raw.K5]&gt;[raw.P5];&quot;Blue&quot;;&quot;Green&quot;)))" office:value-type="float" office:value="0.0261220719066292" calcext:value-type="float">
            <text:p>0.0261</text:p>
          </table:table-cell>
          <table:table-cell table:style-name="ce46" table:formula="of:=[raw.Q5]+ORG.OPENOFFICE.STYLE(IF([raw.K5]&lt;[raw.R5];&quot;Red&quot;;IF([raw.K5]&gt;[raw.S5];&quot;Blue&quot;;&quot;Green&quot;)))" office:value-type="float" office:value="0.0260925520274977" calcext:value-type="float">
            <text:p>0.0261</text:p>
          </table:table-cell>
          <table:table-cell table:style-name="ce46" table:formula="of:=[raw.T5]+ORG.OPENOFFICE.STYLE(IF([raw.K5]&lt;[raw.U5];&quot;Red&quot;;IF([raw.K5]&gt;[raw.V5];&quot;Blue&quot;;&quot;Green&quot;)))" office:value-type="float" office:value="0.0260925520274977" calcext:value-type="float">
            <text:p>0.0261</text:p>
          </table:table-cell>
          <table:table-cell table:style-name="ce49" table:formula="of:=[raw.W5]+ORG.OPENOFFICE.STYLE(IF([raw.K5]&lt;[raw.X5];&quot;Red&quot;;IF([raw.K5]&gt;[raw.Y5];&quot;Blue&quot;;&quot;Green&quot;)))" office:value-type="float" office:value="0.0261098550051958" calcext:value-type="float">
            <text:p>0.0261</text:p>
          </table:table-cell>
          <table:table-cell table:style-name="ce49" table:formula="of:=[raw.Z5]+ORG.OPENOFFICE.STYLE(IF([raw.K5]&lt;[raw.AA5];&quot;Red&quot;;IF([raw.K5]&gt;[raw.AB5];&quot;Blue&quot;;&quot;Green&quot;)))" office:value-type="float" office:value="0.0261220719066292" calcext:value-type="float">
            <text:p>0.0261</text:p>
          </table:table-cell>
          <table:table-cell table:style-name="ce65" table:formula="of:=[raw.AC5]+ORG.OPENOFFICE.STYLE(IF([raw.K5]&lt;[raw.AD5];&quot;Red&quot;;IF([raw.K5]&gt;[raw.AE5];&quot;Blue&quot;;&quot;Green&quot;)))" office:value-type="float" office:value="0.0261098550051958" calcext:value-type="float">
            <text:p>0.0261</text:p>
          </table:table-cell>
          <table:table-cell table:style-name="ce32" table:formula="of:=[raw.AF5]+ORG.OPENOFFICE.STYLE(IF([raw.K5]&lt;[raw.AG5];&quot;Red&quot;;IF([raw.K5]&gt;[raw.AH5];&quot;Blue&quot;;&quot;Green&quot;)))" office:value-type="float" office:value="0.0250396596610548" calcext:value-type="float">
            <text:p>0.0250</text:p>
          </table:table-cell>
          <table:table-cell table:style-name="ce49" table:formula="of:=[raw.AI5]+ORG.OPENOFFICE.STYLE(IF([raw.K5]&lt;[raw.AJ5];&quot;Red&quot;;IF([raw.K5]&gt;[raw.AK5];&quot;Blue&quot;;&quot;Green&quot;)))" office:value-type="float" office:value="0.0250336001873226" calcext:value-type="float">
            <text:p>0.0250</text:p>
          </table:table-cell>
          <table:table-cell table:style-name="ce49" table:formula="of:=[raw.AL5]+ORG.OPENOFFICE.STYLE(IF([raw.K5]&lt;[raw.AM5];&quot;Red&quot;;IF([raw.K5]&gt;[raw.AN5];&quot;Blue&quot;;&quot;Green&quot;)))" office:value-type="float" office:value="0.0250336001873226" calcext:value-type="float">
            <text:p>0.0250</text:p>
          </table:table-cell>
          <table:table-cell table:style-name="ce46" table:formula="of:=[raw.AO5]+ORG.OPENOFFICE.STYLE(IF([raw.K5]&lt;[raw.AP5];&quot;Red&quot;;IF([raw.K5]&gt;[raw.AQ5];&quot;Blue&quot;;&quot;Green&quot;)))" office:value-type="float" office:value="0.0250422948781658" calcext:value-type="float">
            <text:p>0.0250</text:p>
          </table:table-cell>
          <table:table-cell table:style-name="ce46" table:formula="of:=[raw.AR5]+ORG.OPENOFFICE.STYLE(IF([raw.K5]&lt;[raw.AS5];&quot;Red&quot;;IF([raw.K5]&gt;[raw.AT5];&quot;Blue&quot;;&quot;Green&quot;)))" office:value-type="float" office:value="0.0250396596610548" calcext:value-type="float">
            <text:p>0.0250</text:p>
          </table:table-cell>
          <table:table-cell table:style-name="ce65" table:formula="of:=[raw.AU5]+ORG.OPENOFFICE.STYLE(IF([raw.K5]&lt;[raw.AV5];&quot;Red&quot;;IF([raw.K5]&gt;[raw.AW5];&quot;Blue&quot;;&quot;Green&quot;)))" office:value-type="float" office:value="0.0250422948781658" calcext:value-type="float">
            <text:p>0.0250</text:p>
          </table:table-cell>
          <table:table-cell table:style-name="ce106" table:formula="of:=[raw.AX5]+ORG.OPENOFFICE.STYLE(IF([raw.K5]&lt;[raw.AY5];&quot;Red&quot;;IF([raw.K5]&gt;[raw.AZ5];&quot;Blue&quot;;&quot;Green&quot;)))" office:value-type="float" office:value="0.0271240856497245" calcext:value-type="float">
            <text:p>0.0271</text:p>
          </table:table-cell>
          <table:table-cell table:style-name="ce125" table:formula="of:=[raw.BA5]+ORG.OPENOFFICE.STYLE(IF([raw.K5]&lt;[raw.BB5];&quot;Red&quot;;IF([raw.K5]&gt;[raw.BC5];&quot;Blue&quot;;&quot;Green&quot;)))" office:value-type="float" office:value="0.0271027747275906" calcext:value-type="float">
            <text:p>0.0271</text:p>
          </table:table-cell>
          <table:table-cell table:style-name="ce125" table:formula="of:=[raw.BD5]+ORG.OPENOFFICE.STYLE(IF([raw.K5]&lt;[raw.BF5];&quot;Red&quot;;IF([raw.K5]&gt;[raw.BG5];&quot;Blue&quot;;&quot;Green&quot;)))" office:value-type="float" office:value="0.0271027747275906" calcext:value-type="float">
            <text:p>0.0271</text:p>
          </table:table-cell>
          <table:table-cell table:style-name="ce125" table:formula="of:=[raw.BH5]+ORG.OPENOFFICE.STYLE(IF([raw.K5]&lt;[raw.BI5];&quot;Red&quot;;IF([raw.K5]&gt;[raw.BJ5];&quot;Blue&quot;;&quot;Green&quot;)))" office:value-type="float" office:value="0.0267422304726699" calcext:value-type="float">
            <text:p>0.0267</text:p>
          </table:table-cell>
          <table:table-cell table:style-name="ce137" table:formula="of:=[raw.BK5]+ORG.OPENOFFICE.STYLE(IF([raw.K5]&lt;[raw.BL5];&quot;Red&quot;;IF([raw.K5]&gt;[raw.BM5];&quot;Blue&quot;;&quot;Green&quot;)))" office:value-type="float" office:value="0.0267645174209202" calcext:value-type="float">
            <text:p>0.0268</text:p>
          </table:table-cell>
          <table:table-cell table:style-name="ce132" table:formula="of:=[raw.BN5]+ORG.OPENOFFICE.STYLE(IF([raw.K5]&lt;[raw.BO5];&quot;Red&quot;;IF([raw.K5]&gt;[raw.BP5];&quot;Blue&quot;;&quot;Green&quot;)))" office:value-type="float" office:value="0.0267422304726699" calcext:value-type="float">
            <text:p>0.0267</text:p>
          </table:table-cell>
        </table:table-row>
        <table:table-row table:style-name="ro1">
          <table:table-cell table:style-name="ce7" table:formula="of:=[$raw.A6]" office:value-type="string" office:string-value="bh_indep_unbalanced_fdp" calcext:value-type="string">
            <text:p>bh_indep_unbalanced_fdp</text:p>
          </table:table-cell>
          <table:table-cell table:style-name="ce2" table:formula="of:=[$raw.B6]" office:value-type="float" office:value="5" calcext:value-type="float">
            <text:p>5</text:p>
          </table:table-cell>
          <table:table-cell table:formula="of:=[$raw.C6]" office:value-type="float" office:value="0.1" calcext:value-type="float">
            <text:p>0.1</text:p>
          </table:table-cell>
          <table:table-cell table:formula="of:=[$raw.D6]" office:value-type="float" office:value="0.4" calcext:value-type="float">
            <text:p>0.4</text:p>
          </table:table-cell>
          <table:table-cell table:formula="of:=[$raw.E6]" office:value-type="float" office:value="0" calcext:value-type="float">
            <text:p>0</text:p>
          </table:table-cell>
          <table:table-cell table:style-name="ce18" table:formula="of:=[$raw.F6]" office:value-type="string" office:string-value="BH1995" calcext:value-type="string">
            <text:p>BH1995</text:p>
          </table:table-cell>
          <table:table-cell table:style-name="ce32" table:formula="of:=[raw.N6]+ORG.OPENOFFICE.STYLE(IF([raw.K6]&lt;[raw.O6];&quot;Red&quot;;IF([raw.K6]&gt;[raw.P6];&quot;Blue&quot;;&quot;Green&quot;)))" office:value-type="float" office:value="0.0261610188410802" calcext:value-type="float">
            <text:p>0.0262</text:p>
          </table:table-cell>
          <table:table-cell table:style-name="ce46" table:formula="of:=[raw.Q6]+ORG.OPENOFFICE.STYLE(IF([raw.K6]&lt;[raw.R6];&quot;Red&quot;;IF([raw.K6]&gt;[raw.S6];&quot;Blue&quot;;&quot;Green&quot;)))" office:value-type="float" office:value="0.0259644601958382" calcext:value-type="float">
            <text:p>0.0260</text:p>
          </table:table-cell>
          <table:table-cell table:style-name="ce46" table:formula="of:=[raw.T6]+ORG.OPENOFFICE.STYLE(IF([raw.K6]&lt;[raw.U6];&quot;Red&quot;;IF([raw.K6]&gt;[raw.V6];&quot;Blue&quot;;&quot;Green&quot;)))" office:value-type="float" office:value="0.0259644601958382" calcext:value-type="float">
            <text:p>0.0260</text:p>
          </table:table-cell>
          <table:table-cell table:style-name="ce49" table:formula="of:=[raw.W6]+ORG.OPENOFFICE.STYLE(IF([raw.K6]&lt;[raw.X6];&quot;Red&quot;;IF([raw.K6]&gt;[raw.Y6];&quot;Blue&quot;;&quot;Green&quot;)))" office:value-type="float" office:value="0.0233371398864207" calcext:value-type="float">
            <text:p>0.0233</text:p>
          </table:table-cell>
          <table:table-cell table:style-name="ce49" table:formula="of:=[raw.Z6]+ORG.OPENOFFICE.STYLE(IF([raw.K6]&lt;[raw.AA6];&quot;Red&quot;;IF([raw.K6]&gt;[raw.AB6];&quot;Blue&quot;;&quot;Green&quot;)))" office:value-type="float" office:value="0.0261610188410802" calcext:value-type="float">
            <text:p>0.0262</text:p>
          </table:table-cell>
          <table:table-cell table:style-name="ce65" table:formula="of:=[raw.AC6]+ORG.OPENOFFICE.STYLE(IF([raw.K6]&lt;[raw.AD6];&quot;Red&quot;;IF([raw.K6]&gt;[raw.AE6];&quot;Blue&quot;;&quot;Green&quot;)))" office:value-type="float" office:value="0.0233371398864207" calcext:value-type="float">
            <text:p>0.0233</text:p>
          </table:table-cell>
          <table:table-cell table:style-name="ce32" table:formula="of:=[raw.AF6]+ORG.OPENOFFICE.STYLE(IF([raw.K6]&lt;[raw.AG6];&quot;Red&quot;;IF([raw.K6]&gt;[raw.AH6];&quot;Blue&quot;;&quot;Green&quot;)))" office:value-type="float" office:value="0.0256093894653127" calcext:value-type="float">
            <text:p>0.0256</text:p>
          </table:table-cell>
          <table:table-cell table:style-name="ce78" table:formula="of:=[raw.AI6]+ORG.OPENOFFICE.STYLE(IF([raw.K6]&lt;[raw.AJ6];&quot;Red&quot;;IF([raw.K6]&gt;[raw.AK6];&quot;Blue&quot;;&quot;Green&quot;)))" office:value-type="float" office:value="0.0601650583751255" calcext:value-type="float">
            <text:p>0.0602</text:p>
          </table:table-cell>
          <table:table-cell table:style-name="ce78" table:formula="of:=[raw.AL6]+ORG.OPENOFFICE.STYLE(IF([raw.K6]&lt;[raw.AM6];&quot;Red&quot;;IF([raw.K6]&gt;[raw.AN6];&quot;Blue&quot;;&quot;Green&quot;)))" office:value-type="float" office:value="0.0601650583751255" calcext:value-type="float">
            <text:p>0.0602</text:p>
          </table:table-cell>
          <table:table-cell table:style-name="ce46" table:formula="of:=[raw.AO6]+ORG.OPENOFFICE.STYLE(IF([raw.K6]&lt;[raw.AP6];&quot;Red&quot;;IF([raw.K6]&gt;[raw.AQ6];&quot;Blue&quot;;&quot;Green&quot;)))" office:value-type="float" office:value="0.0361503949585188" calcext:value-type="float">
            <text:p>0.0362</text:p>
          </table:table-cell>
          <table:table-cell table:style-name="ce46" table:formula="of:=[raw.AR6]+ORG.OPENOFFICE.STYLE(IF([raw.K6]&lt;[raw.AS6];&quot;Red&quot;;IF([raw.K6]&gt;[raw.AT6];&quot;Blue&quot;;&quot;Green&quot;)))" office:value-type="float" office:value="0.0256093894653127" calcext:value-type="float">
            <text:p>0.0256</text:p>
          </table:table-cell>
          <table:table-cell table:style-name="ce65" table:formula="of:=[raw.AU6]+ORG.OPENOFFICE.STYLE(IF([raw.K6]&lt;[raw.AV6];&quot;Red&quot;;IF([raw.K6]&gt;[raw.AW6];&quot;Blue&quot;;&quot;Green&quot;)))" office:value-type="float" office:value="0.0361503949585188" calcext:value-type="float">
            <text:p>0.0362</text:p>
          </table:table-cell>
          <table:table-cell table:style-name="ce106" table:formula="of:=[raw.AX6]+ORG.OPENOFFICE.STYLE(IF([raw.K6]&lt;[raw.AY6];&quot;Red&quot;;IF([raw.K6]&gt;[raw.AZ6];&quot;Blue&quot;;&quot;Green&quot;)))" office:value-type="float" office:value="0.0262138782029051" calcext:value-type="float">
            <text:p>0.0262</text:p>
          </table:table-cell>
          <table:table-cell table:style-name="ce125" table:formula="of:=[raw.BA6]+ORG.OPENOFFICE.STYLE(IF([raw.K6]&lt;[raw.BB6];&quot;Red&quot;;IF([raw.K6]&gt;[raw.BC6];&quot;Blue&quot;;&quot;Green&quot;)))" office:value-type="float" office:value="0.0169509790553956" calcext:value-type="float">
            <text:p>0.0170</text:p>
          </table:table-cell>
          <table:table-cell table:style-name="ce125" table:formula="of:=[raw.BD6]+ORG.OPENOFFICE.STYLE(IF([raw.K6]&lt;[raw.BF6];&quot;Red&quot;;IF([raw.K6]&gt;[raw.BG6];&quot;Blue&quot;;&quot;Green&quot;)))" office:value-type="float" office:value="0.0169509790553956" calcext:value-type="float">
            <text:p>0.0170</text:p>
          </table:table-cell>
          <table:table-cell table:style-name="ce125" table:formula="of:=[raw.BH6]+ORG.OPENOFFICE.STYLE(IF([raw.K6]&lt;[raw.BI6];&quot;Red&quot;;IF([raw.K6]&gt;[raw.BJ6];&quot;Blue&quot;;&quot;Green&quot;)))" office:value-type="float" office:value="0.0202279699833003" calcext:value-type="float">
            <text:p>0.0202</text:p>
          </table:table-cell>
          <table:table-cell table:style-name="ce137" table:formula="of:=[raw.BK6]+ORG.OPENOFFICE.STYLE(IF([raw.K6]&lt;[raw.BL6];&quot;Red&quot;;IF([raw.K6]&gt;[raw.BM6];&quot;Blue&quot;;&quot;Green&quot;)))" office:value-type="float" office:value="0.0259387078753418" calcext:value-type="float">
            <text:p>0.0259</text:p>
          </table:table-cell>
          <table:table-cell table:style-name="ce132" table:formula="of:=[raw.BN6]+ORG.OPENOFFICE.STYLE(IF([raw.K6]&lt;[raw.BO6];&quot;Red&quot;;IF([raw.K6]&gt;[raw.BP6];&quot;Blue&quot;;&quot;Green&quot;)))" office:value-type="float" office:value="0.0202279699833003" calcext:value-type="float">
            <text:p>0.0202</text:p>
          </table:table-cell>
        </table:table-row>
        <table:table-row table:style-name="ro1">
          <table:table-cell table:style-name="ce7" table:formula="of:=[$raw.A7]" office:value-type="string" office:string-value="bh_posdep_null_fdp" calcext:value-type="string">
            <text:p>bh_posdep_null_fdp</text:p>
          </table:table-cell>
          <table:table-cell table:style-name="ce18" table:formula="of:=[$raw.B7]" office:value-type="float" office:value="6" calcext:value-type="float">
            <text:p>6</text:p>
          </table:table-cell>
          <table:table-cell table:style-name="ce18" table:formula="of:=[$raw.C7]" office:value-type="float" office:value="0" calcext:value-type="float">
            <text:p>0</text:p>
          </table:table-cell>
          <table:table-cell table:style-name="ce18" table:formula="of:=[$raw.D7]" office:value-type="float" office:value="0" calcext:value-type="float">
            <text:p>0</text:p>
          </table:table-cell>
          <table:table-cell table:style-name="ce18" table:formula="of:=[$raw.E7]" office:value-type="float" office:value="0.25" calcext:value-type="float">
            <text:p>0.25</text:p>
          </table:table-cell>
          <table:table-cell table:style-name="ce18" table:formula="of:=[$raw.F7]" office:value-type="string" office:string-value="BH1995" calcext:value-type="string">
            <text:p>BH1995</text:p>
          </table:table-cell>
          <table:table-cell table:style-name="ce34" table:formula="of:=[raw.N7]+ORG.OPENOFFICE.STYLE(IF([raw.K7]&lt;[raw.O7];&quot;Red&quot;;IF([raw.K7]&gt;[raw.P7];&quot;Blue&quot;;&quot;Green&quot;)))" office:value-type="float" office:value="0.089" calcext:value-type="float">
            <text:p>0.0890</text:p>
          </table:table-cell>
          <table:table-cell table:style-name="ce48" table:formula="of:=[raw.Q7]+ORG.OPENOFFICE.STYLE(IF([raw.K7]&lt;[raw.R7];&quot;Red&quot;;IF([raw.K7]&gt;[raw.S7];&quot;Blue&quot;;&quot;Green&quot;)))" office:value-type="float" office:value="0.043" calcext:value-type="float">
            <text:p>0.0430</text:p>
          </table:table-cell>
          <table:table-cell table:style-name="ce48" table:formula="of:=[raw.T7]+ORG.OPENOFFICE.STYLE(IF([raw.K7]&lt;[raw.U7];&quot;Red&quot;;IF([raw.K7]&gt;[raw.V7];&quot;Blue&quot;;&quot;Green&quot;)))" office:value-type="float" office:value="0.043" calcext:value-type="float">
            <text:p>0.0430</text:p>
          </table:table-cell>
          <table:table-cell table:style-name="ce48" table:formula="of:=[raw.W7]+ORG.OPENOFFICE.STYLE(IF([raw.K7]&lt;[raw.X7];&quot;Red&quot;;IF([raw.K7]&gt;[raw.Y7];&quot;Blue&quot;;&quot;Green&quot;)))" office:value-type="float" office:value="0.0505" calcext:value-type="float">
            <text:p>0.0505</text:p>
          </table:table-cell>
          <table:table-cell table:style-name="ce48" table:formula="of:=[raw.Z7]+ORG.OPENOFFICE.STYLE(IF([raw.K7]&lt;[raw.AA7];&quot;Red&quot;;IF([raw.K7]&gt;[raw.AB7];&quot;Blue&quot;;&quot;Green&quot;)))" office:value-type="float" office:value="0.043" calcext:value-type="float">
            <text:p>0.0430</text:p>
          </table:table-cell>
          <table:table-cell table:style-name="ce65" table:formula="of:=[raw.AC7]+ORG.OPENOFFICE.STYLE(IF([raw.K7]&lt;[raw.AD7];&quot;Red&quot;;IF([raw.K7]&gt;[raw.AE7];&quot;Blue&quot;;&quot;Green&quot;)))" office:value-type="float" office:value="0.026" calcext:value-type="float">
            <text:p>0.0260</text:p>
          </table:table-cell>
          <table:table-cell table:style-name="ce37" table:formula="of:=[raw.AF7]+ORG.OPENOFFICE.STYLE(IF([raw.K7]&lt;[raw.AG7];&quot;Red&quot;;IF([raw.K7]&gt;[raw.AH7];&quot;Blue&quot;;&quot;Green&quot;)))" office:value-type="float" office:value="0.044" calcext:value-type="float">
            <text:p>0.0440</text:p>
          </table:table-cell>
          <table:table-cell table:style-name="ce49" table:formula="of:=[raw.AI7]+ORG.OPENOFFICE.STYLE(IF([raw.K7]&lt;[raw.AJ7];&quot;Red&quot;;IF([raw.K7]&gt;[raw.AK7];&quot;Blue&quot;;&quot;Green&quot;)))" office:value-type="float" office:value="0.0215" calcext:value-type="float">
            <text:p>0.0215</text:p>
          </table:table-cell>
          <table:table-cell table:style-name="ce49" table:formula="of:=[raw.AL7]+ORG.OPENOFFICE.STYLE(IF([raw.K7]&lt;[raw.AM7];&quot;Red&quot;;IF([raw.K7]&gt;[raw.AN7];&quot;Blue&quot;;&quot;Green&quot;)))" office:value-type="float" office:value="0.0215" calcext:value-type="float">
            <text:p>0.0215</text:p>
          </table:table-cell>
          <table:table-cell table:style-name="ce49" table:formula="of:=[raw.AO7]+ORG.OPENOFFICE.STYLE(IF([raw.K7]&lt;[raw.AP7];&quot;Red&quot;;IF([raw.K7]&gt;[raw.AQ7];&quot;Blue&quot;;&quot;Green&quot;)))" office:value-type="float" office:value="0.0255" calcext:value-type="float">
            <text:p>0.0255</text:p>
          </table:table-cell>
          <table:table-cell table:style-name="ce49" table:formula="of:=[raw.AR7]+ORG.OPENOFFICE.STYLE(IF([raw.K7]&lt;[raw.AS7];&quot;Red&quot;;IF([raw.K7]&gt;[raw.AT7];&quot;Blue&quot;;&quot;Green&quot;)))" office:value-type="float" office:value="0.0215" calcext:value-type="float">
            <text:p>0.0215</text:p>
          </table:table-cell>
          <table:table-cell table:style-name="ce65" table:formula="of:=[raw.AU7]+ORG.OPENOFFICE.STYLE(IF([raw.K7]&lt;[raw.AV7];&quot;Red&quot;;IF([raw.K7]&gt;[raw.AW7];&quot;Blue&quot;;&quot;Green&quot;)))" office:value-type="float" office:value="0.016" calcext:value-type="float">
            <text:p>0.0160</text:p>
          </table:table-cell>
          <table:table-cell table:style-name="ce96" table:formula="of:=[raw.AX7]+ORG.OPENOFFICE.STYLE(IF([raw.K7]&lt;[raw.AY7];&quot;Red&quot;;IF([raw.K7]&gt;[raw.AZ7];&quot;Blue&quot;;&quot;Green&quot;)))" office:value-type="float" office:value="0.045" calcext:value-type="float">
            <text:p>0.0450</text:p>
          </table:table-cell>
          <table:table-cell table:style-name="ce125" table:formula="of:=[raw.BA7]+ORG.OPENOFFICE.STYLE(IF([raw.K7]&lt;[raw.BB7];&quot;Red&quot;;IF([raw.K7]&gt;[raw.BC7];&quot;Blue&quot;;&quot;Green&quot;)))" office:value-type="float" office:value="0.0215" calcext:value-type="float">
            <text:p>0.0215</text:p>
          </table:table-cell>
          <table:table-cell table:style-name="ce125" table:formula="of:=[raw.BD7]+ORG.OPENOFFICE.STYLE(IF([raw.K7]&lt;[raw.BF7];&quot;Red&quot;;IF([raw.K7]&gt;[raw.BG7];&quot;Blue&quot;;&quot;Green&quot;)))" office:value-type="float" office:value="0.0215" calcext:value-type="float">
            <text:p>0.0215</text:p>
          </table:table-cell>
          <table:table-cell table:style-name="ce125" table:formula="of:=[raw.BH7]+ORG.OPENOFFICE.STYLE(IF([raw.K7]&lt;[raw.BI7];&quot;Red&quot;;IF([raw.K7]&gt;[raw.BJ7];&quot;Blue&quot;;&quot;Green&quot;)))" office:value-type="float" office:value="0.018155936880975" calcext:value-type="float">
            <text:p>0.0182</text:p>
          </table:table-cell>
          <table:table-cell table:style-name="ce137" table:formula="of:=[raw.BK7]+ORG.OPENOFFICE.STYLE(IF([raw.K7]&lt;[raw.BL7];&quot;Red&quot;;IF([raw.K7]&gt;[raw.BM7];&quot;Blue&quot;;&quot;Green&quot;)))" office:value-type="float" office:value="0.0151416952595747" calcext:value-type="float">
            <text:p>0.0151</text:p>
          </table:table-cell>
          <table:table-cell table:style-name="ce132" table:formula="of:=[raw.BN7]+ORG.OPENOFFICE.STYLE(IF([raw.K7]&lt;[raw.BO7];&quot;Red&quot;;IF([raw.K7]&gt;[raw.BP7];&quot;Blue&quot;;&quot;Green&quot;)))" office:value-type="float" office:value="0.0056382648488015" calcext:value-type="float">
            <text:p>0.0056</text:p>
          </table:table-cell>
        </table:table-row>
        <table:table-row table:style-name="ro1">
          <table:table-cell table:style-name="ce7" table:formula="of:=[$raw.A8]" office:value-type="string" office:string-value="bh_posdep_posonly_fdp" calcext:value-type="string">
            <text:p>bh_posdep_posonly_fdp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0.25" calcext:value-type="float">
            <text:p>0.25</text:p>
          </table:table-cell>
          <table:table-cell table:style-name="ce18" table:formula="of:=[$raw.F8]" office:value-type="string" office:string-value="BH1995" calcext:value-type="string">
            <text:p>BH1995</text:p>
          </table:table-cell>
          <table:table-cell table:style-name="ce32" table:formula="of:=[raw.N8]+ORG.OPENOFFICE.STYLE(IF([raw.K8]&lt;[raw.O8];&quot;Red&quot;;IF([raw.K8]&gt;[raw.P8];&quot;Blue&quot;;&quot;Green&quot;)))" office:value-type="float" office:value="0.0431904032621845" calcext:value-type="float">
            <text:p>0.0432</text:p>
          </table:table-cell>
          <table:table-cell table:style-name="ce46" table:formula="of:=[raw.Q8]+ORG.OPENOFFICE.STYLE(IF([raw.K8]&lt;[raw.R8];&quot;Red&quot;;IF([raw.K8]&gt;[raw.S8];&quot;Blue&quot;;&quot;Green&quot;)))" office:value-type="float" office:value="0.0387995752685987" calcext:value-type="float">
            <text:p>0.0388</text:p>
          </table:table-cell>
          <table:table-cell table:style-name="ce46" table:formula="of:=[raw.T8]+ORG.OPENOFFICE.STYLE(IF([raw.K8]&lt;[raw.U8];&quot;Red&quot;;IF([raw.K8]&gt;[raw.V8];&quot;Blue&quot;;&quot;Green&quot;)))" office:value-type="float" office:value="0.0387995752685987" calcext:value-type="float">
            <text:p>0.0388</text:p>
          </table:table-cell>
          <table:table-cell table:style-name="ce49" table:formula="of:=[raw.W8]+ORG.OPENOFFICE.STYLE(IF([raw.K8]&lt;[raw.X8];&quot;Red&quot;;IF([raw.K8]&gt;[raw.Y8];&quot;Blue&quot;;&quot;Green&quot;)))" office:value-type="float" office:value="0.0272287049801383" calcext:value-type="float">
            <text:p>0.0272</text:p>
          </table:table-cell>
          <table:table-cell table:style-name="ce49" table:formula="of:=[raw.Z8]+ORG.OPENOFFICE.STYLE(IF([raw.K8]&lt;[raw.AA8];&quot;Red&quot;;IF([raw.K8]&gt;[raw.AB8];&quot;Blue&quot;;&quot;Green&quot;)))" office:value-type="float" office:value="0.0240643044544412" calcext:value-type="float">
            <text:p>0.0241</text:p>
          </table:table-cell>
          <table:table-cell table:style-name="ce65" table:formula="of:=[raw.AC8]+ORG.OPENOFFICE.STYLE(IF([raw.K8]&lt;[raw.AD8];&quot;Red&quot;;IF([raw.K8]&gt;[raw.AE8];&quot;Blue&quot;;&quot;Green&quot;)))" office:value-type="float" office:value="0.0144494628487344" calcext:value-type="float">
            <text:p>0.0144</text:p>
          </table:table-cell>
          <table:table-cell table:style-name="ce32" table:formula="of:=[raw.AF8]+ORG.OPENOFFICE.STYLE(IF([raw.K8]&lt;[raw.AG8];&quot;Red&quot;;IF([raw.K8]&gt;[raw.AH8];&quot;Blue&quot;;&quot;Green&quot;)))" office:value-type="float" office:value="0.038839017411823" calcext:value-type="float">
            <text:p>0.0388</text:p>
          </table:table-cell>
          <table:table-cell table:style-name="ce49" table:formula="of:=[raw.AI8]+ORG.OPENOFFICE.STYLE(IF([raw.K8]&lt;[raw.AJ8];&quot;Red&quot;;IF([raw.K8]&gt;[raw.AK8];&quot;Blue&quot;;&quot;Green&quot;)))" office:value-type="float" office:value="0.0197154629486706" calcext:value-type="float">
            <text:p>0.0197</text:p>
          </table:table-cell>
          <table:table-cell table:style-name="ce49" table:formula="of:=[raw.AL8]+ORG.OPENOFFICE.STYLE(IF([raw.K8]&lt;[raw.AM8];&quot;Red&quot;;IF([raw.K8]&gt;[raw.AN8];&quot;Blue&quot;;&quot;Green&quot;)))" office:value-type="float" office:value="0.0197154629486706" calcext:value-type="float">
            <text:p>0.0197</text:p>
          </table:table-cell>
          <table:table-cell table:style-name="ce46" table:formula="of:=[raw.AO8]+ORG.OPENOFFICE.STYLE(IF([raw.K8]&lt;[raw.AP8];&quot;Red&quot;;IF([raw.K8]&gt;[raw.AQ8];&quot;Blue&quot;;&quot;Green&quot;)))" office:value-type="float" office:value="0.0250960914677359" calcext:value-type="float">
            <text:p>0.0251</text:p>
          </table:table-cell>
          <table:table-cell table:style-name="ce46" table:formula="of:=[raw.AR8]+ORG.OPENOFFICE.STYLE(IF([raw.K8]&lt;[raw.AS8];&quot;Red&quot;;IF([raw.K8]&gt;[raw.AT8];&quot;Blue&quot;;&quot;Green&quot;)))" office:value-type="float" office:value="0.0197129186040797" calcext:value-type="float">
            <text:p>0.0197</text:p>
          </table:table-cell>
          <table:table-cell table:style-name="ce65" table:formula="of:=[raw.AU8]+ORG.OPENOFFICE.STYLE(IF([raw.K8]&lt;[raw.AV8];&quot;Red&quot;;IF([raw.K8]&gt;[raw.AW8];&quot;Blue&quot;;&quot;Green&quot;)))" office:value-type="float" office:value="0.012316849336332" calcext:value-type="float">
            <text:p>0.0123</text:p>
          </table:table-cell>
          <table:table-cell table:style-name="ce106" table:formula="of:=[raw.AX8]+ORG.OPENOFFICE.STYLE(IF([raw.K8]&lt;[raw.AY8];&quot;Red&quot;;IF([raw.K8]&gt;[raw.AZ8];&quot;Blue&quot;;&quot;Green&quot;)))" office:value-type="float" office:value="0.026" calcext:value-type="float">
            <text:p>0.0260</text:p>
          </table:table-cell>
          <table:table-cell table:style-name="ce124" table:formula="of:=[raw.BA8]+ORG.OPENOFFICE.STYLE(IF([raw.K8]&lt;[raw.BB8];&quot;Red&quot;;IF([raw.K8]&gt;[raw.BC8];&quot;Blue&quot;;&quot;Green&quot;)))" office:value-type="float" office:value="0.686" calcext:value-type="float">
            <text:p>0.6860</text:p>
          </table:table-cell>
          <table:table-cell table:style-name="ce124" table:formula="of:=[raw.BD8]+ORG.OPENOFFICE.STYLE(IF([raw.K8]&lt;[raw.BF8];&quot;Red&quot;;IF([raw.K8]&gt;[raw.BG8];&quot;Blue&quot;;&quot;Green&quot;)))" office:value-type="float" office:value="0.686" calcext:value-type="float">
            <text:p>0.6860</text:p>
          </table:table-cell>
          <table:table-cell table:style-name="ce125" table:formula="of:=[raw.BH8]+ORG.OPENOFFICE.STYLE(IF([raw.K8]&lt;[raw.BI8];&quot;Red&quot;;IF([raw.K8]&gt;[raw.BJ8];&quot;Blue&quot;;&quot;Green&quot;)))" office:value-type="float" office:value="0.015998832792771" calcext:value-type="float">
            <text:p>0.0160</text:p>
          </table:table-cell>
          <table:table-cell table:style-name="ce137" table:formula="of:=[raw.BK8]+ORG.OPENOFFICE.STYLE(IF([raw.K8]&lt;[raw.BL8];&quot;Red&quot;;IF([raw.K8]&gt;[raw.BM8];&quot;Blue&quot;;&quot;Green&quot;)))" office:value-type="float" office:value="0.0190239779222221" calcext:value-type="float">
            <text:p>0.0190</text:p>
          </table:table-cell>
          <table:table-cell table:style-name="ce132" table:formula="of:=[raw.BN8]+ORG.OPENOFFICE.STYLE(IF([raw.K8]&lt;[raw.BO8];&quot;Red&quot;;IF([raw.K8]&gt;[raw.BP8];&quot;Blue&quot;;&quot;Green&quot;)))" office:value-type="float" office:value="0.015998832792771" calcext:value-type="float">
            <text:p>0.0160</text:p>
          </table:table-cell>
        </table:table-row>
        <table:table-row table:style-name="ro1">
          <table:table-cell table:style-name="ce7" table:formula="of:=[$raw.A9]" office:value-type="string" office:string-value="bh_posdep_negonly_fdp" calcext:value-type="string">
            <text:p>bh_posdep_negonly_fdp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0.25" calcext:value-type="float">
            <text:p>0.25</text:p>
          </table:table-cell>
          <table:table-cell table:style-name="ce18" table:formula="of:=[$raw.F9]" office:value-type="string" office:string-value="BH1995" calcext:value-type="string">
            <text:p>BH1995</text:p>
          </table:table-cell>
          <table:table-cell table:style-name="ce32" table:formula="of:=[raw.N9]+ORG.OPENOFFICE.STYLE(IF([raw.K9]&lt;[raw.O9];&quot;Red&quot;;IF([raw.K9]&gt;[raw.P9];&quot;Blue&quot;;&quot;Green&quot;)))" office:value-type="float" office:value="0.0447786633111852" calcext:value-type="float">
            <text:p>0.0448</text:p>
          </table:table-cell>
          <table:table-cell table:style-name="ce46" table:formula="of:=[raw.Q9]+ORG.OPENOFFICE.STYLE(IF([raw.K9]&lt;[raw.R9];&quot;Red&quot;;IF([raw.K9]&gt;[raw.S9];&quot;Blue&quot;;&quot;Green&quot;)))" office:value-type="float" office:value="0.0418787723055879" calcext:value-type="float">
            <text:p>0.0419</text:p>
          </table:table-cell>
          <table:table-cell table:style-name="ce46" table:formula="of:=[raw.T9]+ORG.OPENOFFICE.STYLE(IF([raw.K9]&lt;[raw.U9];&quot;Red&quot;;IF([raw.K9]&gt;[raw.V9];&quot;Blue&quot;;&quot;Green&quot;)))" office:value-type="float" office:value="0.0418787723055879" calcext:value-type="float">
            <text:p>0.0419</text:p>
          </table:table-cell>
          <table:table-cell table:style-name="ce49" table:formula="of:=[raw.W9]+ORG.OPENOFFICE.STYLE(IF([raw.K9]&lt;[raw.X9];&quot;Red&quot;;IF([raw.K9]&gt;[raw.Y9];&quot;Blue&quot;;&quot;Green&quot;)))" office:value-type="float" office:value="0.0286401526901456" calcext:value-type="float">
            <text:p>0.0286</text:p>
          </table:table-cell>
          <table:table-cell table:style-name="ce49" table:formula="of:=[raw.Z9]+ORG.OPENOFFICE.STYLE(IF([raw.K9]&lt;[raw.AA9];&quot;Red&quot;;IF([raw.K9]&gt;[raw.AB9];&quot;Blue&quot;;&quot;Green&quot;)))" office:value-type="float" office:value="0.0267401417080006" calcext:value-type="float">
            <text:p>0.0267</text:p>
          </table:table-cell>
          <table:table-cell table:style-name="ce65" table:formula="of:=[raw.AC9]+ORG.OPENOFFICE.STYLE(IF([raw.K9]&lt;[raw.AD9];&quot;Red&quot;;IF([raw.K9]&gt;[raw.AE9];&quot;Blue&quot;;&quot;Green&quot;)))" office:value-type="float" office:value="0.0164628798398535" calcext:value-type="float">
            <text:p>0.0165</text:p>
          </table:table-cell>
          <table:table-cell table:style-name="ce32" table:formula="of:=[raw.AF9]+ORG.OPENOFFICE.STYLE(IF([raw.K9]&lt;[raw.AG9];&quot;Red&quot;;IF([raw.K9]&gt;[raw.AH9];&quot;Blue&quot;;&quot;Green&quot;)))" office:value-type="float" office:value="0.027" calcext:value-type="float">
            <text:p>0.0270</text:p>
          </table:table-cell>
          <table:table-cell table:style-name="ce78" table:formula="of:=[raw.AI9]+ORG.OPENOFFICE.STYLE(IF([raw.K9]&lt;[raw.AJ9];&quot;Red&quot;;IF([raw.K9]&gt;[raw.AK9];&quot;Blue&quot;;&quot;Green&quot;)))" office:value-type="float" office:value="0.6965" calcext:value-type="float">
            <text:p>0.6965</text:p>
          </table:table-cell>
          <table:table-cell table:style-name="ce78" table:formula="of:=[raw.AL9]+ORG.OPENOFFICE.STYLE(IF([raw.K9]&lt;[raw.AM9];&quot;Red&quot;;IF([raw.K9]&gt;[raw.AN9];&quot;Blue&quot;;&quot;Green&quot;)))" office:value-type="float" office:value="0.6965" calcext:value-type="float">
            <text:p>0.6965</text:p>
          </table:table-cell>
          <table:table-cell table:style-name="ce46" table:formula="of:=[raw.AO9]+ORG.OPENOFFICE.STYLE(IF([raw.K9]&lt;[raw.AP9];&quot;Red&quot;;IF([raw.K9]&gt;[raw.AQ9];&quot;Blue&quot;;&quot;Green&quot;)))" office:value-type="float" office:value="0.0215" calcext:value-type="float">
            <text:p>0.0215</text:p>
          </table:table-cell>
          <table:table-cell table:style-name="ce46" table:formula="of:=[raw.AR9]+ORG.OPENOFFICE.STYLE(IF([raw.K9]&lt;[raw.AS9];&quot;Red&quot;;IF([raw.K9]&gt;[raw.AT9];&quot;Blue&quot;;&quot;Green&quot;)))" office:value-type="float" office:value="0.027" calcext:value-type="float">
            <text:p>0.0270</text:p>
          </table:table-cell>
          <table:table-cell table:style-name="ce65" table:formula="of:=[raw.AU9]+ORG.OPENOFFICE.STYLE(IF([raw.K9]&lt;[raw.AV9];&quot;Red&quot;;IF([raw.K9]&gt;[raw.AW9];&quot;Blue&quot;;&quot;Green&quot;)))" office:value-type="float" office:value="0.0215" calcext:value-type="float">
            <text:p>0.0215</text:p>
          </table:table-cell>
          <table:table-cell table:style-name="ce106" table:formula="of:=[raw.AX9]+ORG.OPENOFFICE.STYLE(IF([raw.K9]&lt;[raw.AY9];&quot;Red&quot;;IF([raw.K9]&gt;[raw.AZ9];&quot;Blue&quot;;&quot;Green&quot;)))" office:value-type="float" office:value="0.0388646387812426" calcext:value-type="float">
            <text:p>0.0389</text:p>
          </table:table-cell>
          <table:table-cell table:style-name="ce125" table:formula="of:=[raw.BA9]+ORG.OPENOFFICE.STYLE(IF([raw.K9]&lt;[raw.BB9];&quot;Red&quot;;IF([raw.K9]&gt;[raw.BC9];&quot;Blue&quot;;&quot;Green&quot;)))" office:value-type="float" office:value="0.0208549431329008" calcext:value-type="float">
            <text:p>0.0209</text:p>
          </table:table-cell>
          <table:table-cell table:style-name="ce125" table:formula="of:=[raw.BD9]+ORG.OPENOFFICE.STYLE(IF([raw.K9]&lt;[raw.BF9];&quot;Red&quot;;IF([raw.K9]&gt;[raw.BG9];&quot;Blue&quot;;&quot;Green&quot;)))" office:value-type="float" office:value="0.0208549431329008" calcext:value-type="float">
            <text:p>0.0209</text:p>
          </table:table-cell>
          <table:table-cell table:style-name="ce125" table:formula="of:=[raw.BH9]+ORG.OPENOFFICE.STYLE(IF([raw.K9]&lt;[raw.BI9];&quot;Red&quot;;IF([raw.K9]&gt;[raw.BJ9];&quot;Blue&quot;;&quot;Green&quot;)))" office:value-type="float" office:value="0.0241922226423953" calcext:value-type="float">
            <text:p>0.0242</text:p>
          </table:table-cell>
          <table:table-cell table:style-name="ce137" table:formula="of:=[raw.BK9]+ORG.OPENOFFICE.STYLE(IF([raw.K9]&lt;[raw.BL9];&quot;Red&quot;;IF([raw.K9]&gt;[raw.BM9];&quot;Blue&quot;;&quot;Green&quot;)))" office:value-type="float" office:value="0.0190950891335304" calcext:value-type="float">
            <text:p>0.0191</text:p>
          </table:table-cell>
          <table:table-cell table:style-name="ce132" table:formula="of:=[raw.BN9]+ORG.OPENOFFICE.STYLE(IF([raw.K9]&lt;[raw.BO9];&quot;Red&quot;;IF([raw.K9]&gt;[raw.BP9];&quot;Blue&quot;;&quot;Green&quot;)))" office:value-type="float" office:value="0.012685601162845" calcext:value-type="float">
            <text:p>0.0127</text:p>
          </table:table-cell>
        </table:table-row>
        <table:table-row table:style-name="ro1">
          <table:table-cell table:style-name="ce7" table:formula="of:=[$raw.A10]" office:value-type="string" office:string-value="bh_posdep_balanced_fdp" calcext:value-type="string">
            <text:p>bh_posdep_balanced_fdp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0.25" calcext:value-type="float">
            <text:p>0.25</text:p>
          </table:table-cell>
          <table:table-cell table:style-name="ce18" table:formula="of:=[$raw.F10]" office:value-type="string" office:string-value="BH1995" calcext:value-type="string">
            <text:p>BH1995</text:p>
          </table:table-cell>
          <table:table-cell table:style-name="ce32" table:formula="of:=[raw.N10]+ORG.OPENOFFICE.STYLE(IF([raw.K10]&lt;[raw.O10];&quot;Red&quot;;IF([raw.K10]&gt;[raw.P10];&quot;Blue&quot;;&quot;Green&quot;)))" office:value-type="float" office:value="0.0379121478881751" calcext:value-type="float">
            <text:p>0.0379</text:p>
          </table:table-cell>
          <table:table-cell table:style-name="ce46" table:formula="of:=[raw.Q10]+ORG.OPENOFFICE.STYLE(IF([raw.K10]&lt;[raw.R10];&quot;Red&quot;;IF([raw.K10]&gt;[raw.S10];&quot;Blue&quot;;&quot;Green&quot;)))" office:value-type="float" office:value="0.0272087981175028" calcext:value-type="float">
            <text:p>0.0272</text:p>
          </table:table-cell>
          <table:table-cell table:style-name="ce46" table:formula="of:=[raw.T10]+ORG.OPENOFFICE.STYLE(IF([raw.K10]&lt;[raw.U10];&quot;Red&quot;;IF([raw.K10]&gt;[raw.V10];&quot;Blue&quot;;&quot;Green&quot;)))" office:value-type="float" office:value="0.0272087981175028" calcext:value-type="float">
            <text:p>0.0272</text:p>
          </table:table-cell>
          <table:table-cell table:style-name="ce49" table:formula="of:=[raw.W10]+ORG.OPENOFFICE.STYLE(IF([raw.K10]&lt;[raw.X10];&quot;Red&quot;;IF([raw.K10]&gt;[raw.Y10];&quot;Blue&quot;;&quot;Green&quot;)))" office:value-type="float" office:value="0.029441711266896" calcext:value-type="float">
            <text:p>0.0294</text:p>
          </table:table-cell>
          <table:table-cell table:style-name="ce49" table:formula="of:=[raw.Z10]+ORG.OPENOFFICE.STYLE(IF([raw.K10]&lt;[raw.AA10];&quot;Red&quot;;IF([raw.K10]&gt;[raw.AB10];&quot;Blue&quot;;&quot;Green&quot;)))" office:value-type="float" office:value="0.0374994567117604" calcext:value-type="float">
            <text:p>0.0375</text:p>
          </table:table-cell>
          <table:table-cell table:style-name="ce65" table:formula="of:=[raw.AC10]+ORG.OPENOFFICE.STYLE(IF([raw.K10]&lt;[raw.AD10];&quot;Red&quot;;IF([raw.K10]&gt;[raw.AE10];&quot;Blue&quot;;&quot;Green&quot;)))" office:value-type="float" office:value="0.0291910728556745" calcext:value-type="float">
            <text:p>0.0292</text:p>
          </table:table-cell>
          <table:table-cell table:style-name="ce32" table:formula="of:=[raw.AF10]+ORG.OPENOFFICE.STYLE(IF([raw.K10]&lt;[raw.AG10];&quot;Red&quot;;IF([raw.K10]&gt;[raw.AH10];&quot;Blue&quot;;&quot;Green&quot;)))" office:value-type="float" office:value="0.0242588821408097" calcext:value-type="float">
            <text:p>0.0243</text:p>
          </table:table-cell>
          <table:table-cell table:style-name="ce49" table:formula="of:=[raw.AI10]+ORG.OPENOFFICE.STYLE(IF([raw.K10]&lt;[raw.AJ10];&quot;Red&quot;;IF([raw.K10]&gt;[raw.AK10];&quot;Blue&quot;;&quot;Green&quot;)))" office:value-type="float" office:value="0.0193158845525839" calcext:value-type="float">
            <text:p>0.0193</text:p>
          </table:table-cell>
          <table:table-cell table:style-name="ce49" table:formula="of:=[raw.AL10]+ORG.OPENOFFICE.STYLE(IF([raw.K10]&lt;[raw.AM10];&quot;Red&quot;;IF([raw.K10]&gt;[raw.AN10];&quot;Blue&quot;;&quot;Green&quot;)))" office:value-type="float" office:value="0.0193158845525839" calcext:value-type="float">
            <text:p>0.0193</text:p>
          </table:table-cell>
          <table:table-cell table:style-name="ce46" table:formula="of:=[raw.AO10]+ORG.OPENOFFICE.STYLE(IF([raw.K10]&lt;[raw.AP10];&quot;Red&quot;;IF([raw.K10]&gt;[raw.AQ10];&quot;Blue&quot;;&quot;Green&quot;)))" office:value-type="float" office:value="0.0201330135586577" calcext:value-type="float">
            <text:p>0.0201</text:p>
          </table:table-cell>
          <table:table-cell table:style-name="ce46" table:formula="of:=[raw.AR10]+ORG.OPENOFFICE.STYLE(IF([raw.K10]&lt;[raw.AS10];&quot;Red&quot;;IF([raw.K10]&gt;[raw.AT10];&quot;Blue&quot;;&quot;Green&quot;)))" office:value-type="float" office:value="0.0240965029151112" calcext:value-type="float">
            <text:p>0.0241</text:p>
          </table:table-cell>
          <table:table-cell table:style-name="ce65" table:formula="of:=[raw.AU10]+ORG.OPENOFFICE.STYLE(IF([raw.K10]&lt;[raw.AV10];&quot;Red&quot;;IF([raw.K10]&gt;[raw.AW10];&quot;Blue&quot;;&quot;Green&quot;)))" office:value-type="float" office:value="0.0200726708659924" calcext:value-type="float">
            <text:p>0.0201</text:p>
          </table:table-cell>
          <table:table-cell table:style-name="ce106" table:formula="of:=[raw.AX10]+ORG.OPENOFFICE.STYLE(IF([raw.K10]&lt;[raw.AY10];&quot;Red&quot;;IF([raw.K10]&gt;[raw.AZ10];&quot;Blue&quot;;&quot;Green&quot;)))" office:value-type="float" office:value="0.0278354528755293" calcext:value-type="float">
            <text:p>0.0278</text:p>
          </table:table-cell>
          <table:table-cell table:style-name="ce125" table:formula="of:=[raw.BA10]+ORG.OPENOFFICE.STYLE(IF([raw.K10]&lt;[raw.BB10];&quot;Red&quot;;IF([raw.K10]&gt;[raw.BC10];&quot;Blue&quot;;&quot;Green&quot;)))" office:value-type="float" office:value="0.0224232295127001" calcext:value-type="float">
            <text:p>0.0224</text:p>
          </table:table-cell>
          <table:table-cell table:style-name="ce125" table:formula="of:=[raw.BD10]+ORG.OPENOFFICE.STYLE(IF([raw.K10]&lt;[raw.BF10];&quot;Red&quot;;IF([raw.K10]&gt;[raw.BG10];&quot;Blue&quot;;&quot;Green&quot;)))" office:value-type="float" office:value="0.0224232295127001" calcext:value-type="float">
            <text:p>0.0224</text:p>
          </table:table-cell>
          <table:table-cell table:style-name="ce125" table:formula="of:=[raw.BH10]+ORG.OPENOFFICE.STYLE(IF([raw.K10]&lt;[raw.BI10];&quot;Red&quot;;IF([raw.K10]&gt;[raw.BJ10];&quot;Blue&quot;;&quot;Green&quot;)))" office:value-type="float" office:value="0.0217500774456547" calcext:value-type="float">
            <text:p>0.0218</text:p>
          </table:table-cell>
          <table:table-cell table:style-name="ce137" table:formula="of:=[raw.BK10]+ORG.OPENOFFICE.STYLE(IF([raw.K10]&lt;[raw.BL10];&quot;Red&quot;;IF([raw.K10]&gt;[raw.BM10];&quot;Blue&quot;;&quot;Green&quot;)))" office:value-type="float" office:value="0.0256852448902323" calcext:value-type="float">
            <text:p>0.0257</text:p>
          </table:table-cell>
          <table:table-cell table:style-name="ce132" table:formula="of:=[raw.BN10]+ORG.OPENOFFICE.STYLE(IF([raw.K10]&lt;[raw.BO10];&quot;Red&quot;;IF([raw.K10]&gt;[raw.BP10];&quot;Blue&quot;;&quot;Green&quot;)))" office:value-type="float" office:value="0.0216302817491476" calcext:value-type="float">
            <text:p>0.0216</text:p>
          </table:table-cell>
        </table:table-row>
        <table:table-row table:style-name="ro1">
          <table:table-cell table:style-name="ce7" table:formula="of:=[$raw.A11]" office:value-type="string" office:string-value="bh_posdep_unbalanced_fdp" calcext:value-type="string">
            <text:p>bh_posdep_unbalanced_fdp</text:p>
          </table:table-cell>
          <table:table-cell table:style-name="ce18" table:formula="of:=[$raw.B11]" office:value-type="float" office:value="10" calcext:value-type="float">
            <text:p>10</text:p>
          </table:table-cell>
          <table:table-cell table:style-name="ce18" table:formula="of:=[$raw.C11]" office:value-type="float" office:value="0.1" calcext:value-type="float">
            <text:p>0.1</text:p>
          </table:table-cell>
          <table:table-cell table:style-name="ce18" table:formula="of:=[$raw.D11]" office:value-type="float" office:value="0.4" calcext:value-type="float">
            <text:p>0.4</text:p>
          </table:table-cell>
          <table:table-cell table:style-name="ce18" table:formula="of:=[$raw.E11]" office:value-type="float" office:value="0.25" calcext:value-type="float">
            <text:p>0.25</text:p>
          </table:table-cell>
          <table:table-cell table:style-name="ce18" table:formula="of:=[$raw.F11]" office:value-type="string" office:string-value="BH1995" calcext:value-type="string">
            <text:p>BH1995</text:p>
          </table:table-cell>
          <table:table-cell table:style-name="ce32" table:formula="of:=[raw.N11]+ORG.OPENOFFICE.STYLE(IF([raw.K11]&lt;[raw.O11];&quot;Red&quot;;IF([raw.K11]&gt;[raw.P11];&quot;Blue&quot;;&quot;Green&quot;)))" office:value-type="float" office:value="0.0344222193165718" calcext:value-type="float">
            <text:p>0.0344</text:p>
          </table:table-cell>
          <table:table-cell table:style-name="ce49" table:formula="of:=[raw.Q11]+ORG.OPENOFFICE.STYLE(IF([raw.K11]&lt;[raw.R11];&quot;Red&quot;;IF([raw.K11]&gt;[raw.S11];&quot;Blue&quot;;&quot;Green&quot;)))" office:value-type="float" office:value="0.026979234440428" calcext:value-type="float">
            <text:p>0.0270</text:p>
          </table:table-cell>
          <table:table-cell table:style-name="ce49" table:formula="of:=[raw.T11]+ORG.OPENOFFICE.STYLE(IF([raw.K11]&lt;[raw.U11];&quot;Red&quot;;IF([raw.K11]&gt;[raw.V11];&quot;Blue&quot;;&quot;Green&quot;)))" office:value-type="float" office:value="0.026979234440428" calcext:value-type="float">
            <text:p>0.0270</text:p>
          </table:table-cell>
          <table:table-cell table:style-name="ce49" table:formula="of:=[raw.W11]+ORG.OPENOFFICE.STYLE(IF([raw.K11]&lt;[raw.X11];&quot;Red&quot;;IF([raw.K11]&gt;[raw.Y11];&quot;Blue&quot;;&quot;Green&quot;)))" office:value-type="float" office:value="0.026171764942619" calcext:value-type="float">
            <text:p>0.0262</text:p>
          </table:table-cell>
          <table:table-cell table:style-name="ce49" table:formula="of:=[raw.Z11]+ORG.OPENOFFICE.STYLE(IF([raw.K11]&lt;[raw.AA11];&quot;Red&quot;;IF([raw.K11]&gt;[raw.AB11];&quot;Blue&quot;;&quot;Green&quot;)))" office:value-type="float" office:value="0.0336790992556424" calcext:value-type="float">
            <text:p>0.0337</text:p>
          </table:table-cell>
          <table:table-cell table:style-name="ce65" table:formula="of:=[raw.AC11]+ORG.OPENOFFICE.STYLE(IF([raw.K11]&lt;[raw.AD11];&quot;Red&quot;;IF([raw.K11]&gt;[raw.AE11];&quot;Blue&quot;;&quot;Green&quot;)))" office:value-type="float" office:value="0.0259453516191831" calcext:value-type="float">
            <text:p>0.0259</text:p>
          </table:table-cell>
          <table:table-cell table:style-name="ce32" table:formula="of:=[raw.AF11]+ORG.OPENOFFICE.STYLE(IF([raw.K11]&lt;[raw.AG11];&quot;Red&quot;;IF([raw.K11]&gt;[raw.AH11];&quot;Blue&quot;;&quot;Green&quot;)))" office:value-type="float" office:value="0.0240405179599397" calcext:value-type="float">
            <text:p>0.0240</text:p>
          </table:table-cell>
          <table:table-cell table:style-name="ce49" table:formula="of:=[raw.AI11]+ORG.OPENOFFICE.STYLE(IF([raw.K11]&lt;[raw.AJ11];&quot;Red&quot;;IF([raw.K11]&gt;[raw.AK11];&quot;Blue&quot;;&quot;Green&quot;)))" office:value-type="float" office:value="0.0378685602805617" calcext:value-type="float">
            <text:p>0.0379</text:p>
          </table:table-cell>
          <table:table-cell table:style-name="ce49" table:formula="of:=[raw.AL11]+ORG.OPENOFFICE.STYLE(IF([raw.K11]&lt;[raw.AM11];&quot;Red&quot;;IF([raw.K11]&gt;[raw.AN11];&quot;Blue&quot;;&quot;Green&quot;)))" office:value-type="float" office:value="0.0378685602805617" calcext:value-type="float">
            <text:p>0.0379</text:p>
          </table:table-cell>
          <table:table-cell table:style-name="ce49" table:formula="of:=[raw.AO11]+ORG.OPENOFFICE.STYLE(IF([raw.K11]&lt;[raw.AP11];&quot;Red&quot;;IF([raw.K11]&gt;[raw.AQ11];&quot;Blue&quot;;&quot;Green&quot;)))" office:value-type="float" office:value="0.0264926477977193" calcext:value-type="float">
            <text:p>0.0265</text:p>
          </table:table-cell>
          <table:table-cell table:style-name="ce49" table:formula="of:=[raw.AR11]+ORG.OPENOFFICE.STYLE(IF([raw.K11]&lt;[raw.AS11];&quot;Red&quot;;IF([raw.K11]&gt;[raw.AT11];&quot;Blue&quot;;&quot;Green&quot;)))" office:value-type="float" office:value="0.0238480136867732" calcext:value-type="float">
            <text:p>0.0238</text:p>
          </table:table-cell>
          <table:table-cell table:style-name="ce65" table:formula="of:=[raw.AU11]+ORG.OPENOFFICE.STYLE(IF([raw.K11]&lt;[raw.AV11];&quot;Red&quot;;IF([raw.K11]&gt;[raw.AW11];&quot;Blue&quot;;&quot;Green&quot;)))" office:value-type="float" office:value="0.0263380122877525" calcext:value-type="float">
            <text:p>0.0263</text:p>
          </table:table-cell>
          <table:table-cell table:style-name="ce106" table:formula="of:=[raw.AX11]+ORG.OPENOFFICE.STYLE(IF([raw.K11]&lt;[raw.AY11];&quot;Red&quot;;IF([raw.K11]&gt;[raw.AZ11];&quot;Blue&quot;;&quot;Green&quot;)))" office:value-type="float" office:value="0.0261703479816333" calcext:value-type="float">
            <text:p>0.0262</text:p>
          </table:table-cell>
          <table:table-cell table:style-name="ce125" table:formula="of:=[raw.BA11]+ORG.OPENOFFICE.STYLE(IF([raw.K11]&lt;[raw.BB11];&quot;Red&quot;;IF([raw.K11]&gt;[raw.BC11];&quot;Blue&quot;;&quot;Green&quot;)))" office:value-type="float" office:value="0.0158157018546099" calcext:value-type="float">
            <text:p>0.0158</text:p>
          </table:table-cell>
          <table:table-cell table:style-name="ce125" table:formula="of:=[raw.BD11]+ORG.OPENOFFICE.STYLE(IF([raw.K11]&lt;[raw.BF11];&quot;Red&quot;;IF([raw.K11]&gt;[raw.BG11];&quot;Blue&quot;;&quot;Green&quot;)))" office:value-type="float" office:value="0.0158157018546099" calcext:value-type="float">
            <text:p>0.0158</text:p>
          </table:table-cell>
          <table:table-cell table:style-name="ce125" table:formula="of:=[raw.BH11]+ORG.OPENOFFICE.STYLE(IF([raw.K11]&lt;[raw.BI11];&quot;Red&quot;;IF([raw.K11]&gt;[raw.BJ11];&quot;Blue&quot;;&quot;Green&quot;)))" office:value-type="float" office:value="0.016703054676509" calcext:value-type="float">
            <text:p>0.0167</text:p>
          </table:table-cell>
          <table:table-cell table:style-name="ce137" table:formula="of:=[raw.BK11]+ORG.OPENOFFICE.STYLE(IF([raw.K11]&lt;[raw.BL11];&quot;Red&quot;;IF([raw.K11]&gt;[raw.BM11];&quot;Blue&quot;;&quot;Green&quot;)))" office:value-type="float" office:value="0.023966069392824" calcext:value-type="float">
            <text:p>0.0240</text:p>
          </table:table-cell>
          <table:table-cell table:style-name="ce132" table:formula="of:=[raw.BN11]+ORG.OPENOFFICE.STYLE(IF([raw.K11]&lt;[raw.BO11];&quot;Red&quot;;IF([raw.K11]&gt;[raw.BP11];&quot;Blue&quot;;&quot;Green&quot;)))" office:value-type="float" office:value="0.01665721194721" calcext:value-type="float">
            <text:p>0.0167</text:p>
          </table:table-cell>
        </table:table-row>
        <table:table-row table:style-name="ro1">
          <table:table-cell table:style-name="ce3" table:formula="of:=[$raw.A12]" office:value-type="string" office:string-value="bky_indep_null_fdp" calcext:value-type="string">
            <text:p>bky_indep_null_fdp</text:p>
          </table:table-cell>
          <table:table-cell table:style-name="ce16" table:formula="of:=[$raw.B12]" office:value-type="float" office:value="1" calcext:value-type="float">
            <text:p>1</text:p>
          </table:table-cell>
          <table:table-cell table:style-name="ce16" table:formula="of:=[$raw.C12]" office:value-type="float" office:value="0" calcext:value-type="float">
            <text:p>0</text:p>
          </table:table-cell>
          <table:table-cell table:style-name="ce16" table:formula="of:=[$raw.D12]" office:value-type="float" office:value="0" calcext:value-type="float">
            <text:p>0</text:p>
          </table:table-cell>
          <table:table-cell table:style-name="ce16" table:formula="of:=[$raw.E12]" office:value-type="float" office:value="0" calcext:value-type="float">
            <text:p>0</text:p>
          </table:table-cell>
          <table:table-cell table:style-name="ce16" table:formula="of:=[$raw.F12]" office:value-type="string" office:string-value="BKY2006" calcext:value-type="string">
            <text:p>BKY2006</text:p>
          </table:table-cell>
          <table:table-cell table:style-name="ce30" table:formula="of:=[raw.N12]+ORG.OPENOFFICE.STYLE(IF([raw.K12]&lt;[raw.O12];&quot;Red&quot;;IF([raw.K12]&gt;[raw.P12];&quot;Blue&quot;;&quot;Green&quot;)))" office:value-type="float" office:value="0.0935" calcext:value-type="float">
            <text:p>0.0935</text:p>
          </table:table-cell>
          <table:table-cell table:style-name="ce45" table:formula="of:=[raw.Q12]+ORG.OPENOFFICE.STYLE(IF([raw.K12]&lt;[raw.R12];&quot;Red&quot;;IF([raw.K12]&gt;[raw.S12];&quot;Blue&quot;;&quot;Green&quot;)))" office:value-type="float" office:value="0.0495" calcext:value-type="float">
            <text:p>0.0495</text:p>
          </table:table-cell>
          <table:table-cell table:style-name="ce45" table:formula="of:=[raw.T12]+ORG.OPENOFFICE.STYLE(IF([raw.K12]&lt;[raw.U12];&quot;Red&quot;;IF([raw.K12]&gt;[raw.V12];&quot;Blue&quot;;&quot;Green&quot;)))" office:value-type="float" office:value="0.0495" calcext:value-type="float">
            <text:p>0.0495</text:p>
          </table:table-cell>
          <table:table-cell table:style-name="ce54" table:formula="of:=[raw.W12]+ORG.OPENOFFICE.STYLE(IF([raw.K12]&lt;[raw.X12];&quot;Red&quot;;IF([raw.K12]&gt;[raw.Y12];&quot;Blue&quot;;&quot;Green&quot;)))" office:value-type="float" office:value="0.093" calcext:value-type="float">
            <text:p>0.0930</text:p>
          </table:table-cell>
          <table:table-cell table:style-name="ce45" table:formula="of:=[raw.Z12]+ORG.OPENOFFICE.STYLE(IF([raw.K12]&lt;[raw.AA12];&quot;Red&quot;;IF([raw.K12]&gt;[raw.AB12];&quot;Blue&quot;;&quot;Green&quot;)))" office:value-type="float" office:value="0.048" calcext:value-type="float">
            <text:p>0.0480</text:p>
          </table:table-cell>
          <table:table-cell table:style-name="ce62" table:formula="of:=[raw.AC12]+ORG.OPENOFFICE.STYLE(IF([raw.K12]&lt;[raw.AD12];&quot;Red&quot;;IF([raw.K12]&gt;[raw.AE12];&quot;Blue&quot;;&quot;Green&quot;)))" office:value-type="float" office:value="0.049" calcext:value-type="float">
            <text:p>0.0490</text:p>
          </table:table-cell>
          <table:table-cell table:style-name="ce70" table:formula="of:=[raw.AF12]+ORG.OPENOFFICE.STYLE(IF([raw.K12]&lt;[raw.AG12];&quot;Red&quot;;IF([raw.K12]&gt;[raw.AH12];&quot;Blue&quot;;&quot;Green&quot;)))" office:value-type="float" office:value="0.0515" calcext:value-type="float">
            <text:p>0.0515</text:p>
          </table:table-cell>
          <table:table-cell table:style-name="ce75" table:formula="of:=[raw.AI12]+ORG.OPENOFFICE.STYLE(IF([raw.K12]&lt;[raw.AJ12];&quot;Red&quot;;IF([raw.K12]&gt;[raw.AK12];&quot;Blue&quot;;&quot;Green&quot;)))" office:value-type="float" office:value="0.0295" calcext:value-type="float">
            <text:p>0.0295</text:p>
          </table:table-cell>
          <table:table-cell table:style-name="ce75" table:formula="of:=[raw.AL12]+ORG.OPENOFFICE.STYLE(IF([raw.K12]&lt;[raw.AM12];&quot;Red&quot;;IF([raw.K12]&gt;[raw.AN12];&quot;Blue&quot;;&quot;Green&quot;)))" office:value-type="float" office:value="0.0295" calcext:value-type="float">
            <text:p>0.0295</text:p>
          </table:table-cell>
          <table:table-cell table:style-name="ce45" table:formula="of:=[raw.AO12]+ORG.OPENOFFICE.STYLE(IF([raw.K12]&lt;[raw.AP12];&quot;Red&quot;;IF([raw.K12]&gt;[raw.AQ12];&quot;Blue&quot;;&quot;Green&quot;)))" office:value-type="float" office:value="0.0515" calcext:value-type="float">
            <text:p>0.0515</text:p>
          </table:table-cell>
          <table:table-cell table:style-name="ce75" table:formula="of:=[raw.AR12]+ORG.OPENOFFICE.STYLE(IF([raw.K12]&lt;[raw.AS12];&quot;Red&quot;;IF([raw.K12]&gt;[raw.AT12];&quot;Blue&quot;;&quot;Green&quot;)))" office:value-type="float" office:value="0.0295" calcext:value-type="float">
            <text:p>0.0295</text:p>
          </table:table-cell>
          <table:table-cell table:style-name="ce90" table:formula="of:=[raw.AU12]+ORG.OPENOFFICE.STYLE(IF([raw.K12]&lt;[raw.AV12];&quot;Red&quot;;IF([raw.K12]&gt;[raw.AW12];&quot;Blue&quot;;&quot;Green&quot;)))" office:value-type="float" office:value="0.0295" calcext:value-type="float">
            <text:p>0.0295</text:p>
          </table:table-cell>
          <table:table-cell table:style-name="ce100" table:formula="of:=[raw.AX12]+ORG.OPENOFFICE.STYLE(IF([raw.K12]&lt;[raw.AY12];&quot;Red&quot;;IF([raw.K12]&gt;[raw.AZ12];&quot;Blue&quot;;&quot;Green&quot;)))" office:value-type="float" office:value="0.0445" calcext:value-type="float">
            <text:p>0.0445</text:p>
          </table:table-cell>
          <table:table-cell table:style-name="ce121" table:formula="of:=[raw.BA12]+ORG.OPENOFFICE.STYLE(IF([raw.K12]&lt;[raw.BB12];&quot;Red&quot;;IF([raw.K12]&gt;[raw.BC12];&quot;Blue&quot;;&quot;Green&quot;)))" office:value-type="float" office:value="0.0225" calcext:value-type="float">
            <text:p>0.0225</text:p>
          </table:table-cell>
          <table:table-cell table:style-name="ce121" table:formula="of:=[raw.BD12]+ORG.OPENOFFICE.STYLE(IF([raw.K12]&lt;[raw.BF12];&quot;Red&quot;;IF([raw.K12]&gt;[raw.BG12];&quot;Blue&quot;;&quot;Green&quot;)))" office:value-type="float" office:value="0.0225" calcext:value-type="float">
            <text:p>0.0225</text:p>
          </table:table-cell>
          <table:table-cell table:style-name="ce135" table:formula="of:=[raw.BH12]+ORG.OPENOFFICE.STYLE(IF([raw.K12]&lt;[raw.BI12];&quot;Red&quot;;IF([raw.K12]&gt;[raw.BJ12];&quot;Blue&quot;;&quot;Green&quot;)))" office:value-type="float" office:value="0.0350092281251111" calcext:value-type="float">
            <text:p>0.0350</text:p>
          </table:table-cell>
          <table:table-cell table:style-name="ce121" table:formula="of:=[raw.BK12]+ORG.OPENOFFICE.STYLE(IF([raw.K12]&lt;[raw.BL12];&quot;Red&quot;;IF([raw.K12]&gt;[raw.BM12];&quot;Blue&quot;;&quot;Green&quot;)))" office:value-type="float" office:value="0.0147144586579749" calcext:value-type="float">
            <text:p>0.0147</text:p>
          </table:table-cell>
          <table:table-cell table:style-name="ce130" table:formula="of:=[raw.BN12]+ORG.OPENOFFICE.STYLE(IF([raw.K12]&lt;[raw.BO12];&quot;Red&quot;;IF([raw.K12]&gt;[raw.BP12];&quot;Blue&quot;;&quot;Green&quot;)))" office:value-type="float" office:value="0.0155698298983" calcext:value-type="float">
            <text:p>0.0156</text:p>
          </table:table-cell>
        </table:table-row>
        <table:table-row table:style-name="ro1">
          <table:table-cell table:style-name="ce7" table:formula="of:=[$raw.A13]" office:value-type="string" office:string-value="bky_indep_posonly_fdp" calcext:value-type="string">
            <text:p>bky_indep_posonly_fdp</text:p>
          </table:table-cell>
          <table:table-cell table:style-name="ce2" table:formula="of:=[$raw.B13]" office:value-type="float" office:value="2" calcext:value-type="float">
            <text:p>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0" calcext:value-type="float">
            <text:p>0</text:p>
          </table:table-cell>
          <table:table-cell table:style-name="ce18" table:formula="of:=[$raw.F13]" office:value-type="string" office:string-value="BKY2006" calcext:value-type="string">
            <text:p>BKY2006</text:p>
          </table:table-cell>
          <table:table-cell table:style-name="ce32" table:formula="of:=[raw.N13]+ORG.OPENOFFICE.STYLE(IF([raw.K13]&lt;[raw.O13];&quot;Red&quot;;IF([raw.K13]&gt;[raw.P13];&quot;Blue&quot;;&quot;Green&quot;)))" office:value-type="float" office:value="0.0465083875834407" calcext:value-type="float">
            <text:p>0.0465</text:p>
          </table:table-cell>
          <table:table-cell table:style-name="ce46" table:formula="of:=[raw.Q13]+ORG.OPENOFFICE.STYLE(IF([raw.K13]&lt;[raw.R13];&quot;Red&quot;;IF([raw.K13]&gt;[raw.S13];&quot;Blue&quot;;&quot;Green&quot;)))" office:value-type="float" office:value="0.0407576288682465" calcext:value-type="float">
            <text:p>0.0408</text:p>
          </table:table-cell>
          <table:table-cell table:style-name="ce46" table:formula="of:=[raw.T13]+ORG.OPENOFFICE.STYLE(IF([raw.K13]&lt;[raw.U13];&quot;Red&quot;;IF([raw.K13]&gt;[raw.V13];&quot;Blue&quot;;&quot;Green&quot;)))" office:value-type="float" office:value="0.0449587624958057" calcext:value-type="float">
            <text:p>0.0450</text:p>
          </table:table-cell>
          <table:table-cell table:style-name="ce49" table:formula="of:=[raw.W13]+ORG.OPENOFFICE.STYLE(IF([raw.K13]&lt;[raw.X13];&quot;Red&quot;;IF([raw.K13]&gt;[raw.Y13];&quot;Blue&quot;;&quot;Green&quot;)))" office:value-type="float" office:value="0.0431451322880748" calcext:value-type="float">
            <text:p>0.0431</text:p>
          </table:table-cell>
          <table:table-cell table:style-name="ce49" table:formula="of:=[raw.Z13]+ORG.OPENOFFICE.STYLE(IF([raw.K13]&lt;[raw.AA13];&quot;Red&quot;;IF([raw.K13]&gt;[raw.AB13];&quot;Blue&quot;;&quot;Green&quot;)))" office:value-type="float" office:value="0.0245153285424148" calcext:value-type="float">
            <text:p>0.0245</text:p>
          </table:table-cell>
          <table:table-cell table:style-name="ce65" table:formula="of:=[raw.AC13]+ORG.OPENOFFICE.STYLE(IF([raw.K13]&lt;[raw.AD13];&quot;Red&quot;;IF([raw.K13]&gt;[raw.AE13];&quot;Blue&quot;;&quot;Green&quot;)))" office:value-type="float" office:value="0.0228074571383515" calcext:value-type="float">
            <text:p>0.0228</text:p>
          </table:table-cell>
          <table:table-cell table:style-name="ce32" table:formula="of:=[raw.AF13]+ORG.OPENOFFICE.STYLE(IF([raw.K13]&lt;[raw.AG13];&quot;Red&quot;;IF([raw.K13]&gt;[raw.AH13];&quot;Blue&quot;;&quot;Green&quot;)))" office:value-type="float" office:value="0.0463757445295718" calcext:value-type="float">
            <text:p>0.0464</text:p>
          </table:table-cell>
          <table:table-cell table:style-name="ce49" table:formula="of:=[raw.AI13]+ORG.OPENOFFICE.STYLE(IF([raw.K13]&lt;[raw.AJ13];&quot;Red&quot;;IF([raw.K13]&gt;[raw.AK13];&quot;Blue&quot;;&quot;Green&quot;)))" office:value-type="float" office:value="0.020790984548127" calcext:value-type="float">
            <text:p>0.0208</text:p>
          </table:table-cell>
          <table:table-cell table:style-name="ce49" table:formula="of:=[raw.AL13]+ORG.OPENOFFICE.STYLE(IF([raw.K13]&lt;[raw.AM13];&quot;Red&quot;;IF([raw.K13]&gt;[raw.AN13];&quot;Blue&quot;;&quot;Green&quot;)))" office:value-type="float" office:value="0.022919218905532" calcext:value-type="float">
            <text:p>0.0229</text:p>
          </table:table-cell>
          <table:table-cell table:style-name="ce46" table:formula="of:=[raw.AO13]+ORG.OPENOFFICE.STYLE(IF([raw.K13]&lt;[raw.AP13];&quot;Red&quot;;IF([raw.K13]&gt;[raw.AQ13];&quot;Blue&quot;;&quot;Green&quot;)))" office:value-type="float" office:value="0.0429659618786612" calcext:value-type="float">
            <text:p>0.0430</text:p>
          </table:table-cell>
          <table:table-cell table:style-name="ce46" table:formula="of:=[raw.AR13]+ORG.OPENOFFICE.STYLE(IF([raw.K13]&lt;[raw.AS13];&quot;Red&quot;;IF([raw.K13]&gt;[raw.AT13];&quot;Blue&quot;;&quot;Green&quot;)))" office:value-type="float" office:value="0.0243826854885459" calcext:value-type="float">
            <text:p>0.0244</text:p>
          </table:table-cell>
          <table:table-cell table:style-name="ce65" table:formula="of:=[raw.AU13]+ORG.OPENOFFICE.STYLE(IF([raw.K13]&lt;[raw.AV13];&quot;Red&quot;;IF([raw.K13]&gt;[raw.AW13];&quot;Blue&quot;;&quot;Green&quot;)))" office:value-type="float" office:value="0.0226282867289378" calcext:value-type="float">
            <text:p>0.0226</text:p>
          </table:table-cell>
          <table:table-cell table:style-name="ce96" table:formula="of:=[raw.AX13]+ORG.OPENOFFICE.STYLE(IF([raw.K13]&lt;[raw.AY13];&quot;Red&quot;;IF([raw.K13]&gt;[raw.AZ13];&quot;Blue&quot;;&quot;Green&quot;)))" office:value-type="float" office:value="0.0495" calcext:value-type="float">
            <text:p>0.0495</text:p>
          </table:table-cell>
          <table:table-cell table:style-name="ce124" table:formula="of:=[raw.BA13]+ORG.OPENOFFICE.STYLE(IF([raw.K13]&lt;[raw.BB13];&quot;Red&quot;;IF([raw.K13]&gt;[raw.BC13];&quot;Blue&quot;;&quot;Green&quot;)))" office:value-type="float" office:value="0.9995" calcext:value-type="float">
            <text:p>0.9995</text:p>
          </table:table-cell>
          <table:table-cell table:style-name="ce124" table:formula="of:=[raw.BD13]+ORG.OPENOFFICE.STYLE(IF([raw.K13]&lt;[raw.BF13];&quot;Red&quot;;IF([raw.K13]&gt;[raw.BG13];&quot;Blue&quot;;&quot;Green&quot;)))" office:value-type="float" office:value="1" calcext:value-type="float">
            <text:p>1.0000</text:p>
          </table:table-cell>
          <table:table-cell table:style-name="ce124" table:formula="of:=[raw.BH13]+ORG.OPENOFFICE.STYLE(IF([raw.K13]&lt;[raw.BI13];&quot;Red&quot;;IF([raw.K13]&gt;[raw.BJ13];&quot;Blue&quot;;&quot;Green&quot;)))" office:value-type="float" office:value="0.0541930242307812" calcext:value-type="float">
            <text:p>0.0542</text:p>
          </table:table-cell>
          <table:table-cell table:style-name="ce136" table:formula="of:=[raw.BK13]+ORG.OPENOFFICE.STYLE(IF([raw.K13]&lt;[raw.BL13];&quot;Red&quot;;IF([raw.K13]&gt;[raw.BM13];&quot;Blue&quot;;&quot;Green&quot;)))" office:value-type="float" office:value="0.0399913173311165" calcext:value-type="float">
            <text:p>0.0400</text:p>
          </table:table-cell>
          <table:table-cell table:style-name="ce142" table:formula="of:=[raw.BN13]+ORG.OPENOFFICE.STYLE(IF([raw.K13]&lt;[raw.BO13];&quot;Red&quot;;IF([raw.K13]&gt;[raw.BP13];&quot;Blue&quot;;&quot;Green&quot;)))" office:value-type="float" office:value="0.0541930242307812" calcext:value-type="float">
            <text:p>0.0542</text:p>
          </table:table-cell>
        </table:table-row>
        <table:table-row table:style-name="ro1">
          <table:table-cell table:style-name="ce7" table:formula="of:=[$raw.A14]" office:value-type="string" office:string-value="bky_indep_negonly_fdp" calcext:value-type="string">
            <text:p>bky_indep_negonly_fdp</text:p>
          </table:table-cell>
          <table:table-cell table:style-name="ce2" table:formula="of:=[$raw.B14]" office:value-type="float" office:value="3" calcext:value-type="float">
            <text:p>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0" calcext:value-type="float">
            <text:p>0</text:p>
          </table:table-cell>
          <table:table-cell table:style-name="ce18" table:formula="of:=[$raw.F14]" office:value-type="string" office:string-value="BKY2006" calcext:value-type="string">
            <text:p>BKY2006</text:p>
          </table:table-cell>
          <table:table-cell table:style-name="ce32" table:formula="of:=[raw.N14]+ORG.OPENOFFICE.STYLE(IF([raw.K14]&lt;[raw.O14];&quot;Red&quot;;IF([raw.K14]&gt;[raw.P14];&quot;Blue&quot;;&quot;Green&quot;)))" office:value-type="float" office:value="0.0481005285685703" calcext:value-type="float">
            <text:p>0.0481</text:p>
          </table:table-cell>
          <table:table-cell table:style-name="ce46" table:formula="of:=[raw.Q14]+ORG.OPENOFFICE.STYLE(IF([raw.K14]&lt;[raw.R14];&quot;Red&quot;;IF([raw.K14]&gt;[raw.S14];&quot;Blue&quot;;&quot;Green&quot;)))" office:value-type="float" office:value="0.0424410934057121" calcext:value-type="float">
            <text:p>0.0424</text:p>
          </table:table-cell>
          <table:table-cell table:style-name="ce46" table:formula="of:=[raw.T14]+ORG.OPENOFFICE.STYLE(IF([raw.K14]&lt;[raw.U14];&quot;Red&quot;;IF([raw.K14]&gt;[raw.V14];&quot;Blue&quot;;&quot;Green&quot;)))" office:value-type="float" office:value="0.0466566429267931" calcext:value-type="float">
            <text:p>0.0467</text:p>
          </table:table-cell>
          <table:table-cell table:style-name="ce49" table:formula="of:=[raw.W14]+ORG.OPENOFFICE.STYLE(IF([raw.K14]&lt;[raw.X14];&quot;Red&quot;;IF([raw.K14]&gt;[raw.Y14];&quot;Blue&quot;;&quot;Green&quot;)))" office:value-type="float" office:value="0.0449483930787754" calcext:value-type="float">
            <text:p>0.0449</text:p>
          </table:table-cell>
          <table:table-cell table:style-name="ce49" table:formula="of:=[raw.Z14]+ORG.OPENOFFICE.STYLE(IF([raw.K14]&lt;[raw.AA14];&quot;Red&quot;;IF([raw.K14]&gt;[raw.AB14];&quot;Blue&quot;;&quot;Green&quot;)))" office:value-type="float" office:value="0.025720248831314" calcext:value-type="float">
            <text:p>0.0257</text:p>
          </table:table-cell>
          <table:table-cell table:style-name="ce65" table:formula="of:=[raw.AC14]+ORG.OPENOFFICE.STYLE(IF([raw.K14]&lt;[raw.AD14];&quot;Red&quot;;IF([raw.K14]&gt;[raw.AE14];&quot;Blue&quot;;&quot;Green&quot;)))" office:value-type="float" office:value="0.0241171836021532" calcext:value-type="float">
            <text:p>0.0241</text:p>
          </table:table-cell>
          <table:table-cell table:style-name="ce32" table:formula="of:=[raw.AF14]+ORG.OPENOFFICE.STYLE(IF([raw.K14]&lt;[raw.AG14];&quot;Red&quot;;IF([raw.K14]&gt;[raw.AH14];&quot;Blue&quot;;&quot;Green&quot;)))" office:value-type="float" office:value="0.0325" calcext:value-type="float">
            <text:p>0.0325</text:p>
          </table:table-cell>
          <table:table-cell table:style-name="ce78" table:formula="of:=[raw.AI14]+ORG.OPENOFFICE.STYLE(IF([raw.K14]&lt;[raw.AJ14];&quot;Red&quot;;IF([raw.K14]&gt;[raw.AK14];&quot;Blue&quot;;&quot;Green&quot;)))" office:value-type="float" office:value="0.9985" calcext:value-type="float">
            <text:p>0.9985</text:p>
          </table:table-cell>
          <table:table-cell table:style-name="ce78" table:formula="of:=[raw.AL14]+ORG.OPENOFFICE.STYLE(IF([raw.K14]&lt;[raw.AM14];&quot;Red&quot;;IF([raw.K14]&gt;[raw.AN14];&quot;Blue&quot;;&quot;Green&quot;)))" office:value-type="float" office:value="0.9995" calcext:value-type="float">
            <text:p>0.9995</text:p>
          </table:table-cell>
          <table:table-cell table:style-name="ce55" table:formula="of:=[raw.AO14]+ORG.OPENOFFICE.STYLE(IF([raw.K14]&lt;[raw.AP14];&quot;Red&quot;;IF([raw.K14]&gt;[raw.AQ14];&quot;Blue&quot;;&quot;Green&quot;)))" office:value-type="float" office:value="0.043" calcext:value-type="float">
            <text:p>0.0430</text:p>
          </table:table-cell>
          <table:table-cell table:style-name="ce46" table:formula="of:=[raw.AR14]+ORG.OPENOFFICE.STYLE(IF([raw.K14]&lt;[raw.AS14];&quot;Red&quot;;IF([raw.K14]&gt;[raw.AT14];&quot;Blue&quot;;&quot;Green&quot;)))" office:value-type="float" office:value="0.0325" calcext:value-type="float">
            <text:p>0.0325</text:p>
          </table:table-cell>
          <table:table-cell table:style-name="ce95" table:formula="of:=[raw.AU14]+ORG.OPENOFFICE.STYLE(IF([raw.K14]&lt;[raw.AV14];&quot;Red&quot;;IF([raw.K14]&gt;[raw.AW14];&quot;Blue&quot;;&quot;Green&quot;)))" office:value-type="float" office:value="0.043" calcext:value-type="float">
            <text:p>0.0430</text:p>
          </table:table-cell>
          <table:table-cell table:style-name="ce106" table:formula="of:=[raw.AX14]+ORG.OPENOFFICE.STYLE(IF([raw.K14]&lt;[raw.AY14];&quot;Red&quot;;IF([raw.K14]&gt;[raw.AZ14];&quot;Blue&quot;;&quot;Green&quot;)))" office:value-type="float" office:value="0.0480189458415272" calcext:value-type="float">
            <text:p>0.0480</text:p>
          </table:table-cell>
          <table:table-cell table:style-name="ce125" table:formula="of:=[raw.BA14]+ORG.OPENOFFICE.STYLE(IF([raw.K14]&lt;[raw.BB14];&quot;Red&quot;;IF([raw.K14]&gt;[raw.BC14];&quot;Blue&quot;;&quot;Green&quot;)))" office:value-type="float" office:value="0.022473188402173" calcext:value-type="float">
            <text:p>0.0225</text:p>
          </table:table-cell>
          <table:table-cell table:style-name="ce125" table:formula="of:=[raw.BD14]+ORG.OPENOFFICE.STYLE(IF([raw.K14]&lt;[raw.BF14];&quot;Red&quot;;IF([raw.K14]&gt;[raw.BG14];&quot;Blue&quot;;&quot;Green&quot;)))" office:value-type="float" office:value="0.0247108143070353" calcext:value-type="float">
            <text:p>0.0247</text:p>
          </table:table-cell>
          <table:table-cell table:style-name="ce125" table:formula="of:=[raw.BH14]+ORG.OPENOFFICE.STYLE(IF([raw.K14]&lt;[raw.BI14];&quot;Red&quot;;IF([raw.K14]&gt;[raw.BJ14];&quot;Blue&quot;;&quot;Green&quot;)))" office:value-type="float" office:value="0.0443768521249922" calcext:value-type="float">
            <text:p>0.0444</text:p>
          </table:table-cell>
          <table:table-cell table:style-name="ce137" table:formula="of:=[raw.BK14]+ORG.OPENOFFICE.STYLE(IF([raw.K14]&lt;[raw.BL14];&quot;Red&quot;;IF([raw.K14]&gt;[raw.BM14];&quot;Blue&quot;;&quot;Green&quot;)))" office:value-type="float" office:value="0.025193113879621" calcext:value-type="float">
            <text:p>0.0252</text:p>
          </table:table-cell>
          <table:table-cell table:style-name="ce132" table:formula="of:=[raw.BN14]+ORG.OPENOFFICE.STYLE(IF([raw.K14]&lt;[raw.BO14];&quot;Red&quot;;IF([raw.K14]&gt;[raw.BP14];&quot;Blue&quot;;&quot;Green&quot;)))" office:value-type="float" office:value="0.0235417011239543" calcext:value-type="float">
            <text:p>0.0235</text:p>
          </table:table-cell>
        </table:table-row>
        <table:table-row table:style-name="ro1">
          <table:table-cell table:style-name="ce7" table:formula="of:=[$raw.A15]" office:value-type="string" office:string-value="bky_indep_balanced_fdp" calcext:value-type="string">
            <text:p>bky_indep_balanced_fdp</text:p>
          </table:table-cell>
          <table:table-cell table:style-name="ce2" table:formula="of:=[$raw.B15]" office:value-type="float" office:value="4" calcext:value-type="float">
            <text:p>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0" calcext:value-type="float">
            <text:p>0</text:p>
          </table:table-cell>
          <table:table-cell table:style-name="ce18" table:formula="of:=[$raw.F15]" office:value-type="string" office:string-value="BKY2006" calcext:value-type="string">
            <text:p>BKY2006</text:p>
          </table:table-cell>
          <table:table-cell table:style-name="ce32" table:formula="of:=[raw.N15]+ORG.OPENOFFICE.STYLE(IF([raw.K15]&lt;[raw.O15];&quot;Red&quot;;IF([raw.K15]&gt;[raw.P15];&quot;Blue&quot;;&quot;Green&quot;)))" office:value-type="float" office:value="0.0317965237896731" calcext:value-type="float">
            <text:p>0.0318</text:p>
          </table:table-cell>
          <table:table-cell table:style-name="ce46" table:formula="of:=[raw.Q15]+ORG.OPENOFFICE.STYLE(IF([raw.K15]&lt;[raw.R15];&quot;Red&quot;;IF([raw.K15]&gt;[raw.S15];&quot;Blue&quot;;&quot;Green&quot;)))" office:value-type="float" office:value="0.0317313238231988" calcext:value-type="float">
            <text:p>0.0317</text:p>
          </table:table-cell>
          <table:table-cell table:style-name="ce46" table:formula="of:=[raw.T15]+ORG.OPENOFFICE.STYLE(IF([raw.K15]&lt;[raw.U15];&quot;Red&quot;;IF([raw.K15]&gt;[raw.V15];&quot;Blue&quot;;&quot;Green&quot;)))" office:value-type="float" office:value="0.0428330101478082" calcext:value-type="float">
            <text:p>0.0428</text:p>
          </table:table-cell>
          <table:table-cell table:style-name="ce49" table:formula="of:=[raw.W15]+ORG.OPENOFFICE.STYLE(IF([raw.K15]&lt;[raw.X15];&quot;Red&quot;;IF([raw.K15]&gt;[raw.Y15];&quot;Blue&quot;;&quot;Green&quot;)))" office:value-type="float" office:value="0.0428701035930821" calcext:value-type="float">
            <text:p>0.0429</text:p>
          </table:table-cell>
          <table:table-cell table:style-name="ce49" table:formula="of:=[raw.Z15]+ORG.OPENOFFICE.STYLE(IF([raw.K15]&lt;[raw.AA15];&quot;Red&quot;;IF([raw.K15]&gt;[raw.AB15];&quot;Blue&quot;;&quot;Green&quot;)))" office:value-type="float" office:value="0.0317965237896731" calcext:value-type="float">
            <text:p>0.0318</text:p>
          </table:table-cell>
          <table:table-cell table:style-name="ce65" table:formula="of:=[raw.AC15]+ORG.OPENOFFICE.STYLE(IF([raw.K15]&lt;[raw.AD15];&quot;Red&quot;;IF([raw.K15]&gt;[raw.AE15];&quot;Blue&quot;;&quot;Green&quot;)))" office:value-type="float" office:value="0.0428701035930821" calcext:value-type="float">
            <text:p>0.0429</text:p>
          </table:table-cell>
          <table:table-cell table:style-name="ce32" table:formula="of:=[raw.AF15]+ORG.OPENOFFICE.STYLE(IF([raw.K15]&lt;[raw.AG15];&quot;Red&quot;;IF([raw.K15]&gt;[raw.AH15];&quot;Blue&quot;;&quot;Green&quot;)))" office:value-type="float" office:value="0.0307079507936491" calcext:value-type="float">
            <text:p>0.0307</text:p>
          </table:table-cell>
          <table:table-cell table:style-name="ce49" table:formula="of:=[raw.AI15]+ORG.OPENOFFICE.STYLE(IF([raw.K15]&lt;[raw.AJ15];&quot;Red&quot;;IF([raw.K15]&gt;[raw.AK15];&quot;Blue&quot;;&quot;Green&quot;)))" office:value-type="float" office:value="0.0306822240624087" calcext:value-type="float">
            <text:p>0.0307</text:p>
          </table:table-cell>
          <table:table-cell table:style-name="ce49" table:formula="of:=[raw.AL15]+ORG.OPENOFFICE.STYLE(IF([raw.K15]&lt;[raw.AM15];&quot;Red&quot;;IF([raw.K15]&gt;[raw.AN15];&quot;Blue&quot;;&quot;Green&quot;)))" office:value-type="float" office:value="0.0418149188751445" calcext:value-type="float">
            <text:p>0.0418</text:p>
          </table:table-cell>
          <table:table-cell table:style-name="ce46" table:formula="of:=[raw.AO15]+ORG.OPENOFFICE.STYLE(IF([raw.K15]&lt;[raw.AP15];&quot;Red&quot;;IF([raw.K15]&gt;[raw.AQ15];&quot;Blue&quot;;&quot;Green&quot;)))" office:value-type="float" office:value="0.0417995730047913" calcext:value-type="float">
            <text:p>0.0418</text:p>
          </table:table-cell>
          <table:table-cell table:style-name="ce46" table:formula="of:=[raw.AR15]+ORG.OPENOFFICE.STYLE(IF([raw.K15]&lt;[raw.AS15];&quot;Red&quot;;IF([raw.K15]&gt;[raw.AT15];&quot;Blue&quot;;&quot;Green&quot;)))" office:value-type="float" office:value="0.0307079507936491" calcext:value-type="float">
            <text:p>0.0307</text:p>
          </table:table-cell>
          <table:table-cell table:style-name="ce65" table:formula="of:=[raw.AU15]+ORG.OPENOFFICE.STYLE(IF([raw.K15]&lt;[raw.AV15];&quot;Red&quot;;IF([raw.K15]&gt;[raw.AW15];&quot;Blue&quot;;&quot;Green&quot;)))" office:value-type="float" office:value="0.0417995730047913" calcext:value-type="float">
            <text:p>0.0418</text:p>
          </table:table-cell>
          <table:table-cell table:style-name="ce106" table:formula="of:=[raw.AX15]+ORG.OPENOFFICE.STYLE(IF([raw.K15]&lt;[raw.AY15];&quot;Red&quot;;IF([raw.K15]&gt;[raw.AZ15];&quot;Blue&quot;;&quot;Green&quot;)))" office:value-type="float" office:value="0.0327826090387301" calcext:value-type="float">
            <text:p>0.0328</text:p>
          </table:table-cell>
          <table:table-cell table:style-name="ce125" table:formula="of:=[raw.BA15]+ORG.OPENOFFICE.STYLE(IF([raw.K15]&lt;[raw.BB15];&quot;Red&quot;;IF([raw.K15]&gt;[raw.BC15];&quot;Blue&quot;;&quot;Green&quot;)))" office:value-type="float" office:value="0.0327219422216779" calcext:value-type="float">
            <text:p>0.0327</text:p>
          </table:table-cell>
          <table:table-cell table:style-name="ce125" table:formula="of:=[raw.BD15]+ORG.OPENOFFICE.STYLE(IF([raw.K15]&lt;[raw.BF15];&quot;Red&quot;;IF([raw.K15]&gt;[raw.BG15];&quot;Blue&quot;;&quot;Green&quot;)))" office:value-type="float" office:value="0.0437775609289974" calcext:value-type="float">
            <text:p>0.0438</text:p>
          </table:table-cell>
          <table:table-cell table:style-name="ce125" table:formula="of:=[raw.BH15]+ORG.OPENOFFICE.STYLE(IF([raw.K15]&lt;[raw.BI15];&quot;Red&quot;;IF([raw.K15]&gt;[raw.BJ15];&quot;Blue&quot;;&quot;Green&quot;)))" office:value-type="float" office:value="0.0433411644625316" calcext:value-type="float">
            <text:p>0.0433</text:p>
          </table:table-cell>
          <table:table-cell table:style-name="ce137" table:formula="of:=[raw.BK15]+ORG.OPENOFFICE.STYLE(IF([raw.K15]&lt;[raw.BL15];&quot;Red&quot;;IF([raw.K15]&gt;[raw.BM15];&quot;Blue&quot;;&quot;Green&quot;)))" office:value-type="float" office:value="0.0323893232658881" calcext:value-type="float">
            <text:p>0.0324</text:p>
          </table:table-cell>
          <table:table-cell table:style-name="ce132" table:formula="of:=[raw.BN15]+ORG.OPENOFFICE.STYLE(IF([raw.K15]&lt;[raw.BO15];&quot;Red&quot;;IF([raw.K15]&gt;[raw.BP15];&quot;Blue&quot;;&quot;Green&quot;)))" office:value-type="float" office:value="0.0433411644625316" calcext:value-type="float">
            <text:p>0.0433</text:p>
          </table:table-cell>
        </table:table-row>
        <table:table-row table:style-name="ro1">
          <table:table-cell table:style-name="ce7" table:formula="of:=[$raw.A16]" office:value-type="string" office:string-value="bky_indep_unbalanced_fdp" calcext:value-type="string">
            <text:p>bky_indep_unbalanced_fdp</text:p>
          </table:table-cell>
          <table:table-cell table:style-name="ce18" table:formula="of:=[$raw.B16]" office:value-type="float" office:value="5" calcext:value-type="float">
            <text:p>5</text:p>
          </table:table-cell>
          <table:table-cell table:style-name="ce18" table:formula="of:=[$raw.C16]" office:value-type="float" office:value="0.1" calcext:value-type="float">
            <text:p>0.1</text:p>
          </table:table-cell>
          <table:table-cell table:style-name="ce18" table:formula="of:=[$raw.D16]" office:value-type="float" office:value="0.4" calcext:value-type="float">
            <text:p>0.4</text:p>
          </table:table-cell>
          <table:table-cell table:style-name="ce18" table:formula="of:=[$raw.E16]" office:value-type="float" office:value="0" calcext:value-type="float">
            <text:p>0</text:p>
          </table:table-cell>
          <table:table-cell table:style-name="ce18" table:formula="of:=[$raw.F16]" office:value-type="string" office:string-value="BKY2006" calcext:value-type="string">
            <text:p>BKY2006</text:p>
          </table:table-cell>
          <table:table-cell table:style-name="ce32" table:formula="of:=[raw.N16]+ORG.OPENOFFICE.STYLE(IF([raw.K16]&lt;[raw.O16];&quot;Red&quot;;IF([raw.K16]&gt;[raw.P16];&quot;Blue&quot;;&quot;Green&quot;)))" office:value-type="float" office:value="0.0372717685793466" calcext:value-type="float">
            <text:p>0.0373</text:p>
          </table:table-cell>
          <table:table-cell table:style-name="ce49" table:formula="of:=[raw.Q16]+ORG.OPENOFFICE.STYLE(IF([raw.K16]&lt;[raw.R16];&quot;Red&quot;;IF([raw.K16]&gt;[raw.S16];&quot;Blue&quot;;&quot;Green&quot;)))" office:value-type="float" office:value="0.0318462548741544" calcext:value-type="float">
            <text:p>0.0318</text:p>
          </table:table-cell>
          <table:table-cell table:style-name="ce49" table:formula="of:=[raw.T16]+ORG.OPENOFFICE.STYLE(IF([raw.K16]&lt;[raw.U16];&quot;Red&quot;;IF([raw.K16]&gt;[raw.V16];&quot;Blue&quot;;&quot;Green&quot;)))" office:value-type="float" office:value="0.0429964193635267" calcext:value-type="float">
            <text:p>0.0430</text:p>
          </table:table-cell>
          <table:table-cell table:style-name="ce49" table:formula="of:=[raw.W16]+ORG.OPENOFFICE.STYLE(IF([raw.K16]&lt;[raw.X16];&quot;Red&quot;;IF([raw.K16]&gt;[raw.Y16];&quot;Blue&quot;;&quot;Green&quot;)))" office:value-type="float" office:value="0.0425617285882344" calcext:value-type="float">
            <text:p>0.0426</text:p>
          </table:table-cell>
          <table:table-cell table:style-name="ce49" table:formula="of:=[raw.Z16]+ORG.OPENOFFICE.STYLE(IF([raw.K16]&lt;[raw.AA16];&quot;Red&quot;;IF([raw.K16]&gt;[raw.AB16];&quot;Blue&quot;;&quot;Green&quot;)))" office:value-type="float" office:value="0.0372717685793466" calcext:value-type="float">
            <text:p>0.0373</text:p>
          </table:table-cell>
          <table:table-cell table:style-name="ce65" table:formula="of:=[raw.AC16]+ORG.OPENOFFICE.STYLE(IF([raw.K16]&lt;[raw.AD16];&quot;Red&quot;;IF([raw.K16]&gt;[raw.AE16];&quot;Blue&quot;;&quot;Green&quot;)))" office:value-type="float" office:value="0.0425617285882344" calcext:value-type="float">
            <text:p>0.0426</text:p>
          </table:table-cell>
          <table:table-cell table:style-name="ce32" table:formula="of:=[raw.AF16]+ORG.OPENOFFICE.STYLE(IF([raw.K16]&lt;[raw.AG16];&quot;Red&quot;;IF([raw.K16]&gt;[raw.AH16];&quot;Blue&quot;;&quot;Green&quot;)))" office:value-type="float" office:value="0.0266032858489832" calcext:value-type="float">
            <text:p>0.0266</text:p>
          </table:table-cell>
          <table:table-cell table:style-name="ce78" table:formula="of:=[raw.AI16]+ORG.OPENOFFICE.STYLE(IF([raw.K16]&lt;[raw.AJ16];&quot;Red&quot;;IF([raw.K16]&gt;[raw.AK16];&quot;Blue&quot;;&quot;Green&quot;)))" office:value-type="float" office:value="0.073595621618681" calcext:value-type="float">
            <text:p>0.0736</text:p>
          </table:table-cell>
          <table:table-cell table:style-name="ce78" table:formula="of:=[raw.AL16]+ORG.OPENOFFICE.STYLE(IF([raw.K16]&lt;[raw.AM16];&quot;Red&quot;;IF([raw.K16]&gt;[raw.AN16];&quot;Blue&quot;;&quot;Green&quot;)))" office:value-type="float" office:value="0.0987348002171247" calcext:value-type="float">
            <text:p>0.0987</text:p>
          </table:table-cell>
          <table:table-cell table:style-name="ce49" table:formula="of:=[raw.AO16]+ORG.OPENOFFICE.STYLE(IF([raw.K16]&lt;[raw.AP16];&quot;Red&quot;;IF([raw.K16]&gt;[raw.AQ16];&quot;Blue&quot;;&quot;Green&quot;)))" office:value-type="float" office:value="0.0445772344738851" calcext:value-type="float">
            <text:p>0.0446</text:p>
          </table:table-cell>
          <table:table-cell table:style-name="ce49" table:formula="of:=[raw.AR16]+ORG.OPENOFFICE.STYLE(IF([raw.K16]&lt;[raw.AS16];&quot;Red&quot;;IF([raw.K16]&gt;[raw.AT16];&quot;Blue&quot;;&quot;Green&quot;)))" office:value-type="float" office:value="0.0266032858489832" calcext:value-type="float">
            <text:p>0.0266</text:p>
          </table:table-cell>
          <table:table-cell table:style-name="ce65" table:formula="of:=[raw.AU16]+ORG.OPENOFFICE.STYLE(IF([raw.K16]&lt;[raw.AV16];&quot;Red&quot;;IF([raw.K16]&gt;[raw.AW16];&quot;Blue&quot;;&quot;Green&quot;)))" office:value-type="float" office:value="0.0445772344738851" calcext:value-type="float">
            <text:p>0.0446</text:p>
          </table:table-cell>
          <table:table-cell table:style-name="ce106" table:formula="of:=[raw.AX16]+ORG.OPENOFFICE.STYLE(IF([raw.K16]&lt;[raw.AY16];&quot;Red&quot;;IF([raw.K16]&gt;[raw.AZ16];&quot;Blue&quot;;&quot;Green&quot;)))" office:value-type="float" office:value="0.0391006946219902" calcext:value-type="float">
            <text:p>0.0391</text:p>
          </table:table-cell>
          <table:table-cell table:style-name="ce125" table:formula="of:=[raw.BA16]+ORG.OPENOFFICE.STYLE(IF([raw.K16]&lt;[raw.BB16];&quot;Red&quot;;IF([raw.K16]&gt;[raw.BC16];&quot;Blue&quot;;&quot;Green&quot;)))" office:value-type="float" office:value="0.0207600868324091" calcext:value-type="float">
            <text:p>0.0208</text:p>
          </table:table-cell>
          <table:table-cell table:style-name="ce125" table:formula="of:=[raw.BD16]+ORG.OPENOFFICE.STYLE(IF([raw.K16]&lt;[raw.BF16];&quot;Red&quot;;IF([raw.K16]&gt;[raw.BG16];&quot;Blue&quot;;&quot;Green&quot;)))" office:value-type="float" office:value="0.0278813730306699" calcext:value-type="float">
            <text:p>0.0279</text:p>
          </table:table-cell>
          <table:table-cell table:style-name="ce125" table:formula="of:=[raw.BH16]+ORG.OPENOFFICE.STYLE(IF([raw.K16]&lt;[raw.BI16];&quot;Red&quot;;IF([raw.K16]&gt;[raw.BJ16];&quot;Blue&quot;;&quot;Green&quot;)))" office:value-type="float" office:value="0.0417294333248067" calcext:value-type="float">
            <text:p>0.0417</text:p>
          </table:table-cell>
          <table:table-cell table:style-name="ce137" table:formula="of:=[raw.BK16]+ORG.OPENOFFICE.STYLE(IF([raw.K16]&lt;[raw.BL16];&quot;Red&quot;;IF([raw.K16]&gt;[raw.BM16];&quot;Blue&quot;;&quot;Green&quot;)))" office:value-type="float" office:value="0.0387765469923869" calcext:value-type="float">
            <text:p>0.0388</text:p>
          </table:table-cell>
          <table:table-cell table:style-name="ce132" table:formula="of:=[raw.BN16]+ORG.OPENOFFICE.STYLE(IF([raw.K16]&lt;[raw.BO16];&quot;Red&quot;;IF([raw.K16]&gt;[raw.BP16];&quot;Blue&quot;;&quot;Green&quot;)))" office:value-type="float" office:value="0.0417294333248067" calcext:value-type="float">
            <text:p>0.0417</text:p>
          </table:table-cell>
        </table:table-row>
        <table:table-row table:style-name="ro1">
          <table:table-cell table:style-name="ce7" table:formula="of:=[$raw.A17]" office:value-type="string" office:string-value="bky_posdep_null_fdp" calcext:value-type="string">
            <text:p>bky_posdep_null_fdp</text:p>
          </table:table-cell>
          <table:table-cell table:style-name="ce18" table:formula="of:=[$raw.B17]" office:value-type="float" office:value="6" calcext:value-type="float">
            <text:p>6</text:p>
          </table:table-cell>
          <table:table-cell table:style-name="ce18" table:formula="of:=[$raw.C17]" office:value-type="float" office:value="0" calcext:value-type="float">
            <text:p>0</text:p>
          </table:table-cell>
          <table:table-cell table:style-name="ce18" table:formula="of:=[$raw.D17]" office:value-type="float" office:value="0" calcext:value-type="float">
            <text:p>0</text:p>
          </table:table-cell>
          <table:table-cell table:style-name="ce18" table:formula="of:=[$raw.E17]" office:value-type="float" office:value="0.25" calcext:value-type="float">
            <text:p>0.25</text:p>
          </table:table-cell>
          <table:table-cell table:style-name="ce18" table:formula="of:=[$raw.F17]" office:value-type="string" office:string-value="BKY2006" calcext:value-type="string">
            <text:p>BKY2006</text:p>
          </table:table-cell>
          <table:table-cell table:style-name="ce34" table:formula="of:=[raw.N17]+ORG.OPENOFFICE.STYLE(IF([raw.K17]&lt;[raw.O17];&quot;Red&quot;;IF([raw.K17]&gt;[raw.P17];&quot;Blue&quot;;&quot;Green&quot;)))" office:value-type="float" office:value="0.081" calcext:value-type="float">
            <text:p>0.0810</text:p>
          </table:table-cell>
          <table:table-cell table:style-name="ce48" table:formula="of:=[raw.Q17]+ORG.OPENOFFICE.STYLE(IF([raw.K17]&lt;[raw.R17];&quot;Red&quot;;IF([raw.K17]&gt;[raw.S17];&quot;Blue&quot;;&quot;Green&quot;)))" office:value-type="float" office:value="0.049" calcext:value-type="float">
            <text:p>0.0490</text:p>
          </table:table-cell>
          <table:table-cell table:style-name="ce48" table:formula="of:=[raw.T17]+ORG.OPENOFFICE.STYLE(IF([raw.K17]&lt;[raw.U17];&quot;Red&quot;;IF([raw.K17]&gt;[raw.V17];&quot;Blue&quot;;&quot;Green&quot;)))" office:value-type="float" office:value="0.049" calcext:value-type="float">
            <text:p>0.0490</text:p>
          </table:table-cell>
          <table:table-cell table:style-name="ce48" table:formula="of:=[raw.W17]+ORG.OPENOFFICE.STYLE(IF([raw.K17]&lt;[raw.X17];&quot;Red&quot;;IF([raw.K17]&gt;[raw.Y17];&quot;Blue&quot;;&quot;Green&quot;)))" office:value-type="float" office:value="0.0575" calcext:value-type="float">
            <text:p>0.0575</text:p>
          </table:table-cell>
          <table:table-cell table:style-name="ce48" table:formula="of:=[raw.Z17]+ORG.OPENOFFICE.STYLE(IF([raw.K17]&lt;[raw.AA17];&quot;Red&quot;;IF([raw.K17]&gt;[raw.AB17];&quot;Blue&quot;;&quot;Green&quot;)))" office:value-type="float" office:value="0.0475" calcext:value-type="float">
            <text:p>0.0475</text:p>
          </table:table-cell>
          <table:table-cell table:style-name="ce65" table:formula="of:=[raw.AC17]+ORG.OPENOFFICE.STYLE(IF([raw.K17]&lt;[raw.AD17];&quot;Red&quot;;IF([raw.K17]&gt;[raw.AE17];&quot;Blue&quot;;&quot;Green&quot;)))" office:value-type="float" office:value="0.03" calcext:value-type="float">
            <text:p>0.0300</text:p>
          </table:table-cell>
          <table:table-cell table:style-name="ce32" table:formula="of:=[raw.AF17]+ORG.OPENOFFICE.STYLE(IF([raw.K17]&lt;[raw.AG17];&quot;Red&quot;;IF([raw.K17]&gt;[raw.AH17];&quot;Blue&quot;;&quot;Green&quot;)))" office:value-type="float" office:value="0.0375" calcext:value-type="float">
            <text:p>0.0375</text:p>
          </table:table-cell>
          <table:table-cell table:style-name="ce49" table:formula="of:=[raw.AI17]+ORG.OPENOFFICE.STYLE(IF([raw.K17]&lt;[raw.AJ17];&quot;Red&quot;;IF([raw.K17]&gt;[raw.AK17];&quot;Blue&quot;;&quot;Green&quot;)))" office:value-type="float" office:value="0.0225" calcext:value-type="float">
            <text:p>0.0225</text:p>
          </table:table-cell>
          <table:table-cell table:style-name="ce49" table:formula="of:=[raw.AL17]+ORG.OPENOFFICE.STYLE(IF([raw.K17]&lt;[raw.AM17];&quot;Red&quot;;IF([raw.K17]&gt;[raw.AN17];&quot;Blue&quot;;&quot;Green&quot;)))" office:value-type="float" office:value="0.0225" calcext:value-type="float">
            <text:p>0.0225</text:p>
          </table:table-cell>
          <table:table-cell table:style-name="ce49" table:formula="of:=[raw.AO17]+ORG.OPENOFFICE.STYLE(IF([raw.K17]&lt;[raw.AP17];&quot;Red&quot;;IF([raw.K17]&gt;[raw.AQ17];&quot;Blue&quot;;&quot;Green&quot;)))" office:value-type="float" office:value="0.0255" calcext:value-type="float">
            <text:p>0.0255</text:p>
          </table:table-cell>
          <table:table-cell table:style-name="ce49" table:formula="of:=[raw.AR17]+ORG.OPENOFFICE.STYLE(IF([raw.K17]&lt;[raw.AS17];&quot;Red&quot;;IF([raw.K17]&gt;[raw.AT17];&quot;Blue&quot;;&quot;Green&quot;)))" office:value-type="float" office:value="0.0215" calcext:value-type="float">
            <text:p>0.0215</text:p>
          </table:table-cell>
          <table:table-cell table:style-name="ce65" table:formula="of:=[raw.AU17]+ORG.OPENOFFICE.STYLE(IF([raw.K17]&lt;[raw.AV17];&quot;Red&quot;;IF([raw.K17]&gt;[raw.AW17];&quot;Blue&quot;;&quot;Green&quot;)))" office:value-type="float" office:value="0.012" calcext:value-type="float">
            <text:p>0.0120</text:p>
          </table:table-cell>
          <table:table-cell table:style-name="ce96" table:formula="of:=[raw.AX17]+ORG.OPENOFFICE.STYLE(IF([raw.K17]&lt;[raw.AY17];&quot;Red&quot;;IF([raw.K17]&gt;[raw.AZ17];&quot;Blue&quot;;&quot;Green&quot;)))" office:value-type="float" office:value="0.0435" calcext:value-type="float">
            <text:p>0.0435</text:p>
          </table:table-cell>
          <table:table-cell table:style-name="ce125" table:formula="of:=[raw.BA17]+ORG.OPENOFFICE.STYLE(IF([raw.K17]&lt;[raw.BB17];&quot;Red&quot;;IF([raw.K17]&gt;[raw.BC17];&quot;Blue&quot;;&quot;Green&quot;)))" office:value-type="float" office:value="0.0265" calcext:value-type="float">
            <text:p>0.0265</text:p>
          </table:table-cell>
          <table:table-cell table:style-name="ce125" table:formula="of:=[raw.BD17]+ORG.OPENOFFICE.STYLE(IF([raw.K17]&lt;[raw.BF17];&quot;Red&quot;;IF([raw.K17]&gt;[raw.BG17];&quot;Blue&quot;;&quot;Green&quot;)))" office:value-type="float" office:value="0.0265" calcext:value-type="float">
            <text:p>0.0265</text:p>
          </table:table-cell>
          <table:table-cell table:style-name="ce125" table:formula="of:=[raw.BH17]+ORG.OPENOFFICE.STYLE(IF([raw.K17]&lt;[raw.BI17];&quot;Red&quot;;IF([raw.K17]&gt;[raw.BJ17];&quot;Blue&quot;;&quot;Green&quot;)))" office:value-type="float" office:value="0.0242846725699043" calcext:value-type="float">
            <text:p>0.0243</text:p>
          </table:table-cell>
          <table:table-cell table:style-name="ce137" table:formula="of:=[raw.BK17]+ORG.OPENOFFICE.STYLE(IF([raw.K17]&lt;[raw.BL17];&quot;Red&quot;;IF([raw.K17]&gt;[raw.BM17];&quot;Blue&quot;;&quot;Green&quot;)))" office:value-type="float" office:value="0.0190239779222221" calcext:value-type="float">
            <text:p>0.0190</text:p>
          </table:table-cell>
          <table:table-cell table:style-name="ce132" table:formula="of:=[raw.BN17]+ORG.OPENOFFICE.STYLE(IF([raw.K17]&lt;[raw.BO17];&quot;Red&quot;;IF([raw.K17]&gt;[raw.BP17];&quot;Blue&quot;;&quot;Green&quot;)))" office:value-type="float" office:value="0.0121718101475868" calcext:value-type="float">
            <text:p>0.0122</text:p>
          </table:table-cell>
        </table:table-row>
        <table:table-row table:style-name="ro1">
          <table:table-cell table:style-name="ce7" table:formula="of:=[$raw.A18]" office:value-type="string" office:string-value="bky_posdep_posonly_fdp" calcext:value-type="string">
            <text:p>bky_posdep_posonly_fdp</text:p>
          </table:table-cell>
          <table:table-cell table:style-name="ce2" table:formula="of:=[$raw.B18]" office:value-type="float" office:value="7" calcext:value-type="float">
            <text:p>7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.25" calcext:value-type="float">
            <text:p>0.25</text:p>
          </table:table-cell>
          <table:table-cell table:style-name="ce18" table:formula="of:=[$raw.F18]" office:value-type="string" office:string-value="BKY2006" calcext:value-type="string">
            <text:p>BKY2006</text:p>
          </table:table-cell>
          <table:table-cell table:style-name="ce37" table:formula="of:=[raw.N18]+ORG.OPENOFFICE.STYLE(IF([raw.K18]&lt;[raw.O18];&quot;Red&quot;;IF([raw.K18]&gt;[raw.P18];&quot;Blue&quot;;&quot;Green&quot;)))" office:value-type="float" office:value="0.0529878222066581" calcext:value-type="float">
            <text:p>0.0530</text:p>
          </table:table-cell>
          <table:table-cell table:style-name="ce46" table:formula="of:=[raw.Q18]+ORG.OPENOFFICE.STYLE(IF([raw.K18]&lt;[raw.R18];&quot;Red&quot;;IF([raw.K18]&gt;[raw.S18];&quot;Blue&quot;;&quot;Green&quot;)))" office:value-type="float" office:value="0.0420078303262481" calcext:value-type="float">
            <text:p>0.0420</text:p>
          </table:table-cell>
          <table:table-cell table:style-name="ce46" table:formula="of:=[raw.T18]+ORG.OPENOFFICE.STYLE(IF([raw.K18]&lt;[raw.U18];&quot;Red&quot;;IF([raw.K18]&gt;[raw.V18];&quot;Blue&quot;;&quot;Green&quot;)))" office:value-type="float" office:value="0.0461032063180409" calcext:value-type="float">
            <text:p>0.0461</text:p>
          </table:table-cell>
          <table:table-cell table:style-name="ce49" table:formula="of:=[raw.W18]+ORG.OPENOFFICE.STYLE(IF([raw.K18]&lt;[raw.X18];&quot;Red&quot;;IF([raw.K18]&gt;[raw.Y18];&quot;Blue&quot;;&quot;Green&quot;)))" office:value-type="float" office:value="0.036273450118943" calcext:value-type="float">
            <text:p>0.0363</text:p>
          </table:table-cell>
          <table:table-cell table:style-name="ce49" table:formula="of:=[raw.Z18]+ORG.OPENOFFICE.STYLE(IF([raw.K18]&lt;[raw.AA18];&quot;Red&quot;;IF([raw.K18]&gt;[raw.AB18];&quot;Blue&quot;;&quot;Green&quot;)))" office:value-type="float" office:value="0.0288860917005338" calcext:value-type="float">
            <text:p>0.0289</text:p>
          </table:table-cell>
          <table:table-cell table:style-name="ce65" table:formula="of:=[raw.AC18]+ORG.OPENOFFICE.STYLE(IF([raw.K18]&lt;[raw.AD18];&quot;Red&quot;;IF([raw.K18]&gt;[raw.AE18];&quot;Blue&quot;;&quot;Green&quot;)))" office:value-type="float" office:value="0.0187300640840323" calcext:value-type="float">
            <text:p>0.0187</text:p>
          </table:table-cell>
          <table:table-cell table:style-name="ce37" table:formula="of:=[raw.AF18]+ORG.OPENOFFICE.STYLE(IF([raw.K18]&lt;[raw.AG18];&quot;Red&quot;;IF([raw.K18]&gt;[raw.AH18];&quot;Blue&quot;;&quot;Green&quot;)))" office:value-type="float" office:value="0.047718358374441" calcext:value-type="float">
            <text:p>0.0477</text:p>
          </table:table-cell>
          <table:table-cell table:style-name="ce49" table:formula="of:=[raw.AI18]+ORG.OPENOFFICE.STYLE(IF([raw.K18]&lt;[raw.AJ18];&quot;Red&quot;;IF([raw.K18]&gt;[raw.AK18];&quot;Blue&quot;;&quot;Green&quot;)))" office:value-type="float" office:value="0.0202027503376524" calcext:value-type="float">
            <text:p>0.0202</text:p>
          </table:table-cell>
          <table:table-cell table:style-name="ce49" table:formula="of:=[raw.AL18]+ORG.OPENOFFICE.STYLE(IF([raw.K18]&lt;[raw.AM18];&quot;Red&quot;;IF([raw.K18]&gt;[raw.AN18];&quot;Blue&quot;;&quot;Green&quot;)))" office:value-type="float" office:value="0.0234428820409963" calcext:value-type="float">
            <text:p>0.0234</text:p>
          </table:table-cell>
          <table:table-cell table:style-name="ce46" table:formula="of:=[raw.AO18]+ORG.OPENOFFICE.STYLE(IF([raw.K18]&lt;[raw.AP18];&quot;Red&quot;;IF([raw.K18]&gt;[raw.AQ18];&quot;Blue&quot;;&quot;Green&quot;)))" office:value-type="float" office:value="0.0334280645735269" calcext:value-type="float">
            <text:p>0.0334</text:p>
          </table:table-cell>
          <table:table-cell table:style-name="ce46" table:formula="of:=[raw.AR18]+ORG.OPENOFFICE.STYLE(IF([raw.K18]&lt;[raw.AS18];&quot;Red&quot;;IF([raw.K18]&gt;[raw.AT18];&quot;Blue&quot;;&quot;Green&quot;)))" office:value-type="float" office:value="0.0236282260117959" calcext:value-type="float">
            <text:p>0.0236</text:p>
          </table:table-cell>
          <table:table-cell table:style-name="ce65" table:formula="of:=[raw.AU18]+ORG.OPENOFFICE.STYLE(IF([raw.K18]&lt;[raw.AV18];&quot;Red&quot;;IF([raw.K18]&gt;[raw.AW18];&quot;Blue&quot;;&quot;Green&quot;)))" office:value-type="float" office:value="0.0158846785386162" calcext:value-type="float">
            <text:p>0.0159</text:p>
          </table:table-cell>
          <table:table-cell table:style-name="ce106" table:formula="of:=[raw.AX18]+ORG.OPENOFFICE.STYLE(IF([raw.K18]&lt;[raw.AY18];&quot;Red&quot;;IF([raw.K18]&gt;[raw.AZ18];&quot;Blue&quot;;&quot;Green&quot;)))" office:value-type="float" office:value="0.0325" calcext:value-type="float">
            <text:p>0.0325</text:p>
          </table:table-cell>
          <table:table-cell table:style-name="ce124" table:formula="of:=[raw.BA18]+ORG.OPENOFFICE.STYLE(IF([raw.K18]&lt;[raw.BB18];&quot;Red&quot;;IF([raw.K18]&gt;[raw.BC18];&quot;Blue&quot;;&quot;Green&quot;)))" office:value-type="float" office:value="0.739" calcext:value-type="float">
            <text:p>0.7390</text:p>
          </table:table-cell>
          <table:table-cell table:style-name="ce124" table:formula="of:=[raw.BD18]+ORG.OPENOFFICE.STYLE(IF([raw.K18]&lt;[raw.BF18];&quot;Red&quot;;IF([raw.K18]&gt;[raw.BG18];&quot;Blue&quot;;&quot;Green&quot;)))" office:value-type="float" office:value="0.7725" calcext:value-type="float">
            <text:p>0.7725</text:p>
          </table:table-cell>
          <table:table-cell table:style-name="ce125" table:formula="of:=[raw.BH18]+ORG.OPENOFFICE.STYLE(IF([raw.K18]&lt;[raw.BI18];&quot;Red&quot;;IF([raw.K18]&gt;[raw.BJ18];&quot;Blue&quot;;&quot;Green&quot;)))" office:value-type="float" office:value="0.0216438545484803" calcext:value-type="float">
            <text:p>0.0216</text:p>
          </table:table-cell>
          <table:table-cell table:style-name="ce137" table:formula="of:=[raw.BK18]+ORG.OPENOFFICE.STYLE(IF([raw.K18]&lt;[raw.BL18];&quot;Red&quot;;IF([raw.K18]&gt;[raw.BM18];&quot;Blue&quot;;&quot;Green&quot;)))" office:value-type="float" office:value="0.024726638566837" calcext:value-type="float">
            <text:p>0.0247</text:p>
          </table:table-cell>
          <table:table-cell table:style-name="ce132" table:formula="of:=[raw.BN18]+ORG.OPENOFFICE.STYLE(IF([raw.K18]&lt;[raw.BO18];&quot;Red&quot;;IF([raw.K18]&gt;[raw.BP18];&quot;Blue&quot;;&quot;Green&quot;)))" office:value-type="float" office:value="0.0216438545484803" calcext:value-type="float">
            <text:p>0.0216</text:p>
          </table:table-cell>
        </table:table-row>
        <table:table-row table:style-name="ro1">
          <table:table-cell table:style-name="ce7" table:formula="of:=[$raw.A19]" office:value-type="string" office:string-value="bky_posdep_negonly_fdp" calcext:value-type="string">
            <text:p>bky_posdep_negonly_fdp</text:p>
          </table:table-cell>
          <table:table-cell table:style-name="ce2" table:formula="of:=[$raw.B19]" office:value-type="float" office:value="8" calcext:value-type="float">
            <text:p>8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.25" calcext:value-type="float">
            <text:p>0.25</text:p>
          </table:table-cell>
          <table:table-cell table:style-name="ce18" table:formula="of:=[$raw.F19]" office:value-type="string" office:string-value="BKY2006" calcext:value-type="string">
            <text:p>BKY2006</text:p>
          </table:table-cell>
          <table:table-cell table:style-name="ce34" table:formula="of:=[raw.N19]+ORG.OPENOFFICE.STYLE(IF([raw.K19]&lt;[raw.O19];&quot;Red&quot;;IF([raw.K19]&gt;[raw.P19];&quot;Blue&quot;;&quot;Green&quot;)))" office:value-type="float" office:value="0.054984015158328" calcext:value-type="float">
            <text:p>0.0550</text:p>
          </table:table-cell>
          <table:table-cell table:style-name="ce46" table:formula="of:=[raw.Q19]+ORG.OPENOFFICE.STYLE(IF([raw.K19]&lt;[raw.R19];&quot;Red&quot;;IF([raw.K19]&gt;[raw.S19];&quot;Blue&quot;;&quot;Green&quot;)))" office:value-type="float" office:value="0.0435126072360716" calcext:value-type="float">
            <text:p>0.0435</text:p>
          </table:table-cell>
          <table:table-cell table:style-name="ce51" table:formula="of:=[raw.T19]+ORG.OPENOFFICE.STYLE(IF([raw.K19]&lt;[raw.U19];&quot;Red&quot;;IF([raw.K19]&gt;[raw.V19];&quot;Blue&quot;;&quot;Green&quot;)))" office:value-type="float" office:value="0.0475382887716032" calcext:value-type="float">
            <text:p>0.0475</text:p>
          </table:table-cell>
          <table:table-cell table:style-name="ce49" table:formula="of:=[raw.W19]+ORG.OPENOFFICE.STYLE(IF([raw.K19]&lt;[raw.X19];&quot;Red&quot;;IF([raw.K19]&gt;[raw.Y19];&quot;Blue&quot;;&quot;Green&quot;)))" office:value-type="float" office:value="0.0385540055351837" calcext:value-type="float">
            <text:p>0.0386</text:p>
          </table:table-cell>
          <table:table-cell table:style-name="ce49" table:formula="of:=[raw.Z19]+ORG.OPENOFFICE.STYLE(IF([raw.K19]&lt;[raw.AA19];&quot;Red&quot;;IF([raw.K19]&gt;[raw.AB19];&quot;Blue&quot;;&quot;Green&quot;)))" office:value-type="float" office:value="0.0306411035396011" calcext:value-type="float">
            <text:p>0.0306</text:p>
          </table:table-cell>
          <table:table-cell table:style-name="ce65" table:formula="of:=[raw.AC19]+ORG.OPENOFFICE.STYLE(IF([raw.K19]&lt;[raw.AD19];&quot;Red&quot;;IF([raw.K19]&gt;[raw.AE19];&quot;Blue&quot;;&quot;Green&quot;)))" office:value-type="float" office:value="0.0207515682845157" calcext:value-type="float">
            <text:p>0.0208</text:p>
          </table:table-cell>
          <table:table-cell table:style-name="ce32" table:formula="of:=[raw.AF19]+ORG.OPENOFFICE.STYLE(IF([raw.K19]&lt;[raw.AG19];&quot;Red&quot;;IF([raw.K19]&gt;[raw.AH19];&quot;Blue&quot;;&quot;Green&quot;)))" office:value-type="float" office:value="0.027" calcext:value-type="float">
            <text:p>0.0270</text:p>
          </table:table-cell>
          <table:table-cell table:style-name="ce78" table:formula="of:=[raw.AI19]+ORG.OPENOFFICE.STYLE(IF([raw.K19]&lt;[raw.AJ19];&quot;Red&quot;;IF([raw.K19]&gt;[raw.AK19];&quot;Blue&quot;;&quot;Green&quot;)))" office:value-type="float" office:value="0.7405" calcext:value-type="float">
            <text:p>0.7405</text:p>
          </table:table-cell>
          <table:table-cell table:style-name="ce78" table:formula="of:=[raw.AL19]+ORG.OPENOFFICE.STYLE(IF([raw.K19]&lt;[raw.AM19];&quot;Red&quot;;IF([raw.K19]&gt;[raw.AN19];&quot;Blue&quot;;&quot;Green&quot;)))" office:value-type="float" office:value="0.775" calcext:value-type="float">
            <text:p>0.7750</text:p>
          </table:table-cell>
          <table:table-cell table:style-name="ce46" table:formula="of:=[raw.AO19]+ORG.OPENOFFICE.STYLE(IF([raw.K19]&lt;[raw.AP19];&quot;Red&quot;;IF([raw.K19]&gt;[raw.AQ19];&quot;Blue&quot;;&quot;Green&quot;)))" office:value-type="float" office:value="0.025" calcext:value-type="float">
            <text:p>0.0250</text:p>
          </table:table-cell>
          <table:table-cell table:style-name="ce46" table:formula="of:=[raw.AR19]+ORG.OPENOFFICE.STYLE(IF([raw.K19]&lt;[raw.AS19];&quot;Red&quot;;IF([raw.K19]&gt;[raw.AT19];&quot;Blue&quot;;&quot;Green&quot;)))" office:value-type="float" office:value="0.027" calcext:value-type="float">
            <text:p>0.0270</text:p>
          </table:table-cell>
          <table:table-cell table:style-name="ce65" table:formula="of:=[raw.AU19]+ORG.OPENOFFICE.STYLE(IF([raw.K19]&lt;[raw.AV19];&quot;Red&quot;;IF([raw.K19]&gt;[raw.AW19];&quot;Blue&quot;;&quot;Green&quot;)))" office:value-type="float" office:value="0.025" calcext:value-type="float">
            <text:p>0.0250</text:p>
          </table:table-cell>
          <table:table-cell table:style-name="ce96" table:formula="of:=[raw.AX19]+ORG.OPENOFFICE.STYLE(IF([raw.K19]&lt;[raw.AY19];&quot;Red&quot;;IF([raw.K19]&gt;[raw.AZ19];&quot;Blue&quot;;&quot;Green&quot;)))" office:value-type="float" office:value="0.0495962139329173" calcext:value-type="float">
            <text:p>0.0496</text:p>
          </table:table-cell>
          <table:table-cell table:style-name="ce125" table:formula="of:=[raw.BA19]+ORG.OPENOFFICE.STYLE(IF([raw.K19]&lt;[raw.BB19];&quot;Red&quot;;IF([raw.K19]&gt;[raw.BC19];&quot;Blue&quot;;&quot;Green&quot;)))" office:value-type="float" office:value="0.0218259415136373" calcext:value-type="float">
            <text:p>0.0218</text:p>
          </table:table-cell>
          <table:table-cell table:style-name="ce125" table:formula="of:=[raw.BD19]+ORG.OPENOFFICE.STYLE(IF([raw.K19]&lt;[raw.BF19];&quot;Red&quot;;IF([raw.K19]&gt;[raw.BG19];&quot;Blue&quot;;&quot;Green&quot;)))" office:value-type="float" office:value="0.0249690879112652" calcext:value-type="float">
            <text:p>0.0250</text:p>
          </table:table-cell>
          <table:table-cell table:style-name="ce125" table:formula="of:=[raw.BH19]+ORG.OPENOFFICE.STYLE(IF([raw.K19]&lt;[raw.BI19];&quot;Red&quot;;IF([raw.K19]&gt;[raw.BJ19];&quot;Blue&quot;;&quot;Green&quot;)))" office:value-type="float" office:value="0.0330172499737781" calcext:value-type="float">
            <text:p>0.0330</text:p>
          </table:table-cell>
          <table:table-cell table:style-name="ce137" table:formula="of:=[raw.BK19]+ORG.OPENOFFICE.STYLE(IF([raw.K19]&lt;[raw.BL19];&quot;Red&quot;;IF([raw.K19]&gt;[raw.BM19];&quot;Blue&quot;;&quot;Green&quot;)))" office:value-type="float" office:value="0.0231806723958797" calcext:value-type="float">
            <text:p>0.0232</text:p>
          </table:table-cell>
          <table:table-cell table:style-name="ce132" table:formula="of:=[raw.BN19]+ORG.OPENOFFICE.STYLE(IF([raw.K19]&lt;[raw.BO19];&quot;Red&quot;;IF([raw.K19]&gt;[raw.BP19];&quot;Blue&quot;;&quot;Green&quot;)))" office:value-type="float" office:value="0.0161514668252126" calcext:value-type="float">
            <text:p>0.0162</text:p>
          </table:table-cell>
        </table:table-row>
        <table:table-row table:style-name="ro1">
          <table:table-cell table:style-name="ce7" table:formula="of:=[$raw.A20]" office:value-type="string" office:string-value="bky_posdep_balanced_fdp" calcext:value-type="string">
            <text:p>bky_posdep_balanced_fdp</text:p>
          </table:table-cell>
          <table:table-cell table:style-name="ce27" table:formula="of:=[$raw.B20]" office:value-type="float" office:value="9" calcext:value-type="float">
            <text:p>9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0.25" calcext:value-type="float">
            <text:p>0.25</text:p>
          </table:table-cell>
          <table:table-cell table:style-name="ce18" table:formula="of:=[$raw.F20]" office:value-type="string" office:string-value="BKY2006" calcext:value-type="string">
            <text:p>BKY2006</text:p>
          </table:table-cell>
          <table:table-cell table:style-name="ce32" table:formula="of:=[raw.N20]+ORG.OPENOFFICE.STYLE(IF([raw.K20]&lt;[raw.O20];&quot;Red&quot;;IF([raw.K20]&gt;[raw.P20];&quot;Blue&quot;;&quot;Green&quot;)))" office:value-type="float" office:value="0.0459581714157246" calcext:value-type="float">
            <text:p>0.0460</text:p>
          </table:table-cell>
          <table:table-cell table:style-name="ce49" table:formula="of:=[raw.Q20]+ORG.OPENOFFICE.STYLE(IF([raw.K20]&lt;[raw.R20];&quot;Red&quot;;IF([raw.K20]&gt;[raw.S20];&quot;Blue&quot;;&quot;Green&quot;)))" office:value-type="float" office:value="0.0312469441990454" calcext:value-type="float">
            <text:p>0.0312</text:p>
          </table:table-cell>
          <table:table-cell table:style-name="ce49" table:formula="of:=[raw.T20]+ORG.OPENOFFICE.STYLE(IF([raw.K20]&lt;[raw.U20];&quot;Red&quot;;IF([raw.K20]&gt;[raw.V20];&quot;Blue&quot;;&quot;Green&quot;)))" office:value-type="float" office:value="0.0420280001078981" calcext:value-type="float">
            <text:p>0.0420</text:p>
          </table:table-cell>
          <table:table-cell table:style-name="ce49" table:formula="of:=[raw.W20]+ORG.OPENOFFICE.STYLE(IF([raw.K20]&lt;[raw.X20];&quot;Red&quot;;IF([raw.K20]&gt;[raw.Y20];&quot;Blue&quot;;&quot;Green&quot;)))" office:value-type="float" office:value="0.0441975155999606" calcext:value-type="float">
            <text:p>0.0442</text:p>
          </table:table-cell>
          <table:table-cell table:style-name="ce49" table:formula="of:=[raw.Z20]+ORG.OPENOFFICE.STYLE(IF([raw.K20]&lt;[raw.AA20];&quot;Red&quot;;IF([raw.K20]&gt;[raw.AB20];&quot;Blue&quot;;&quot;Green&quot;)))" office:value-type="float" office:value="0.0457720445580079" calcext:value-type="float">
            <text:p>0.0458</text:p>
          </table:table-cell>
          <table:table-cell table:style-name="ce65" table:formula="of:=[raw.AC20]+ORG.OPENOFFICE.STYLE(IF([raw.K20]&lt;[raw.AD20];&quot;Red&quot;;IF([raw.K20]&gt;[raw.AE20];&quot;Blue&quot;;&quot;Green&quot;)))" office:value-type="float" office:value="0.0441975155999606" calcext:value-type="float">
            <text:p>0.0442</text:p>
          </table:table-cell>
          <table:table-cell table:style-name="ce32" table:formula="of:=[raw.AF20]+ORG.OPENOFFICE.STYLE(IF([raw.K20]&lt;[raw.AG20];&quot;Red&quot;;IF([raw.K20]&gt;[raw.AH20];&quot;Blue&quot;;&quot;Green&quot;)))" office:value-type="float" office:value="0.0307901786664726" calcext:value-type="float">
            <text:p>0.0308</text:p>
          </table:table-cell>
          <table:table-cell table:style-name="ce49" table:formula="of:=[raw.AI20]+ORG.OPENOFFICE.STYLE(IF([raw.K20]&lt;[raw.AJ20];&quot;Red&quot;;IF([raw.K20]&gt;[raw.AK20];&quot;Blue&quot;;&quot;Green&quot;)))" office:value-type="float" office:value="0.0236413829714688" calcext:value-type="float">
            <text:p>0.0236</text:p>
          </table:table-cell>
          <table:table-cell table:style-name="ce49" table:formula="of:=[raw.AL20]+ORG.OPENOFFICE.STYLE(IF([raw.K20]&lt;[raw.AM20];&quot;Red&quot;;IF([raw.K20]&gt;[raw.AN20];&quot;Blue&quot;;&quot;Green&quot;)))" office:value-type="float" office:value="0.0331640782210408" calcext:value-type="float">
            <text:p>0.0332</text:p>
          </table:table-cell>
          <table:table-cell table:style-name="ce49" table:formula="of:=[raw.AO20]+ORG.OPENOFFICE.STYLE(IF([raw.K20]&lt;[raw.AP20];&quot;Red&quot;;IF([raw.K20]&gt;[raw.AQ20];&quot;Blue&quot;;&quot;Green&quot;)))" office:value-type="float" office:value="0.0335989443040667" calcext:value-type="float">
            <text:p>0.0336</text:p>
          </table:table-cell>
          <table:table-cell table:style-name="ce49" table:formula="of:=[raw.AR20]+ORG.OPENOFFICE.STYLE(IF([raw.K20]&lt;[raw.AS20];&quot;Red&quot;;IF([raw.K20]&gt;[raw.AT20];&quot;Blue&quot;;&quot;Green&quot;)))" office:value-type="float" office:value="0.0307901786664726" calcext:value-type="float">
            <text:p>0.0308</text:p>
          </table:table-cell>
          <table:table-cell table:style-name="ce65" table:formula="of:=[raw.AU20]+ORG.OPENOFFICE.STYLE(IF([raw.K20]&lt;[raw.AV20];&quot;Red&quot;;IF([raw.K20]&gt;[raw.AW20];&quot;Blue&quot;;&quot;Green&quot;)))" office:value-type="float" office:value="0.0335989443040667" calcext:value-type="float">
            <text:p>0.0336</text:p>
          </table:table-cell>
          <table:table-cell table:style-name="ce106" table:formula="of:=[raw.AX20]+ORG.OPENOFFICE.STYLE(IF([raw.K20]&lt;[raw.AY20];&quot;Red&quot;;IF([raw.K20]&gt;[raw.AZ20];&quot;Blue&quot;;&quot;Green&quot;)))" office:value-type="float" office:value="0.0334975622789712" calcext:value-type="float">
            <text:p>0.0335</text:p>
          </table:table-cell>
          <table:table-cell table:style-name="ce125" table:formula="of:=[raw.BA20]+ORG.OPENOFFICE.STYLE(IF([raw.K20]&lt;[raw.BB20];&quot;Red&quot;;IF([raw.K20]&gt;[raw.BC20];&quot;Blue&quot;;&quot;Green&quot;)))" office:value-type="float" office:value="0.0259548237784203" calcext:value-type="float">
            <text:p>0.0260</text:p>
          </table:table-cell>
          <table:table-cell table:style-name="ce125" table:formula="of:=[raw.BD20]+ORG.OPENOFFICE.STYLE(IF([raw.K20]&lt;[raw.BF20];&quot;Red&quot;;IF([raw.K20]&gt;[raw.BG20];&quot;Blue&quot;;&quot;Green&quot;)))" office:value-type="float" office:value="0.0354876635355518" calcext:value-type="float">
            <text:p>0.0355</text:p>
          </table:table-cell>
          <table:table-cell table:style-name="ce125" table:formula="of:=[raw.BH20]+ORG.OPENOFFICE.STYLE(IF([raw.K20]&lt;[raw.BI20];&quot;Red&quot;;IF([raw.K20]&gt;[raw.BJ20];&quot;Blue&quot;;&quot;Green&quot;)))" office:value-type="float" office:value="0.033922920354817" calcext:value-type="float">
            <text:p>0.0339</text:p>
          </table:table-cell>
          <table:table-cell table:style-name="ce137" table:formula="of:=[raw.BK20]+ORG.OPENOFFICE.STYLE(IF([raw.K20]&lt;[raw.BL20];&quot;Red&quot;;IF([raw.K20]&gt;[raw.BM20];&quot;Blue&quot;;&quot;Green&quot;)))" office:value-type="float" office:value="0.0310022731049443" calcext:value-type="float">
            <text:p>0.0310</text:p>
          </table:table-cell>
          <table:table-cell table:style-name="ce132" table:formula="of:=[raw.BN20]+ORG.OPENOFFICE.STYLE(IF([raw.K20]&lt;[raw.BO20];&quot;Red&quot;;IF([raw.K20]&gt;[raw.BP20];&quot;Blue&quot;;&quot;Green&quot;)))" office:value-type="float" office:value="0.033922920354817" calcext:value-type="float">
            <text:p>0.0339</text:p>
          </table:table-cell>
        </table:table-row>
        <table:table-row table:style-name="ro1">
          <table:table-cell table:style-name="ce10" table:formula="of:=[$raw.A21]" office:value-type="string" office:string-value="bky_posdep_unbalanced_fdp" calcext:value-type="string">
            <text:p>bky_posdep_unbalanced_fdp</text:p>
          </table:table-cell>
          <table:table-cell table:style-name="ce24" table:formula="of:=[$raw.B21]" office:value-type="float" office:value="10" calcext:value-type="float">
            <text:p>10</text:p>
          </table:table-cell>
          <table:table-cell table:style-name="ce24" table:formula="of:=[$raw.C21]" office:value-type="float" office:value="0.1" calcext:value-type="float">
            <text:p>0.1</text:p>
          </table:table-cell>
          <table:table-cell table:style-name="ce24" table:formula="of:=[$raw.D21]" office:value-type="float" office:value="0.4" calcext:value-type="float">
            <text:p>0.4</text:p>
          </table:table-cell>
          <table:table-cell table:style-name="ce24" table:formula="of:=[$raw.E21]" office:value-type="float" office:value="0.25" calcext:value-type="float">
            <text:p>0.25</text:p>
          </table:table-cell>
          <table:table-cell table:style-name="ce24" table:formula="of:=[$raw.F21]" office:value-type="string" office:string-value="BKY2006" calcext:value-type="string">
            <text:p>BKY2006</text:p>
          </table:table-cell>
          <table:table-cell table:style-name="ce39" table:formula="of:=[raw.N21]+ORG.OPENOFFICE.STYLE(IF([raw.K21]&lt;[raw.O21];&quot;Red&quot;;IF([raw.K21]&gt;[raw.P21];&quot;Blue&quot;;&quot;Green&quot;)))" office:value-type="float" office:value="0.0508633684452686" calcext:value-type="float">
            <text:p>0.0509</text:p>
          </table:table-cell>
          <table:table-cell table:style-name="ce50" table:formula="of:=[raw.Q21]+ORG.OPENOFFICE.STYLE(IF([raw.K21]&lt;[raw.R21];&quot;Red&quot;;IF([raw.K21]&gt;[raw.S21];&quot;Blue&quot;;&quot;Green&quot;)))" office:value-type="float" office:value="0.0322724752781751" calcext:value-type="float">
            <text:p>0.0323</text:p>
          </table:table-cell>
          <table:table-cell table:style-name="ce50" table:formula="of:=[raw.T21]+ORG.OPENOFFICE.STYLE(IF([raw.K21]&lt;[raw.U21];&quot;Red&quot;;IF([raw.K21]&gt;[raw.V21];&quot;Blue&quot;;&quot;Green&quot;)))" office:value-type="float" office:value="0.0432524673868486" calcext:value-type="float">
            <text:p>0.0433</text:p>
          </table:table-cell>
          <table:table-cell table:style-name="ce50" table:formula="of:=[raw.W21]+ORG.OPENOFFICE.STYLE(IF([raw.K21]&lt;[raw.X21];&quot;Red&quot;;IF([raw.K21]&gt;[raw.Y21];&quot;Blue&quot;;&quot;Green&quot;)))" office:value-type="float" office:value="0.0442380663141591" calcext:value-type="float">
            <text:p>0.0442</text:p>
          </table:table-cell>
          <table:table-cell table:style-name="ce57" table:formula="of:=[raw.Z21]+ORG.OPENOFFICE.STYLE(IF([raw.K21]&lt;[raw.AA21];&quot;Red&quot;;IF([raw.K21]&gt;[raw.AB21];&quot;Blue&quot;;&quot;Green&quot;)))" office:value-type="float" office:value="0.050419584711613" calcext:value-type="float">
            <text:p>0.0504</text:p>
          </table:table-cell>
          <table:table-cell table:style-name="ce66" table:formula="of:=[raw.AC21]+ORG.OPENOFFICE.STYLE(IF([raw.K21]&lt;[raw.AD21];&quot;Red&quot;;IF([raw.K21]&gt;[raw.AE21];&quot;Blue&quot;;&quot;Green&quot;)))" office:value-type="float" office:value="0.0442380663141591" calcext:value-type="float">
            <text:p>0.0442</text:p>
          </table:table-cell>
          <table:table-cell table:style-name="ce71" table:formula="of:=[raw.AF21]+ORG.OPENOFFICE.STYLE(IF([raw.K21]&lt;[raw.AG21];&quot;Red&quot;;IF([raw.K21]&gt;[raw.AH21];&quot;Blue&quot;;&quot;Green&quot;)))" office:value-type="float" office:value="0.0263426040749793" calcext:value-type="float">
            <text:p>0.0263</text:p>
          </table:table-cell>
          <table:table-cell table:style-name="ce50" table:formula="of:=[raw.AI21]+ORG.OPENOFFICE.STYLE(IF([raw.K21]&lt;[raw.AJ21];&quot;Red&quot;;IF([raw.K21]&gt;[raw.AK21];&quot;Blue&quot;;&quot;Green&quot;)))" office:value-type="float" office:value="0.0456750038443874" calcext:value-type="float">
            <text:p>0.0457</text:p>
          </table:table-cell>
          <table:table-cell table:style-name="ce79" table:formula="of:=[raw.AL21]+ORG.OPENOFFICE.STYLE(IF([raw.K21]&lt;[raw.AM21];&quot;Red&quot;;IF([raw.K21]&gt;[raw.AN21];&quot;Blue&quot;;&quot;Green&quot;)))" office:value-type="float" office:value="0.0617503600244562" calcext:value-type="float">
            <text:p>0.0618</text:p>
          </table:table-cell>
          <table:table-cell table:style-name="ce50" table:formula="of:=[raw.AO21]+ORG.OPENOFFICE.STYLE(IF([raw.K21]&lt;[raw.AP21];&quot;Red&quot;;IF([raw.K21]&gt;[raw.AQ21];&quot;Blue&quot;;&quot;Green&quot;)))" office:value-type="float" office:value="0.0328670750984134" calcext:value-type="float">
            <text:p>0.0329</text:p>
          </table:table-cell>
          <table:table-cell table:style-name="ce50" table:formula="of:=[raw.AR21]+ORG.OPENOFFICE.STYLE(IF([raw.K21]&lt;[raw.AS21];&quot;Red&quot;;IF([raw.K21]&gt;[raw.AT21];&quot;Blue&quot;;&quot;Green&quot;)))" office:value-type="float" office:value="0.0263426040749793" calcext:value-type="float">
            <text:p>0.0263</text:p>
          </table:table-cell>
          <table:table-cell table:style-name="ce66" table:formula="of:=[raw.AU21]+ORG.OPENOFFICE.STYLE(IF([raw.K21]&lt;[raw.AV21];&quot;Red&quot;;IF([raw.K21]&gt;[raw.AW21];&quot;Blue&quot;;&quot;Green&quot;)))" office:value-type="float" office:value="0.0328670750984134" calcext:value-type="float">
            <text:p>0.0329</text:p>
          </table:table-cell>
          <table:table-cell table:style-name="ce110" table:formula="of:=[raw.AX21]+ORG.OPENOFFICE.STYLE(IF([raw.K21]&lt;[raw.AY21];&quot;Red&quot;;IF([raw.K21]&gt;[raw.AZ21];&quot;Blue&quot;;&quot;Green&quot;)))" office:value-type="float" office:value="0.0426723149776214" calcext:value-type="float">
            <text:p>0.0427</text:p>
          </table:table-cell>
          <table:table-cell table:style-name="ce127" table:formula="of:=[raw.BA21]+ORG.OPENOFFICE.STYLE(IF([raw.K21]&lt;[raw.BB21];&quot;Red&quot;;IF([raw.K21]&gt;[raw.BC21];&quot;Blue&quot;;&quot;Green&quot;)))" office:value-type="float" office:value="0.0195887722466072" calcext:value-type="float">
            <text:p>0.0196</text:p>
          </table:table-cell>
          <table:table-cell table:style-name="ce127" table:formula="of:=[raw.BD21]+ORG.OPENOFFICE.STYLE(IF([raw.K21]&lt;[raw.BF21];&quot;Red&quot;;IF([raw.K21]&gt;[raw.BG21];&quot;Blue&quot;;&quot;Green&quot;)))" office:value-type="float" office:value="0.0278124508981328" calcext:value-type="float">
            <text:p>0.0278</text:p>
          </table:table-cell>
          <table:table-cell table:style-name="ce127" table:formula="of:=[raw.BH21]+ORG.OPENOFFICE.STYLE(IF([raw.K21]&lt;[raw.BI21];&quot;Red&quot;;IF([raw.K21]&gt;[raw.BJ21];&quot;Blue&quot;;&quot;Green&quot;)))" office:value-type="float" office:value="0.0349487938646045" calcext:value-type="float">
            <text:p>0.0349</text:p>
          </table:table-cell>
          <table:table-cell table:style-name="ce127" table:formula="of:=[raw.BK21]+ORG.OPENOFFICE.STYLE(IF([raw.K21]&lt;[raw.BL21];&quot;Red&quot;;IF([raw.K21]&gt;[raw.BM21];&quot;Blue&quot;;&quot;Green&quot;)))" office:value-type="float" office:value="0.0397222733521049" calcext:value-type="float">
            <text:p>0.0397</text:p>
          </table:table-cell>
          <table:table-cell table:style-name="ce133" table:formula="of:=[raw.BN21]+ORG.OPENOFFICE.STYLE(IF([raw.K21]&lt;[raw.BO21];&quot;Red&quot;;IF([raw.K21]&gt;[raw.BP21];&quot;Blue&quot;;&quot;Green&quot;)))" office:value-type="float" office:value="0.0349487938646045" calcext:value-type="float">
            <text:p>0.0349</text:p>
          </table:table-cell>
        </table:table-row>
        <table:table-row table:style-name="ro1" table:number-rows-repeated="104855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ra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BothSides_canonicalbb_mean</text:p>
          </table:table-cell>
          <table:table-cell office:value-type="string" calcext:value-type="string">
            <text:p>BothSides_canonicalbb_lower</text:p>
          </table:table-cell>
          <table:table-cell office:value-type="string" calcext:value-type="string">
            <text:p>BothSides_canonicalbb_upper</text:p>
          </table:table-cell>
          <table:table-cell office:value-type="string" calcext:value-type="string">
            <text:p>BothSides_split2tailbb_mean</text:p>
          </table:table-cell>
          <table:table-cell office:value-type="string" calcext:value-type="string">
            <text:p>BothSides_split2tailbb_lower</text:p>
          </table:table-cell>
          <table:table-cell office:value-type="string" calcext:value-type="string">
            <text:p>BothSides_split2tailbb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PosSide_canonicalbb_mean</text:p>
          </table:table-cell>
          <table:table-cell office:value-type="string" calcext:value-type="string">
            <text:p>PosSide_canonicalbb_lower</text:p>
          </table:table-cell>
          <table:table-cell office:value-type="string" calcext:value-type="string">
            <text:p>PosSide_canonicalbb_upper</text:p>
          </table:table-cell>
          <table:table-cell office:value-type="string" calcext:value-type="string">
            <text:p>PosSide_split2tailbb_mean</text:p>
          </table:table-cell>
          <table:table-cell office:value-type="string" calcext:value-type="string">
            <text:p>PosSide_split2tailbb_lower</text:p>
          </table:table-cell>
          <table:table-cell office:value-type="string" calcext:value-type="string">
            <text:p>PosSide_split2tailbb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NegSide_canonicalbb_mean</text:p>
          </table:table-cell>
          <table:table-cell office:value-type="string" calcext:value-type="string">
            <text:p>NegSide_canonicalbb_lower</text:p>
          </table:table-cell>
          <table:table-cell office:value-type="string" calcext:value-type="string">
            <text:p>NegSide_canonicalbb_upper</text:p>
          </table:table-cell>
          <table:table-cell office:value-type="string" calcext:value-type="string">
            <text:p>NegSide_split2tailbb_mean</text:p>
          </table:table-cell>
          <table:table-cell office:value-type="string" calcext:value-type="string">
            <text:p>NegSide_split2tailbb_lower</text:p>
          </table:table-cell>
          <table:table-cell office:value-type="string" calcext:value-type="string">
            <text:p>NegSide_split2tailbb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indep_null_fd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83920542417641" calcext:value-type="float">
            <text:p>0.0783920542417641</text:p>
          </table:table-cell>
          <table:table-cell office:value-type="float" office:value="0.103607945758236" calcext:value-type="float">
            <text:p>0.103607945758236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7228797876995" calcext:value-type="float">
            <text:p>0.0427228797876995</text:p>
          </table:table-cell>
          <table:table-cell office:value-type="float" office:value="0.0622771202123005" calcext:value-type="float">
            <text:p>0.062277120212300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7228797876995" calcext:value-type="float">
            <text:p>0.0427228797876995</text:p>
          </table:table-cell>
          <table:table-cell office:value-type="float" office:value="0.0622771202123005" calcext:value-type="float">
            <text:p>0.06227712021230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83920542417641" calcext:value-type="float">
            <text:p>0.0783920542417641</text:p>
          </table:table-cell>
          <table:table-cell office:value-type="float" office:value="0.103607945758236" calcext:value-type="float">
            <text:p>0.103607945758236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7228797876995" calcext:value-type="float">
            <text:p>0.0427228797876995</text:p>
          </table:table-cell>
          <table:table-cell office:value-type="float" office:value="0.0622771202123005" calcext:value-type="float">
            <text:p>0.062277120212300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7228797876995" calcext:value-type="float">
            <text:p>0.0427228797876995</text:p>
          </table:table-cell>
          <table:table-cell office:value-type="float" office:value="0.0622771202123005" calcext:value-type="float">
            <text:p>0.062277120212300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8167840507121" calcext:value-type="float">
            <text:p>0.0368167840507121</text:p>
          </table:table-cell>
          <table:table-cell office:value-type="float" office:value="0.0551832159492879" calcext:value-type="float">
            <text:p>0.055183215949287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72694300216792" calcext:value-type="float">
            <text:p>0.0372694300216792</text:p>
          </table:table-cell>
          <table:table-cell office:value-type="float" office:value="0.0557305699783208" calcext:value-type="float">
            <text:p>0.055730569978320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3.56135254166667" calcext:value-type="float">
            <text:p>3.56135254166667</text:p>
          </table:table-cell>
        </table:table-row>
        <table:table-row table:style-name="ro1">
          <table:table-cell office:value-type="string" calcext:value-type="string">
            <text:p>bh_indep_posonly_fdp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7409587554444" calcext:value-type="float">
            <text:p>0.0377409587554444</text:p>
          </table:table-cell>
          <table:table-cell office:value-type="float" office:value="0.0373088532989641" calcext:value-type="float">
            <text:p>0.0373088532989641</text:p>
          </table:table-cell>
          <table:table-cell office:value-type="float" office:value="0.0381730642119246" calcext:value-type="float">
            <text:p>0.0381730642119246</text:p>
          </table:table-cell>
          <table:table-cell office:value-type="float" office:value="0.0375517587147581" calcext:value-type="float">
            <text:p>0.0375517587147581</text:p>
          </table:table-cell>
          <table:table-cell office:value-type="float" office:value="0.037091744746078" calcext:value-type="float">
            <text:p>0.037091744746078</text:p>
          </table:table-cell>
          <table:table-cell office:value-type="float" office:value="0.0380117726834383" calcext:value-type="float">
            <text:p>0.0380117726834383</text:p>
          </table:table-cell>
          <table:table-cell office:value-type="float" office:value="0.0375517587147581" calcext:value-type="float">
            <text:p>0.0375517587147581</text:p>
          </table:table-cell>
          <table:table-cell office:value-type="float" office:value="0.037091744746078" calcext:value-type="float">
            <text:p>0.037091744746078</text:p>
          </table:table-cell>
          <table:table-cell office:value-type="float" office:value="0.0380117726834383" calcext:value-type="float">
            <text:p>0.0380117726834383</text:p>
          </table:table-cell>
          <table:table-cell office:value-type="float" office:value="0.0301634279584102" calcext:value-type="float">
            <text:p>0.0301634279584102</text:p>
          </table:table-cell>
          <table:table-cell office:value-type="float" office:value="0.0297679880189106" calcext:value-type="float">
            <text:p>0.0297679880189106</text:p>
          </table:table-cell>
          <table:table-cell office:value-type="float" office:value="0.0305588678979098" calcext:value-type="float">
            <text:p>0.0305588678979098</text:p>
          </table:table-cell>
          <table:table-cell office:value-type="float" office:value="0.019835349894029" calcext:value-type="float">
            <text:p>0.019835349894029</text:p>
          </table:table-cell>
          <table:table-cell office:value-type="float" office:value="0.0194537492678531" calcext:value-type="float">
            <text:p>0.0194537492678531</text:p>
          </table:table-cell>
          <table:table-cell office:value-type="float" office:value="0.020216950520205" calcext:value-type="float">
            <text:p>0.020216950520205</text:p>
          </table:table-cell>
          <table:table-cell office:value-type="float" office:value="0.0161210655027914" calcext:value-type="float">
            <text:p>0.0161210655027914</text:p>
          </table:table-cell>
          <table:table-cell office:value-type="float" office:value="0.0157709991709749" calcext:value-type="float">
            <text:p>0.0157709991709749</text:p>
          </table:table-cell>
          <table:table-cell office:value-type="float" office:value="0.0164711318346078" calcext:value-type="float">
            <text:p>0.0164711318346078</text:p>
          </table:table-cell>
          <table:table-cell office:value-type="float" office:value="0.0376251565907182" calcext:value-type="float">
            <text:p>0.0376251565907182</text:p>
          </table:table-cell>
          <table:table-cell office:value-type="float" office:value="0.0371933197469253" calcext:value-type="float">
            <text:p>0.0371933197469253</text:p>
          </table:table-cell>
          <table:table-cell office:value-type="float" office:value="0.0380569934345111" calcext:value-type="float">
            <text:p>0.0380569934345111</text:p>
          </table:table-cell>
          <table:table-cell office:value-type="float" office:value="0.0192417946912172" calcext:value-type="float">
            <text:p>0.0192417946912172</text:p>
          </table:table-cell>
          <table:table-cell office:value-type="float" office:value="0.0189067779028087" calcext:value-type="float">
            <text:p>0.0189067779028087</text:p>
          </table:table-cell>
          <table:table-cell office:value-type="float" office:value="0.0195768114796256" calcext:value-type="float">
            <text:p>0.0195768114796256</text:p>
          </table:table-cell>
          <table:table-cell office:value-type="float" office:value="0.0192417946912172" calcext:value-type="float">
            <text:p>0.0192417946912172</text:p>
          </table:table-cell>
          <table:table-cell office:value-type="float" office:value="0.0189067779028087" calcext:value-type="float">
            <text:p>0.0189067779028087</text:p>
          </table:table-cell>
          <table:table-cell office:value-type="float" office:value="0.0195768114796256" calcext:value-type="float">
            <text:p>0.0195768114796256</text:p>
          </table:table-cell>
          <table:table-cell office:value-type="float" office:value="0.0300108297029199" calcext:value-type="float">
            <text:p>0.0300108297029199</text:p>
          </table:table-cell>
          <table:table-cell office:value-type="float" office:value="0.029615904073122" calcext:value-type="float">
            <text:p>0.029615904073122</text:p>
          </table:table-cell>
          <table:table-cell office:value-type="float" office:value="0.0304057553327178" calcext:value-type="float">
            <text:p>0.0304057553327178</text:p>
          </table:table-cell>
          <table:table-cell office:value-type="float" office:value="0.0197195477293029" calcext:value-type="float">
            <text:p>0.0197195477293029</text:p>
          </table:table-cell>
          <table:table-cell office:value-type="float" office:value="0.019348848807302" calcext:value-type="float">
            <text:p>0.019348848807302</text:p>
          </table:table-cell>
          <table:table-cell office:value-type="float" office:value="0.0200902466513038" calcext:value-type="float">
            <text:p>0.0200902466513038</text:p>
          </table:table-cell>
          <table:table-cell office:value-type="float" office:value="0.015968467247301" calcext:value-type="float">
            <text:p>0.015968467247301</text:p>
          </table:table-cell>
          <table:table-cell office:value-type="float" office:value="0.0156309702925821" calcext:value-type="float">
            <text:p>0.0156309702925821</text:p>
          </table:table-cell>
          <table:table-cell office:value-type="float" office:value="0.01630596420202" calcext:value-type="float">
            <text:p>0.0163059642020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3206756621173" calcext:value-type="float">
            <text:p>0.033206756621173</text:p>
          </table:table-cell>
          <table:table-cell office:value-type="float" office:value="0.050793243378827" calcext:value-type="float">
            <text:p>0.050793243378827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3233049697264" calcext:value-type="float">
            <text:p>0.993233049697264</text:p>
          </table:table-cell>
          <table:table-cell office:value-type="float" office:value="0.998766950302736" calcext:value-type="float">
            <text:p>0.998766950302736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3233049697264" calcext:value-type="float">
            <text:p>0.993233049697264</text:p>
          </table:table-cell>
          <table:table-cell office:value-type="float" office:value="0.998766950302736" calcext:value-type="float">
            <text:p>0.99876695030273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13559403426397" calcext:value-type="float">
            <text:p>0.0413559403426397</text:p>
          </table:table-cell>
          <table:table-cell office:value-type="float" office:value="0.0606440596573603" calcext:value-type="float">
            <text:p>0.060644059657360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3206756621173" calcext:value-type="float">
            <text:p>0.033206756621173</text:p>
          </table:table-cell>
          <table:table-cell office:value-type="float" office:value="0.050793243378827" calcext:value-type="float">
            <text:p>0.05079324337882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13559403426397" calcext:value-type="float">
            <text:p>0.0413559403426397</text:p>
          </table:table-cell>
          <table:table-cell office:value-type="float" office:value="0.0606440596573603" calcext:value-type="float">
            <text:p>0.0606440596573603</text:p>
          </table:table-cell>
          <table:table-cell office:value-type="float" office:value="3.99346608333333" calcext:value-type="float">
            <text:p>3.99346608333333</text:p>
          </table:table-cell>
        </table:table-row>
        <table:table-row table:style-name="ro1">
          <table:table-cell office:value-type="string" calcext:value-type="string">
            <text:p>bh_indep_negonly_fd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00664168843015" calcext:value-type="float">
            <text:p>0.0400664168843015</text:p>
          </table:table-cell>
          <table:table-cell office:value-type="float" office:value="0.0396292851030393" calcext:value-type="float">
            <text:p>0.0396292851030393</text:p>
          </table:table-cell>
          <table:table-cell office:value-type="float" office:value="0.0405035486655637" calcext:value-type="float">
            <text:p>0.0405035486655637</text:p>
          </table:table-cell>
          <table:table-cell office:value-type="float" office:value="0.0397373333440581" calcext:value-type="float">
            <text:p>0.0397373333440581</text:p>
          </table:table-cell>
          <table:table-cell office:value-type="float" office:value="0.0392777964214277" calcext:value-type="float">
            <text:p>0.0392777964214277</text:p>
          </table:table-cell>
          <table:table-cell office:value-type="float" office:value="0.0401968702666885" calcext:value-type="float">
            <text:p>0.0401968702666885</text:p>
          </table:table-cell>
          <table:table-cell office:value-type="float" office:value="0.0397373333440581" calcext:value-type="float">
            <text:p>0.0397373333440581</text:p>
          </table:table-cell>
          <table:table-cell office:value-type="float" office:value="0.0392777964214277" calcext:value-type="float">
            <text:p>0.0392777964214277</text:p>
          </table:table-cell>
          <table:table-cell office:value-type="float" office:value="0.0401968702666885" calcext:value-type="float">
            <text:p>0.0401968702666885</text:p>
          </table:table-cell>
          <table:table-cell office:value-type="float" office:value="0.0323461265838363" calcext:value-type="float">
            <text:p>0.0323461265838363</text:p>
          </table:table-cell>
          <table:table-cell office:value-type="float" office:value="0.0319466513803933" calcext:value-type="float">
            <text:p>0.0319466513803933</text:p>
          </table:table-cell>
          <table:table-cell office:value-type="float" office:value="0.0327456017872793" calcext:value-type="float">
            <text:p>0.0327456017872793</text:p>
          </table:table-cell>
          <table:table-cell office:value-type="float" office:value="0.0219748197378076" calcext:value-type="float">
            <text:p>0.0219748197378076</text:p>
          </table:table-cell>
          <table:table-cell office:value-type="float" office:value="0.0215831173556058" calcext:value-type="float">
            <text:p>0.0215831173556058</text:p>
          </table:table-cell>
          <table:table-cell office:value-type="float" office:value="0.0223665221200094" calcext:value-type="float">
            <text:p>0.0223665221200094</text:p>
          </table:table-cell>
          <table:table-cell office:value-type="float" office:value="0.018207668516983" calcext:value-type="float">
            <text:p>0.018207668516983</text:p>
          </table:table-cell>
          <table:table-cell office:value-type="float" office:value="0.0178424271773628" calcext:value-type="float">
            <text:p>0.0178424271773628</text:p>
          </table:table-cell>
          <table:table-cell office:value-type="float" office:value="0.0185729098566032" calcext:value-type="float">
            <text:p>0.018572909856603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0060092541416" calcext:value-type="float">
            <text:p>0.0450060092541416</text:p>
          </table:table-cell>
          <table:table-cell office:value-type="float" office:value="0.0649939907458584" calcext:value-type="float">
            <text:p>0.064993990745858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0060092541416" calcext:value-type="float">
            <text:p>0.0450060092541416</text:p>
          </table:table-cell>
          <table:table-cell office:value-type="float" office:value="0.0649939907458584" calcext:value-type="float">
            <text:p>0.0649939907458584</text:p>
          </table:table-cell>
          <table:table-cell office:value-type="float" office:value="0.03994011054853" calcext:value-type="float">
            <text:p>0.03994011054853</text:p>
          </table:table-cell>
          <table:table-cell office:value-type="float" office:value="0.0395031816935954" calcext:value-type="float">
            <text:p>0.0395031816935954</text:p>
          </table:table-cell>
          <table:table-cell office:value-type="float" office:value="0.0403770394034646" calcext:value-type="float">
            <text:p>0.0403770394034646</text:p>
          </table:table-cell>
          <table:table-cell office:value-type="float" office:value="0.0213109578668743" calcext:value-type="float">
            <text:p>0.0213109578668743</text:p>
          </table:table-cell>
          <table:table-cell office:value-type="float" office:value="0.0209716760607943" calcext:value-type="float">
            <text:p>0.0209716760607943</text:p>
          </table:table-cell>
          <table:table-cell office:value-type="float" office:value="0.0216502396729542" calcext:value-type="float">
            <text:p>0.0216502396729542</text:p>
          </table:table-cell>
          <table:table-cell office:value-type="float" office:value="0.0213109578668743" calcext:value-type="float">
            <text:p>0.0213109578668743</text:p>
          </table:table-cell>
          <table:table-cell office:value-type="float" office:value="0.0209716760607943" calcext:value-type="float">
            <text:p>0.0209716760607943</text:p>
          </table:table-cell>
          <table:table-cell office:value-type="float" office:value="0.0216502396729542" calcext:value-type="float">
            <text:p>0.0216502396729542</text:p>
          </table:table-cell>
          <table:table-cell office:value-type="float" office:value="0.0321907508011466" calcext:value-type="float">
            <text:p>0.0321907508011466</text:p>
          </table:table-cell>
          <table:table-cell office:value-type="float" office:value="0.0317919741838959" calcext:value-type="float">
            <text:p>0.0317919741838959</text:p>
          </table:table-cell>
          <table:table-cell office:value-type="float" office:value="0.0325895274183973" calcext:value-type="float">
            <text:p>0.0325895274183973</text:p>
          </table:table-cell>
          <table:table-cell office:value-type="float" office:value="0.0218485134020361" calcext:value-type="float">
            <text:p>0.0218485134020361</text:p>
          </table:table-cell>
          <table:table-cell office:value-type="float" office:value="0.0214684200693953" calcext:value-type="float">
            <text:p>0.0214684200693953</text:p>
          </table:table-cell>
          <table:table-cell office:value-type="float" office:value="0.0222286067346769" calcext:value-type="float">
            <text:p>0.0222286067346769</text:p>
          </table:table-cell>
          <table:table-cell office:value-type="float" office:value="0.0180522927342933" calcext:value-type="float">
            <text:p>0.0180522927342933</text:p>
          </table:table-cell>
          <table:table-cell office:value-type="float" office:value="0.0176995881126413" calcext:value-type="float">
            <text:p>0.0176995881126413</text:p>
          </table:table-cell>
          <table:table-cell office:value-type="float" office:value="0.0184049973559452" calcext:value-type="float">
            <text:p>0.0184049973559452</text:p>
          </table:table-cell>
          <table:table-cell office:value-type="float" office:value="4.02350533333333" calcext:value-type="float">
            <text:p>4.02350533333333</text:p>
          </table:table-cell>
        </table:table-row>
        <table:table-row table:style-name="ro1">
          <table:table-cell office:value-type="string" calcext:value-type="string">
            <text:p>bh_indep_balanced_fd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1220719066292" calcext:value-type="float">
            <text:p>0.0261220719066292</text:p>
          </table:table-cell>
          <table:table-cell office:value-type="float" office:value="0.0258702292595004" calcext:value-type="float">
            <text:p>0.0258702292595004</text:p>
          </table:table-cell>
          <table:table-cell office:value-type="float" office:value="0.0263739145537581" calcext:value-type="float">
            <text:p>0.0263739145537581</text:p>
          </table:table-cell>
          <table:table-cell office:value-type="float" office:value="0.0260925520274977" calcext:value-type="float">
            <text:p>0.0260925520274977</text:p>
          </table:table-cell>
          <table:table-cell office:value-type="float" office:value="0.0258404524213813" calcext:value-type="float">
            <text:p>0.0258404524213813</text:p>
          </table:table-cell>
          <table:table-cell office:value-type="float" office:value="0.026344651633614" calcext:value-type="float">
            <text:p>0.026344651633614</text:p>
          </table:table-cell>
          <table:table-cell office:value-type="float" office:value="0.0260925520274977" calcext:value-type="float">
            <text:p>0.0260925520274977</text:p>
          </table:table-cell>
          <table:table-cell office:value-type="float" office:value="0.0258404524213813" calcext:value-type="float">
            <text:p>0.0258404524213813</text:p>
          </table:table-cell>
          <table:table-cell office:value-type="float" office:value="0.026344651633614" calcext:value-type="float">
            <text:p>0.026344651633614</text:p>
          </table:table-cell>
          <table:table-cell office:value-type="float" office:value="0.0261098550051958" calcext:value-type="float">
            <text:p>0.0261098550051958</text:p>
          </table:table-cell>
          <table:table-cell office:value-type="float" office:value="0.0258588420920149" calcext:value-type="float">
            <text:p>0.0258588420920149</text:p>
          </table:table-cell>
          <table:table-cell office:value-type="float" office:value="0.0263608679183767" calcext:value-type="float">
            <text:p>0.0263608679183767</text:p>
          </table:table-cell>
          <table:table-cell office:value-type="float" office:value="0.0261220719066292" calcext:value-type="float">
            <text:p>0.0261220719066292</text:p>
          </table:table-cell>
          <table:table-cell office:value-type="float" office:value="0.0258702292595004" calcext:value-type="float">
            <text:p>0.0258702292595004</text:p>
          </table:table-cell>
          <table:table-cell office:value-type="float" office:value="0.0263739145537581" calcext:value-type="float">
            <text:p>0.0263739145537581</text:p>
          </table:table-cell>
          <table:table-cell office:value-type="float" office:value="0.0261098550051958" calcext:value-type="float">
            <text:p>0.0261098550051958</text:p>
          </table:table-cell>
          <table:table-cell office:value-type="float" office:value="0.0258588420920149" calcext:value-type="float">
            <text:p>0.0258588420920149</text:p>
          </table:table-cell>
          <table:table-cell office:value-type="float" office:value="0.0263608679183767" calcext:value-type="float">
            <text:p>0.0263608679183767</text:p>
          </table:table-cell>
          <table:table-cell office:value-type="float" office:value="0.0250396596610548" calcext:value-type="float">
            <text:p>0.0250396596610548</text:p>
          </table:table-cell>
          <table:table-cell office:value-type="float" office:value="0.0246776877695372" calcext:value-type="float">
            <text:p>0.0246776877695372</text:p>
          </table:table-cell>
          <table:table-cell office:value-type="float" office:value="0.0254016315525723" calcext:value-type="float">
            <text:p>0.0254016315525723</text:p>
          </table:table-cell>
          <table:table-cell office:value-type="float" office:value="0.0250336001873226" calcext:value-type="float">
            <text:p>0.0250336001873226</text:p>
          </table:table-cell>
          <table:table-cell office:value-type="float" office:value="0.0246757712763113" calcext:value-type="float">
            <text:p>0.0246757712763113</text:p>
          </table:table-cell>
          <table:table-cell office:value-type="float" office:value="0.0253914290983338" calcext:value-type="float">
            <text:p>0.0253914290983338</text:p>
          </table:table-cell>
          <table:table-cell office:value-type="float" office:value="0.0250336001873226" calcext:value-type="float">
            <text:p>0.0250336001873226</text:p>
          </table:table-cell>
          <table:table-cell office:value-type="float" office:value="0.0246757712763113" calcext:value-type="float">
            <text:p>0.0246757712763113</text:p>
          </table:table-cell>
          <table:table-cell office:value-type="float" office:value="0.0253914290983338" calcext:value-type="float">
            <text:p>0.0253914290983338</text:p>
          </table:table-cell>
          <table:table-cell office:value-type="float" office:value="0.0250422948781658" calcext:value-type="float">
            <text:p>0.0250422948781658</text:p>
          </table:table-cell>
          <table:table-cell office:value-type="float" office:value="0.0246811971033669" calcext:value-type="float">
            <text:p>0.0246811971033669</text:p>
          </table:table-cell>
          <table:table-cell office:value-type="float" office:value="0.0254033926529647" calcext:value-type="float">
            <text:p>0.0254033926529647</text:p>
          </table:table-cell>
          <table:table-cell office:value-type="float" office:value="0.0250396596610548" calcext:value-type="float">
            <text:p>0.0250396596610548</text:p>
          </table:table-cell>
          <table:table-cell office:value-type="float" office:value="0.0246776877695372" calcext:value-type="float">
            <text:p>0.0246776877695372</text:p>
          </table:table-cell>
          <table:table-cell office:value-type="float" office:value="0.0254016315525723" calcext:value-type="float">
            <text:p>0.0254016315525723</text:p>
          </table:table-cell>
          <table:table-cell office:value-type="float" office:value="0.0250422948781658" calcext:value-type="float">
            <text:p>0.0250422948781658</text:p>
          </table:table-cell>
          <table:table-cell office:value-type="float" office:value="0.0246811971033669" calcext:value-type="float">
            <text:p>0.0246811971033669</text:p>
          </table:table-cell>
          <table:table-cell office:value-type="float" office:value="0.0254033926529647" calcext:value-type="float">
            <text:p>0.0254033926529647</text:p>
          </table:table-cell>
          <table:table-cell office:value-type="float" office:value="0.0271240856497245" calcext:value-type="float">
            <text:p>0.0271240856497245</text:p>
          </table:table-cell>
          <table:table-cell office:value-type="float" office:value="0.0267645174209202" calcext:value-type="float">
            <text:p>0.0267645174209202</text:p>
          </table:table-cell>
          <table:table-cell office:value-type="float" office:value="0.0274836538785288" calcext:value-type="float">
            <text:p>0.0274836538785288</text:p>
          </table:table-cell>
          <table:table-cell office:value-type="float" office:value="0.0271027747275906" calcext:value-type="float">
            <text:p>0.0271027747275906</text:p>
          </table:table-cell>
          <table:table-cell office:value-type="float" office:value="0.0267445122650098" calcext:value-type="float">
            <text:p>0.0267445122650098</text:p>
          </table:table-cell>
          <table:table-cell office:value-type="float" office:value="0.0274610371901713" calcext:value-type="float">
            <text:p>0.0274610371901713</text:p>
          </table:table-cell>
          <table:table-cell office:value-type="float" office:value="0.0271027747275906" calcext:value-type="float">
            <text:p>0.0271027747275906</text:p>
          </table:table-cell>
          <table:table-cell office:value-type="float" office:value="0.0267445122650098" calcext:value-type="float">
            <text:p>0.0267445122650098</text:p>
          </table:table-cell>
          <table:table-cell office:value-type="float" office:value="0.0274610371901713" calcext:value-type="float">
            <text:p>0.0274610371901713</text:p>
          </table:table-cell>
          <table:table-cell office:value-type="float" office:value="0.027100311052721" calcext:value-type="float">
            <text:p>0.027100311052721</text:p>
          </table:table-cell>
          <table:table-cell office:value-type="float" office:value="0.0267422304726699" calcext:value-type="float">
            <text:p>0.0267422304726699</text:p>
          </table:table-cell>
          <table:table-cell office:value-type="float" office:value="0.0274583916327722" calcext:value-type="float">
            <text:p>0.0274583916327722</text:p>
          </table:table-cell>
          <table:table-cell office:value-type="float" office:value="0.0271240856497245" calcext:value-type="float">
            <text:p>0.0271240856497245</text:p>
          </table:table-cell>
          <table:table-cell office:value-type="float" office:value="0.0267645174209202" calcext:value-type="float">
            <text:p>0.0267645174209202</text:p>
          </table:table-cell>
          <table:table-cell office:value-type="float" office:value="0.0274836538785288" calcext:value-type="float">
            <text:p>0.0274836538785288</text:p>
          </table:table-cell>
          <table:table-cell office:value-type="float" office:value="0.027100311052721" calcext:value-type="float">
            <text:p>0.027100311052721</text:p>
          </table:table-cell>
          <table:table-cell office:value-type="float" office:value="0.0267422304726699" calcext:value-type="float">
            <text:p>0.0267422304726699</text:p>
          </table:table-cell>
          <table:table-cell office:value-type="float" office:value="0.0274583916327722" calcext:value-type="float">
            <text:p>0.0274583916327722</text:p>
          </table:table-cell>
          <table:table-cell office:value-type="float" office:value="4.41843525" calcext:value-type="float">
            <text:p>4.41843525</text:p>
          </table:table-cell>
        </table:table-row>
        <table:table-row table:style-name="ro1">
          <table:table-cell office:value-type="string" calcext:value-type="string">
            <text:p>bh_indep_unbalanced_fdp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1610188410802" calcext:value-type="float">
            <text:p>0.0261610188410802</text:p>
          </table:table-cell>
          <table:table-cell office:value-type="float" office:value="0.0259120141222826" calcext:value-type="float">
            <text:p>0.0259120141222826</text:p>
          </table:table-cell>
          <table:table-cell office:value-type="float" office:value="0.0264100235598779" calcext:value-type="float">
            <text:p>0.0264100235598779</text:p>
          </table:table-cell>
          <table:table-cell office:value-type="float" office:value="0.0259644601958382" calcext:value-type="float">
            <text:p>0.0259644601958382</text:p>
          </table:table-cell>
          <table:table-cell office:value-type="float" office:value="0.0257164076333612" calcext:value-type="float">
            <text:p>0.0257164076333612</text:p>
          </table:table-cell>
          <table:table-cell office:value-type="float" office:value="0.0262125127583153" calcext:value-type="float">
            <text:p>0.0262125127583153</text:p>
          </table:table-cell>
          <table:table-cell office:value-type="float" office:value="0.0259644601958382" calcext:value-type="float">
            <text:p>0.0259644601958382</text:p>
          </table:table-cell>
          <table:table-cell office:value-type="float" office:value="0.0257164076333612" calcext:value-type="float">
            <text:p>0.0257164076333612</text:p>
          </table:table-cell>
          <table:table-cell office:value-type="float" office:value="0.0262125127583153" calcext:value-type="float">
            <text:p>0.0262125127583153</text:p>
          </table:table-cell>
          <table:table-cell office:value-type="float" office:value="0.0233371398864207" calcext:value-type="float">
            <text:p>0.0233371398864207</text:p>
          </table:table-cell>
          <table:table-cell office:value-type="float" office:value="0.0230968729713631" calcext:value-type="float">
            <text:p>0.0230968729713631</text:p>
          </table:table-cell>
          <table:table-cell office:value-type="float" office:value="0.0235774068014784" calcext:value-type="float">
            <text:p>0.0235774068014784</text:p>
          </table:table-cell>
          <table:table-cell office:value-type="float" office:value="0.0261610188410802" calcext:value-type="float">
            <text:p>0.0261610188410802</text:p>
          </table:table-cell>
          <table:table-cell office:value-type="float" office:value="0.0259120141222826" calcext:value-type="float">
            <text:p>0.0259120141222826</text:p>
          </table:table-cell>
          <table:table-cell office:value-type="float" office:value="0.0264100235598779" calcext:value-type="float">
            <text:p>0.0264100235598779</text:p>
          </table:table-cell>
          <table:table-cell office:value-type="float" office:value="0.0233371398864207" calcext:value-type="float">
            <text:p>0.0233371398864207</text:p>
          </table:table-cell>
          <table:table-cell office:value-type="float" office:value="0.0230968729713631" calcext:value-type="float">
            <text:p>0.0230968729713631</text:p>
          </table:table-cell>
          <table:table-cell office:value-type="float" office:value="0.0235774068014784" calcext:value-type="float">
            <text:p>0.0235774068014784</text:p>
          </table:table-cell>
          <table:table-cell office:value-type="float" office:value="0.0256093894653127" calcext:value-type="float">
            <text:p>0.0256093894653127</text:p>
          </table:table-cell>
          <table:table-cell office:value-type="float" office:value="0.025000995352841" calcext:value-type="float">
            <text:p>0.025000995352841</text:p>
          </table:table-cell>
          <table:table-cell office:value-type="float" office:value="0.0262177835777843" calcext:value-type="float">
            <text:p>0.0262177835777843</text:p>
          </table:table-cell>
          <table:table-cell office:value-type="float" office:value="0.0601650583751255" calcext:value-type="float">
            <text:p>0.0601650583751255</text:p>
          </table:table-cell>
          <table:table-cell office:value-type="float" office:value="0.0593565738007553" calcext:value-type="float">
            <text:p>0.0593565738007553</text:p>
          </table:table-cell>
          <table:table-cell office:value-type="float" office:value="0.0609735429494956" calcext:value-type="float">
            <text:p>0.0609735429494956</text:p>
          </table:table-cell>
          <table:table-cell office:value-type="float" office:value="0.0601650583751255" calcext:value-type="float">
            <text:p>0.0601650583751255</text:p>
          </table:table-cell>
          <table:table-cell office:value-type="float" office:value="0.0593565738007553" calcext:value-type="float">
            <text:p>0.0593565738007553</text:p>
          </table:table-cell>
          <table:table-cell office:value-type="float" office:value="0.0609735429494956" calcext:value-type="float">
            <text:p>0.0609735429494956</text:p>
          </table:table-cell>
          <table:table-cell office:value-type="float" office:value="0.0361503949585188" calcext:value-type="float">
            <text:p>0.0361503949585188</text:p>
          </table:table-cell>
          <table:table-cell office:value-type="float" office:value="0.0354511734782754" calcext:value-type="float">
            <text:p>0.0354511734782754</text:p>
          </table:table-cell>
          <table:table-cell office:value-type="float" office:value="0.0368496164387621" calcext:value-type="float">
            <text:p>0.0368496164387621</text:p>
          </table:table-cell>
          <table:table-cell office:value-type="float" office:value="0.0256093894653127" calcext:value-type="float">
            <text:p>0.0256093894653127</text:p>
          </table:table-cell>
          <table:table-cell office:value-type="float" office:value="0.025000995352841" calcext:value-type="float">
            <text:p>0.025000995352841</text:p>
          </table:table-cell>
          <table:table-cell office:value-type="float" office:value="0.0262177835777843" calcext:value-type="float">
            <text:p>0.0262177835777843</text:p>
          </table:table-cell>
          <table:table-cell office:value-type="float" office:value="0.0361503949585188" calcext:value-type="float">
            <text:p>0.0361503949585188</text:p>
          </table:table-cell>
          <table:table-cell office:value-type="float" office:value="0.0354511734782754" calcext:value-type="float">
            <text:p>0.0354511734782754</text:p>
          </table:table-cell>
          <table:table-cell office:value-type="float" office:value="0.0368496164387621" calcext:value-type="float">
            <text:p>0.0368496164387621</text:p>
          </table:table-cell>
          <table:table-cell office:value-type="float" office:value="0.0262138782029051" calcext:value-type="float">
            <text:p>0.0262138782029051</text:p>
          </table:table-cell>
          <table:table-cell office:value-type="float" office:value="0.0259387078753418" calcext:value-type="float">
            <text:p>0.0259387078753418</text:p>
          </table:table-cell>
          <table:table-cell office:value-type="float" office:value="0.0264890485304684" calcext:value-type="float">
            <text:p>0.0264890485304684</text:p>
          </table:table-cell>
          <table:table-cell office:value-type="float" office:value="0.0169509790553956" calcext:value-type="float">
            <text:p>0.0169509790553956</text:p>
          </table:table-cell>
          <table:table-cell office:value-type="float" office:value="0.016726964316712" calcext:value-type="float">
            <text:p>0.016726964316712</text:p>
          </table:table-cell>
          <table:table-cell office:value-type="float" office:value="0.0171749937940791" calcext:value-type="float">
            <text:p>0.0171749937940791</text:p>
          </table:table-cell>
          <table:table-cell office:value-type="float" office:value="0.0169509790553956" calcext:value-type="float">
            <text:p>0.0169509790553956</text:p>
          </table:table-cell>
          <table:table-cell office:value-type="float" office:value="0.016726964316712" calcext:value-type="float">
            <text:p>0.016726964316712</text:p>
          </table:table-cell>
          <table:table-cell office:value-type="float" office:value="0.0171749937940791" calcext:value-type="float">
            <text:p>0.0171749937940791</text:p>
          </table:table-cell>
          <table:table-cell office:value-type="float" office:value="0.0204748433323731" calcext:value-type="float">
            <text:p>0.0204748433323731</text:p>
          </table:table-cell>
          <table:table-cell office:value-type="float" office:value="0.0202279699833003" calcext:value-type="float">
            <text:p>0.0202279699833003</text:p>
          </table:table-cell>
          <table:table-cell office:value-type="float" office:value="0.0207217166814459" calcext:value-type="float">
            <text:p>0.0207217166814459</text:p>
          </table:table-cell>
          <table:table-cell office:value-type="float" office:value="0.0262138782029051" calcext:value-type="float">
            <text:p>0.0262138782029051</text:p>
          </table:table-cell>
          <table:table-cell office:value-type="float" office:value="0.0259387078753418" calcext:value-type="float">
            <text:p>0.0259387078753418</text:p>
          </table:table-cell>
          <table:table-cell office:value-type="float" office:value="0.0264890485304684" calcext:value-type="float">
            <text:p>0.0264890485304684</text:p>
          </table:table-cell>
          <table:table-cell office:value-type="float" office:value="0.0204748433323731" calcext:value-type="float">
            <text:p>0.0204748433323731</text:p>
          </table:table-cell>
          <table:table-cell office:value-type="float" office:value="0.0202279699833003" calcext:value-type="float">
            <text:p>0.0202279699833003</text:p>
          </table:table-cell>
          <table:table-cell office:value-type="float" office:value="0.0207217166814459" calcext:value-type="float">
            <text:p>0.0207217166814459</text:p>
          </table:table-cell>
          <table:table-cell office:value-type="float" office:value="4.40563075" calcext:value-type="float">
            <text:p>4.40563075</text:p>
          </table:table-cell>
        </table:table-row>
        <table:table-row table:style-name="ro1">
          <table:table-cell office:value-type="string" calcext:value-type="string">
            <text:p>bh_posdep_null_fd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65176635110392" calcext:value-type="float">
            <text:p>0.0765176635110392</text:p>
          </table:table-cell>
          <table:table-cell office:value-type="float" office:value="0.101482336488961" calcext:value-type="float">
            <text:p>0.10148233648896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1073358489683" calcext:value-type="float">
            <text:p>0.0341073358489683</text:p>
          </table:table-cell>
          <table:table-cell office:value-type="float" office:value="0.0518926641510317" calcext:value-type="float">
            <text:p>0.051892664151031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1073358489683" calcext:value-type="float">
            <text:p>0.0341073358489683</text:p>
          </table:table-cell>
          <table:table-cell office:value-type="float" office:value="0.0518926641510317" calcext:value-type="float">
            <text:p>0.0518926641510317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09008038186808" calcext:value-type="float">
            <text:p>0.0409008038186808</text:p>
          </table:table-cell>
          <table:table-cell office:value-type="float" office:value="0.0600991961813192" calcext:value-type="float">
            <text:p>0.060099196181319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1073358489683" calcext:value-type="float">
            <text:p>0.0341073358489683</text:p>
          </table:table-cell>
          <table:table-cell office:value-type="float" office:value="0.0518926641510317" calcext:value-type="float">
            <text:p>0.051892664151031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0092281251111" calcext:value-type="float">
            <text:p>0.0350092281251111</text:p>
          </table:table-cell>
          <table:table-cell office:value-type="float" office:value="0.0529907718748889" calcext:value-type="float">
            <text:p>0.0529907718748889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5" calcext:value-type="float">
            <text:p>0.0185896076503585</text:p>
          </table:table-cell>
          <table:table-cell office:value-type="float" office:value="0.0324103923496415" calcext:value-type="float">
            <text:p>0.032410392349641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04995371665472" calcext:value-type="float">
            <text:p>0.0104995371665472</text:p>
          </table:table-cell>
          <table:table-cell office:value-type="float" office:value="0.0215004628334528" calcext:value-type="float">
            <text:p>0.021500462833452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59123909234041" calcext:value-type="float">
            <text:p>0.0359123909234041</text:p>
          </table:table-cell>
          <table:table-cell office:value-type="float" office:value="0.0540876090765959" calcext:value-type="float">
            <text:p>0.0540876090765959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55936880975" calcext:value-type="float">
            <text:p>0.018155936880975</text:p>
          </table:table-cell>
          <table:table-cell office:value-type="float" office:value="0.031844063119025" calcext:value-type="float">
            <text:p>0.0318440631190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1" calcext:value-type="float">
            <text:p>0.01</text:p>
          </table:table-cell>
          <table:table-cell office:value-type="float" office:value="0.0056382648488015" calcext:value-type="float">
            <text:p>0.0056382648488015</text:p>
          </table:table-cell>
          <table:table-cell office:value-type="float" office:value="0.0143617351511985" calcext:value-type="float">
            <text:p>0.0143617351511985</text:p>
          </table:table-cell>
          <table:table-cell office:value-type="float" office:value="3.50811808333333" calcext:value-type="float">
            <text:p>3.50811808333333</text:p>
          </table:table-cell>
        </table:table-row>
        <table:table-row table:style-name="ro1">
          <table:table-cell office:value-type="string" calcext:value-type="string">
            <text:p>bh_posdep_posonly_fdp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31904032621845" calcext:value-type="float">
            <text:p>0.0431904032621845</text:p>
          </table:table-cell>
          <table:table-cell office:value-type="float" office:value="0.0395556257116923" calcext:value-type="float">
            <text:p>0.0395556257116923</text:p>
          </table:table-cell>
          <table:table-cell office:value-type="float" office:value="0.0468251808126768" calcext:value-type="float">
            <text:p>0.0468251808126768</text:p>
          </table:table-cell>
          <table:table-cell office:value-type="float" office:value="0.0387995752685987" calcext:value-type="float">
            <text:p>0.0387995752685987</text:p>
          </table:table-cell>
          <table:table-cell office:value-type="float" office:value="0.0360581592384385" calcext:value-type="float">
            <text:p>0.0360581592384385</text:p>
          </table:table-cell>
          <table:table-cell office:value-type="float" office:value="0.0415409912987589" calcext:value-type="float">
            <text:p>0.0415409912987589</text:p>
          </table:table-cell>
          <table:table-cell office:value-type="float" office:value="0.0387995752685987" calcext:value-type="float">
            <text:p>0.0387995752685987</text:p>
          </table:table-cell>
          <table:table-cell office:value-type="float" office:value="0.0360581592384385" calcext:value-type="float">
            <text:p>0.0360581592384385</text:p>
          </table:table-cell>
          <table:table-cell office:value-type="float" office:value="0.0415409912987589" calcext:value-type="float">
            <text:p>0.0415409912987589</text:p>
          </table:table-cell>
          <table:table-cell office:value-type="float" office:value="0.0272287049801383" calcext:value-type="float">
            <text:p>0.0272287049801383</text:p>
          </table:table-cell>
          <table:table-cell office:value-type="float" office:value="0.0248981166887816" calcext:value-type="float">
            <text:p>0.0248981166887816</text:p>
          </table:table-cell>
          <table:table-cell office:value-type="float" office:value="0.0295592932714949" calcext:value-type="float">
            <text:p>0.0295592932714949</text:p>
          </table:table-cell>
          <table:table-cell office:value-type="float" office:value="0.0240643044544412" calcext:value-type="float">
            <text:p>0.0240643044544412</text:p>
          </table:table-cell>
          <table:table-cell office:value-type="float" office:value="0.0211053983173565" calcext:value-type="float">
            <text:p>0.0211053983173565</text:p>
          </table:table-cell>
          <table:table-cell office:value-type="float" office:value="0.0270232105915259" calcext:value-type="float">
            <text:p>0.0270232105915259</text:p>
          </table:table-cell>
          <table:table-cell office:value-type="float" office:value="0.0144494628487344" calcext:value-type="float">
            <text:p>0.0144494628487344</text:p>
          </table:table-cell>
          <table:table-cell office:value-type="float" office:value="0.0125908464854763" calcext:value-type="float">
            <text:p>0.0125908464854763</text:p>
          </table:table-cell>
          <table:table-cell office:value-type="float" office:value="0.0163080792119925" calcext:value-type="float">
            <text:p>0.0163080792119925</text:p>
          </table:table-cell>
          <table:table-cell office:value-type="float" office:value="0.038839017411823" calcext:value-type="float">
            <text:p>0.038839017411823</text:p>
          </table:table-cell>
          <table:table-cell office:value-type="float" office:value="0.0360734735341416" calcext:value-type="float">
            <text:p>0.0360734735341416</text:p>
          </table:table-cell>
          <table:table-cell office:value-type="float" office:value="0.0416045612895043" calcext:value-type="float">
            <text:p>0.0416045612895043</text:p>
          </table:table-cell>
          <table:table-cell office:value-type="float" office:value="0.0197154629486706" calcext:value-type="float">
            <text:p>0.0197154629486706</text:p>
          </table:table-cell>
          <table:table-cell office:value-type="float" office:value="0.0180207495030701" calcext:value-type="float">
            <text:p>0.0180207495030701</text:p>
          </table:table-cell>
          <table:table-cell office:value-type="float" office:value="0.0214101763942712" calcext:value-type="float">
            <text:p>0.0214101763942712</text:p>
          </table:table-cell>
          <table:table-cell office:value-type="float" office:value="0.0197154629486706" calcext:value-type="float">
            <text:p>0.0197154629486706</text:p>
          </table:table-cell>
          <table:table-cell office:value-type="float" office:value="0.0180207495030701" calcext:value-type="float">
            <text:p>0.0180207495030701</text:p>
          </table:table-cell>
          <table:table-cell office:value-type="float" office:value="0.0214101763942712" calcext:value-type="float">
            <text:p>0.0214101763942712</text:p>
          </table:table-cell>
          <table:table-cell office:value-type="float" office:value="0.0250960914677359" calcext:value-type="float">
            <text:p>0.0250960914677359</text:p>
          </table:table-cell>
          <table:table-cell office:value-type="float" office:value="0.0233004856947396" calcext:value-type="float">
            <text:p>0.0233004856947396</text:p>
          </table:table-cell>
          <table:table-cell office:value-type="float" office:value="0.0268916972407322" calcext:value-type="float">
            <text:p>0.0268916972407322</text:p>
          </table:table-cell>
          <table:table-cell office:value-type="float" office:value="0.0197129186040797" calcext:value-type="float">
            <text:p>0.0197129186040797</text:p>
          </table:table-cell>
          <table:table-cell office:value-type="float" office:value="0.0180182548776818" calcext:value-type="float">
            <text:p>0.0180182548776818</text:p>
          </table:table-cell>
          <table:table-cell office:value-type="float" office:value="0.0214075823304776" calcext:value-type="float">
            <text:p>0.0214075823304776</text:p>
          </table:table-cell>
          <table:table-cell office:value-type="float" office:value="0.012316849336332" calcext:value-type="float">
            <text:p>0.012316849336332</text:p>
          </table:table-cell>
          <table:table-cell office:value-type="float" office:value="0.011248079606216" calcext:value-type="float">
            <text:p>0.011248079606216</text:p>
          </table:table-cell>
          <table:table-cell office:value-type="float" office:value="0.013385619066448" calcext:value-type="float">
            <text:p>0.01338561906644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686" calcext:value-type="float">
            <text:p>0.686</text:p>
          </table:table-cell>
          <table:table-cell office:value-type="float" office:value="0.665654490230267" calcext:value-type="float">
            <text:p>0.665654490230267</text:p>
          </table:table-cell>
          <table:table-cell office:value-type="float" office:value="0.706345509769733" calcext:value-type="float">
            <text:p>0.706345509769733</text:p>
          </table:table-cell>
          <table:table-cell office:value-type="float" office:value="0.686" calcext:value-type="float">
            <text:p>0.686</text:p>
          </table:table-cell>
          <table:table-cell office:value-type="float" office:value="0.665654490230267" calcext:value-type="float">
            <text:p>0.665654490230267</text:p>
          </table:table-cell>
          <table:table-cell office:value-type="float" office:value="0.706345509769733" calcext:value-type="float">
            <text:p>0.706345509769733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3.944624125" calcext:value-type="float">
            <text:p>3.944624125</text:p>
          </table:table-cell>
        </table:table-row>
        <table:table-row table:style-name="ro1">
          <table:table-cell office:value-type="string" calcext:value-type="string">
            <text:p>bh_posdep_negonly_fd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47786633111852" calcext:value-type="float">
            <text:p>0.0447786633111852</text:p>
          </table:table-cell>
          <table:table-cell office:value-type="float" office:value="0.0408560119229517" calcext:value-type="float">
            <text:p>0.0408560119229517</text:p>
          </table:table-cell>
          <table:table-cell office:value-type="float" office:value="0.0487013146994186" calcext:value-type="float">
            <text:p>0.0487013146994186</text:p>
          </table:table-cell>
          <table:table-cell office:value-type="float" office:value="0.0418787723055879" calcext:value-type="float">
            <text:p>0.0418787723055879</text:p>
          </table:table-cell>
          <table:table-cell office:value-type="float" office:value="0.0388284860728214" calcext:value-type="float">
            <text:p>0.0388284860728214</text:p>
          </table:table-cell>
          <table:table-cell office:value-type="float" office:value="0.0449290585383544" calcext:value-type="float">
            <text:p>0.0449290585383544</text:p>
          </table:table-cell>
          <table:table-cell office:value-type="float" office:value="0.0418787723055879" calcext:value-type="float">
            <text:p>0.0418787723055879</text:p>
          </table:table-cell>
          <table:table-cell office:value-type="float" office:value="0.0388284860728214" calcext:value-type="float">
            <text:p>0.0388284860728214</text:p>
          </table:table-cell>
          <table:table-cell office:value-type="float" office:value="0.0449290585383544" calcext:value-type="float">
            <text:p>0.0449290585383544</text:p>
          </table:table-cell>
          <table:table-cell office:value-type="float" office:value="0.0286401526901456" calcext:value-type="float">
            <text:p>0.0286401526901456</text:p>
          </table:table-cell>
          <table:table-cell office:value-type="float" office:value="0.0261409641342287" calcext:value-type="float">
            <text:p>0.0261409641342287</text:p>
          </table:table-cell>
          <table:table-cell office:value-type="float" office:value="0.0311393412460626" calcext:value-type="float">
            <text:p>0.0311393412460626</text:p>
          </table:table-cell>
          <table:table-cell office:value-type="float" office:value="0.0267401417080006" calcext:value-type="float">
            <text:p>0.0267401417080006</text:p>
          </table:table-cell>
          <table:table-cell office:value-type="float" office:value="0.0233706186712568" calcext:value-type="float">
            <text:p>0.0233706186712568</text:p>
          </table:table-cell>
          <table:table-cell office:value-type="float" office:value="0.0301096647447444" calcext:value-type="float">
            <text:p>0.0301096647447444</text:p>
          </table:table-cell>
          <table:table-cell office:value-type="float" office:value="0.0164628798398535" calcext:value-type="float">
            <text:p>0.0164628798398535</text:p>
          </table:table-cell>
          <table:table-cell office:value-type="float" office:value="0.0143686183375483" calcext:value-type="float">
            <text:p>0.0143686183375483</text:p>
          </table:table-cell>
          <table:table-cell office:value-type="float" office:value="0.0185571413421587" calcext:value-type="float">
            <text:p>0.018557141342158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6965" calcext:value-type="float">
            <text:p>0.6965</text:p>
          </table:table-cell>
          <table:table-cell office:value-type="float" office:value="0.676345055710776" calcext:value-type="float">
            <text:p>0.676345055710776</text:p>
          </table:table-cell>
          <table:table-cell office:value-type="float" office:value="0.716654944289224" calcext:value-type="float">
            <text:p>0.716654944289224</text:p>
          </table:table-cell>
          <table:table-cell office:value-type="float" office:value="0.6965" calcext:value-type="float">
            <text:p>0.6965</text:p>
          </table:table-cell>
          <table:table-cell office:value-type="float" office:value="0.676345055710776" calcext:value-type="float">
            <text:p>0.676345055710776</text:p>
          </table:table-cell>
          <table:table-cell office:value-type="float" office:value="0.716654944289224" calcext:value-type="float">
            <text:p>0.71665494428922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388646387812426" calcext:value-type="float">
            <text:p>0.0388646387812426</text:p>
          </table:table-cell>
          <table:table-cell office:value-type="float" office:value="0.03613700622925" calcext:value-type="float">
            <text:p>0.03613700622925</text:p>
          </table:table-cell>
          <table:table-cell office:value-type="float" office:value="0.0415922713332353" calcext:value-type="float">
            <text:p>0.0415922713332353</text:p>
          </table:table-cell>
          <table:table-cell office:value-type="float" office:value="0.0208549431329008" calcext:value-type="float">
            <text:p>0.0208549431329008</text:p>
          </table:table-cell>
          <table:table-cell office:value-type="float" office:value="0.0191241590038937" calcext:value-type="float">
            <text:p>0.0191241590038937</text:p>
          </table:table-cell>
          <table:table-cell office:value-type="float" office:value="0.0225857272619079" calcext:value-type="float">
            <text:p>0.0225857272619079</text:p>
          </table:table-cell>
          <table:table-cell office:value-type="float" office:value="0.0208549431329008" calcext:value-type="float">
            <text:p>0.0208549431329008</text:p>
          </table:table-cell>
          <table:table-cell office:value-type="float" office:value="0.0191241590038937" calcext:value-type="float">
            <text:p>0.0191241590038937</text:p>
          </table:table-cell>
          <table:table-cell office:value-type="float" office:value="0.0225857272619079" calcext:value-type="float">
            <text:p>0.0225857272619079</text:p>
          </table:table-cell>
          <table:table-cell office:value-type="float" office:value="0.0260061759590794" calcext:value-type="float">
            <text:p>0.0260061759590794</text:p>
          </table:table-cell>
          <table:table-cell office:value-type="float" office:value="0.0241922226423953" calcext:value-type="float">
            <text:p>0.0241922226423953</text:p>
          </table:table-cell>
          <table:table-cell office:value-type="float" office:value="0.0278201292757635" calcext:value-type="float">
            <text:p>0.0278201292757635</text:p>
          </table:table-cell>
          <table:table-cell office:value-type="float" office:value="0.0208261171780581" calcext:value-type="float">
            <text:p>0.0208261171780581</text:p>
          </table:table-cell>
          <table:table-cell office:value-type="float" office:value="0.0190950891335304" calcext:value-type="float">
            <text:p>0.0190950891335304</text:p>
          </table:table-cell>
          <table:table-cell office:value-type="float" office:value="0.0225571452225857" calcext:value-type="float">
            <text:p>0.0225571452225857</text:p>
          </table:table-cell>
          <table:table-cell office:value-type="float" office:value="0.0138289031087873" calcext:value-type="float">
            <text:p>0.0138289031087873</text:p>
          </table:table-cell>
          <table:table-cell office:value-type="float" office:value="0.012685601162845" calcext:value-type="float">
            <text:p>0.012685601162845</text:p>
          </table:table-cell>
          <table:table-cell office:value-type="float" office:value="0.0149722050547296" calcext:value-type="float">
            <text:p>0.0149722050547296</text:p>
          </table:table-cell>
          <table:table-cell office:value-type="float" office:value="3.95530458333333" calcext:value-type="float">
            <text:p>3.95530458333333</text:p>
          </table:table-cell>
        </table:table-row>
        <table:table-row table:style-name="ro1">
          <table:table-cell office:value-type="string" calcext:value-type="string">
            <text:p>bh_posdep_balanced_fdp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9121478881751" calcext:value-type="float">
            <text:p>0.0379121478881751</text:p>
          </table:table-cell>
          <table:table-cell office:value-type="float" office:value="0.0357361375478412" calcext:value-type="float">
            <text:p>0.0357361375478412</text:p>
          </table:table-cell>
          <table:table-cell office:value-type="float" office:value="0.040088158228509" calcext:value-type="float">
            <text:p>0.040088158228509</text:p>
          </table:table-cell>
          <table:table-cell office:value-type="float" office:value="0.0272087981175028" calcext:value-type="float">
            <text:p>0.0272087981175028</text:p>
          </table:table-cell>
          <table:table-cell office:value-type="float" office:value="0.02583491874325" calcext:value-type="float">
            <text:p>0.02583491874325</text:p>
          </table:table-cell>
          <table:table-cell office:value-type="float" office:value="0.0285826774917555" calcext:value-type="float">
            <text:p>0.0285826774917555</text:p>
          </table:table-cell>
          <table:table-cell office:value-type="float" office:value="0.0272087981175028" calcext:value-type="float">
            <text:p>0.0272087981175028</text:p>
          </table:table-cell>
          <table:table-cell office:value-type="float" office:value="0.02583491874325" calcext:value-type="float">
            <text:p>0.02583491874325</text:p>
          </table:table-cell>
          <table:table-cell office:value-type="float" office:value="0.0285826774917555" calcext:value-type="float">
            <text:p>0.0285826774917555</text:p>
          </table:table-cell>
          <table:table-cell office:value-type="float" office:value="0.029441711266896" calcext:value-type="float">
            <text:p>0.029441711266896</text:p>
          </table:table-cell>
          <table:table-cell office:value-type="float" office:value="0.027807482599426" calcext:value-type="float">
            <text:p>0.027807482599426</text:p>
          </table:table-cell>
          <table:table-cell office:value-type="float" office:value="0.031075939934366" calcext:value-type="float">
            <text:p>0.031075939934366</text:p>
          </table:table-cell>
          <table:table-cell office:value-type="float" office:value="0.0374994567117604" calcext:value-type="float">
            <text:p>0.0374994567117604</text:p>
          </table:table-cell>
          <table:table-cell office:value-type="float" office:value="0.0354293464009694" calcext:value-type="float">
            <text:p>0.0354293464009694</text:p>
          </table:table-cell>
          <table:table-cell office:value-type="float" office:value="0.0395695670225513" calcext:value-type="float">
            <text:p>0.0395695670225513</text:p>
          </table:table-cell>
          <table:table-cell office:value-type="float" office:value="0.0291910728556745" calcext:value-type="float">
            <text:p>0.0291910728556745</text:p>
          </table:table-cell>
          <table:table-cell office:value-type="float" office:value="0.0276380564150078" calcext:value-type="float">
            <text:p>0.0276380564150078</text:p>
          </table:table-cell>
          <table:table-cell office:value-type="float" office:value="0.0307440892963412" calcext:value-type="float">
            <text:p>0.0307440892963412</text:p>
          </table:table-cell>
          <table:table-cell office:value-type="float" office:value="0.0242588821408097" calcext:value-type="float">
            <text:p>0.0242588821408097</text:p>
          </table:table-cell>
          <table:table-cell office:value-type="float" office:value="0.0224468192336324" calcext:value-type="float">
            <text:p>0.0224468192336324</text:p>
          </table:table-cell>
          <table:table-cell office:value-type="float" office:value="0.026070945047987" calcext:value-type="float">
            <text:p>0.026070945047987</text:p>
          </table:table-cell>
          <table:table-cell office:value-type="float" office:value="0.0193158845525839" calcext:value-type="float">
            <text:p>0.0193158845525839</text:p>
          </table:table-cell>
          <table:table-cell office:value-type="float" office:value="0.0180080950634165" calcext:value-type="float">
            <text:p>0.0180080950634165</text:p>
          </table:table-cell>
          <table:table-cell office:value-type="float" office:value="0.0206236740417513" calcext:value-type="float">
            <text:p>0.0206236740417513</text:p>
          </table:table-cell>
          <table:table-cell office:value-type="float" office:value="0.0193158845525839" calcext:value-type="float">
            <text:p>0.0193158845525839</text:p>
          </table:table-cell>
          <table:table-cell office:value-type="float" office:value="0.0180080950634165" calcext:value-type="float">
            <text:p>0.0180080950634165</text:p>
          </table:table-cell>
          <table:table-cell office:value-type="float" office:value="0.0206236740417513" calcext:value-type="float">
            <text:p>0.0206236740417513</text:p>
          </table:table-cell>
          <table:table-cell office:value-type="float" office:value="0.0201330135586577" calcext:value-type="float">
            <text:p>0.0201330135586577</text:p>
          </table:table-cell>
          <table:table-cell office:value-type="float" office:value="0.0187076083602204" calcext:value-type="float">
            <text:p>0.0187076083602204</text:p>
          </table:table-cell>
          <table:table-cell office:value-type="float" office:value="0.021558418757095" calcext:value-type="float">
            <text:p>0.021558418757095</text:p>
          </table:table-cell>
          <table:table-cell office:value-type="float" office:value="0.0240965029151112" calcext:value-type="float">
            <text:p>0.0240965029151112</text:p>
          </table:table-cell>
          <table:table-cell office:value-type="float" office:value="0.0223319637841136" calcext:value-type="float">
            <text:p>0.0223319637841136</text:p>
          </table:table-cell>
          <table:table-cell office:value-type="float" office:value="0.0258610420461088" calcext:value-type="float">
            <text:p>0.0258610420461088</text:p>
          </table:table-cell>
          <table:table-cell office:value-type="float" office:value="0.0200726708659924" calcext:value-type="float">
            <text:p>0.0200726708659924</text:p>
          </table:table-cell>
          <table:table-cell office:value-type="float" office:value="0.0186649737547428" calcext:value-type="float">
            <text:p>0.0186649737547428</text:p>
          </table:table-cell>
          <table:table-cell office:value-type="float" office:value="0.021480367977242" calcext:value-type="float">
            <text:p>0.021480367977242</text:p>
          </table:table-cell>
          <table:table-cell office:value-type="float" office:value="0.0278354528755293" calcext:value-type="float">
            <text:p>0.0278354528755293</text:p>
          </table:table-cell>
          <table:table-cell office:value-type="float" office:value="0.0258587499593" calcext:value-type="float">
            <text:p>0.0258587499593</text:p>
          </table:table-cell>
          <table:table-cell office:value-type="float" office:value="0.0298121557917587" calcext:value-type="float">
            <text:p>0.0298121557917587</text:p>
          </table:table-cell>
          <table:table-cell office:value-type="float" office:value="0.0224232295127001" calcext:value-type="float">
            <text:p>0.0224232295127001</text:p>
          </table:table-cell>
          <table:table-cell office:value-type="float" office:value="0.0209856254781785" calcext:value-type="float">
            <text:p>0.0209856254781785</text:p>
          </table:table-cell>
          <table:table-cell office:value-type="float" office:value="0.0238608335472217" calcext:value-type="float">
            <text:p>0.0238608335472217</text:p>
          </table:table-cell>
          <table:table-cell office:value-type="float" office:value="0.0224232295127001" calcext:value-type="float">
            <text:p>0.0224232295127001</text:p>
          </table:table-cell>
          <table:table-cell office:value-type="float" office:value="0.0209856254781785" calcext:value-type="float">
            <text:p>0.0209856254781785</text:p>
          </table:table-cell>
          <table:table-cell office:value-type="float" office:value="0.0238608335472217" calcext:value-type="float">
            <text:p>0.0238608335472217</text:p>
          </table:table-cell>
          <table:table-cell office:value-type="float" office:value="0.0233120806759139" calcext:value-type="float">
            <text:p>0.0233120806759139</text:p>
          </table:table-cell>
          <table:table-cell office:value-type="float" office:value="0.0217500774456547" calcext:value-type="float">
            <text:p>0.0217500774456547</text:p>
          </table:table-cell>
          <table:table-cell office:value-type="float" office:value="0.024874083906173" calcext:value-type="float">
            <text:p>0.024874083906173</text:p>
          </table:table-cell>
          <table:table-cell office:value-type="float" office:value="0.0275851409248131" calcext:value-type="float">
            <text:p>0.0275851409248131</text:p>
          </table:table-cell>
          <table:table-cell office:value-type="float" office:value="0.0256852448902323" calcext:value-type="float">
            <text:p>0.0256852448902323</text:p>
          </table:table-cell>
          <table:table-cell office:value-type="float" office:value="0.0294850369593939" calcext:value-type="float">
            <text:p>0.0294850369593939</text:p>
          </table:table-cell>
          <table:table-cell office:value-type="float" office:value="0.0231217849573577" calcext:value-type="float">
            <text:p>0.0231217849573577</text:p>
          </table:table-cell>
          <table:table-cell office:value-type="float" office:value="0.0216302817491476" calcext:value-type="float">
            <text:p>0.0216302817491476</text:p>
          </table:table-cell>
          <table:table-cell office:value-type="float" office:value="0.0246132881655677" calcext:value-type="float">
            <text:p>0.0246132881655677</text:p>
          </table:table-cell>
          <table:table-cell office:value-type="float" office:value="4.30244929166667" calcext:value-type="float">
            <text:p>4.30244929166667</text:p>
          </table:table-cell>
        </table:table-row>
        <table:table-row table:style-name="ro1">
          <table:table-cell office:value-type="string" calcext:value-type="string">
            <text:p>bh_posdep_unbalanced_fdp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44222193165718" calcext:value-type="float">
            <text:p>0.0344222193165718</text:p>
          </table:table-cell>
          <table:table-cell office:value-type="float" office:value="0.03228058693721" calcext:value-type="float">
            <text:p>0.03228058693721</text:p>
          </table:table-cell>
          <table:table-cell office:value-type="float" office:value="0.0365638516959337" calcext:value-type="float">
            <text:p>0.0365638516959337</text:p>
          </table:table-cell>
          <table:table-cell office:value-type="float" office:value="0.026979234440428" calcext:value-type="float">
            <text:p>0.026979234440428</text:p>
          </table:table-cell>
          <table:table-cell office:value-type="float" office:value="0.0255743562022075" calcext:value-type="float">
            <text:p>0.0255743562022075</text:p>
          </table:table-cell>
          <table:table-cell office:value-type="float" office:value="0.0283841126786485" calcext:value-type="float">
            <text:p>0.0283841126786485</text:p>
          </table:table-cell>
          <table:table-cell office:value-type="float" office:value="0.026979234440428" calcext:value-type="float">
            <text:p>0.026979234440428</text:p>
          </table:table-cell>
          <table:table-cell office:value-type="float" office:value="0.0255743562022075" calcext:value-type="float">
            <text:p>0.0255743562022075</text:p>
          </table:table-cell>
          <table:table-cell office:value-type="float" office:value="0.0283841126786485" calcext:value-type="float">
            <text:p>0.0283841126786485</text:p>
          </table:table-cell>
          <table:table-cell office:value-type="float" office:value="0.026171764942619" calcext:value-type="float">
            <text:p>0.026171764942619</text:p>
          </table:table-cell>
          <table:table-cell office:value-type="float" office:value="0.0244974647297682" calcext:value-type="float">
            <text:p>0.0244974647297682</text:p>
          </table:table-cell>
          <table:table-cell office:value-type="float" office:value="0.0278460651554697" calcext:value-type="float">
            <text:p>0.0278460651554697</text:p>
          </table:table-cell>
          <table:table-cell office:value-type="float" office:value="0.0336790992556424" calcext:value-type="float">
            <text:p>0.0336790992556424</text:p>
          </table:table-cell>
          <table:table-cell office:value-type="float" office:value="0.0316756338045278" calcext:value-type="float">
            <text:p>0.0316756338045278</text:p>
          </table:table-cell>
          <table:table-cell office:value-type="float" office:value="0.0356825647067571" calcext:value-type="float">
            <text:p>0.0356825647067571</text:p>
          </table:table-cell>
          <table:table-cell office:value-type="float" office:value="0.0259453516191831" calcext:value-type="float">
            <text:p>0.0259453516191831</text:p>
          </table:table-cell>
          <table:table-cell office:value-type="float" office:value="0.0243609026866482" calcext:value-type="float">
            <text:p>0.0243609026866482</text:p>
          </table:table-cell>
          <table:table-cell office:value-type="float" office:value="0.0275298005517181" calcext:value-type="float">
            <text:p>0.0275298005517181</text:p>
          </table:table-cell>
          <table:table-cell office:value-type="float" office:value="0.0240405179599397" calcext:value-type="float">
            <text:p>0.0240405179599397</text:p>
          </table:table-cell>
          <table:table-cell office:value-type="float" office:value="0.0218731980512173" calcext:value-type="float">
            <text:p>0.0218731980512173</text:p>
          </table:table-cell>
          <table:table-cell office:value-type="float" office:value="0.0262078378686622" calcext:value-type="float">
            <text:p>0.0262078378686622</text:p>
          </table:table-cell>
          <table:table-cell office:value-type="float" office:value="0.0378685602805617" calcext:value-type="float">
            <text:p>0.0378685602805617</text:p>
          </table:table-cell>
          <table:table-cell office:value-type="float" office:value="0.0358189726665849" calcext:value-type="float">
            <text:p>0.0358189726665849</text:p>
          </table:table-cell>
          <table:table-cell office:value-type="float" office:value="0.0399181478945384" calcext:value-type="float">
            <text:p>0.0399181478945384</text:p>
          </table:table-cell>
          <table:table-cell office:value-type="float" office:value="0.0378685602805617" calcext:value-type="float">
            <text:p>0.0378685602805617</text:p>
          </table:table-cell>
          <table:table-cell office:value-type="float" office:value="0.0358189726665849" calcext:value-type="float">
            <text:p>0.0358189726665849</text:p>
          </table:table-cell>
          <table:table-cell office:value-type="float" office:value="0.0399181478945384" calcext:value-type="float">
            <text:p>0.0399181478945384</text:p>
          </table:table-cell>
          <table:table-cell office:value-type="float" office:value="0.0264926477977193" calcext:value-type="float">
            <text:p>0.0264926477977193</text:p>
          </table:table-cell>
          <table:table-cell office:value-type="float" office:value="0.0244685893522726" calcext:value-type="float">
            <text:p>0.0244685893522726</text:p>
          </table:table-cell>
          <table:table-cell office:value-type="float" office:value="0.028516706243166" calcext:value-type="float">
            <text:p>0.028516706243166</text:p>
          </table:table-cell>
          <table:table-cell office:value-type="float" office:value="0.0238480136867732" calcext:value-type="float">
            <text:p>0.0238480136867732</text:p>
          </table:table-cell>
          <table:table-cell office:value-type="float" office:value="0.0217524672541628" calcext:value-type="float">
            <text:p>0.0217524672541628</text:p>
          </table:table-cell>
          <table:table-cell office:value-type="float" office:value="0.0259435601193835" calcext:value-type="float">
            <text:p>0.0259435601193835</text:p>
          </table:table-cell>
          <table:table-cell office:value-type="float" office:value="0.0263380122877525" calcext:value-type="float">
            <text:p>0.0263380122877525</text:p>
          </table:table-cell>
          <table:table-cell office:value-type="float" office:value="0.0243722707841713" calcext:value-type="float">
            <text:p>0.0243722707841713</text:p>
          </table:table-cell>
          <table:table-cell office:value-type="float" office:value="0.0283037537913337" calcext:value-type="float">
            <text:p>0.0283037537913337</text:p>
          </table:table-cell>
          <table:table-cell office:value-type="float" office:value="0.0261703479816333" calcext:value-type="float">
            <text:p>0.0261703479816333</text:p>
          </table:table-cell>
          <table:table-cell office:value-type="float" office:value="0.0244307814032557" calcext:value-type="float">
            <text:p>0.0244307814032557</text:p>
          </table:table-cell>
          <table:table-cell office:value-type="float" office:value="0.0279099145600109" calcext:value-type="float">
            <text:p>0.0279099145600109</text:p>
          </table:table-cell>
          <table:table-cell office:value-type="float" office:value="0.0158157018546099" calcext:value-type="float">
            <text:p>0.0158157018546099</text:p>
          </table:table-cell>
          <table:table-cell office:value-type="float" office:value="0.0146716121360845" calcext:value-type="float">
            <text:p>0.0146716121360845</text:p>
          </table:table-cell>
          <table:table-cell office:value-type="float" office:value="0.0169597915731353" calcext:value-type="float">
            <text:p>0.0169597915731353</text:p>
          </table:table-cell>
          <table:table-cell office:value-type="float" office:value="0.0158157018546099" calcext:value-type="float">
            <text:p>0.0158157018546099</text:p>
          </table:table-cell>
          <table:table-cell office:value-type="float" office:value="0.0146716121360845" calcext:value-type="float">
            <text:p>0.0146716121360845</text:p>
          </table:table-cell>
          <table:table-cell office:value-type="float" office:value="0.0169597915731353" calcext:value-type="float">
            <text:p>0.0169597915731353</text:p>
          </table:table-cell>
          <table:table-cell office:value-type="float" office:value="0.0179146757911176" calcext:value-type="float">
            <text:p>0.0179146757911176</text:p>
          </table:table-cell>
          <table:table-cell office:value-type="float" office:value="0.016703054676509" calcext:value-type="float">
            <text:p>0.016703054676509</text:p>
          </table:table-cell>
          <table:table-cell office:value-type="float" office:value="0.0191262969057261" calcext:value-type="float">
            <text:p>0.0191262969057261</text:p>
          </table:table-cell>
          <table:table-cell office:value-type="float" office:value="0.0256197321938705" calcext:value-type="float">
            <text:p>0.0256197321938705</text:p>
          </table:table-cell>
          <table:table-cell office:value-type="float" office:value="0.023966069392824" calcext:value-type="float">
            <text:p>0.023966069392824</text:p>
          </table:table-cell>
          <table:table-cell office:value-type="float" office:value="0.0272733949949169" calcext:value-type="float">
            <text:p>0.0272733949949169</text:p>
          </table:table-cell>
          <table:table-cell office:value-type="float" office:value="0.0178428979776485" calcext:value-type="float">
            <text:p>0.0178428979776485</text:p>
          </table:table-cell>
          <table:table-cell office:value-type="float" office:value="0.01665721194721" calcext:value-type="float">
            <text:p>0.01665721194721</text:p>
          </table:table-cell>
          <table:table-cell office:value-type="float" office:value="0.019028584008087" calcext:value-type="float">
            <text:p>0.019028584008087</text:p>
          </table:table-cell>
          <table:table-cell office:value-type="float" office:value="4.33163808333333" calcext:value-type="float">
            <text:p>4.33163808333333</text:p>
          </table:table-cell>
        </table:table-row>
        <table:table-row table:style-name="ro1">
          <table:table-cell office:value-type="string" calcext:value-type="string">
            <text:p>bky_indep_null_fd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807376278752354" calcext:value-type="float">
            <text:p>0.0807376278752354</text:p>
          </table:table-cell>
          <table:table-cell office:value-type="float" office:value="0.106262372124765" calcext:value-type="float">
            <text:p>0.106262372124765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02682878315777" calcext:value-type="float">
            <text:p>0.0802682878315777</text:p>
          </table:table-cell>
          <table:table-cell office:value-type="float" office:value="0.105731712168422" calcext:value-type="float">
            <text:p>0.10573171216842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18113341900513" calcext:value-type="float">
            <text:p>0.0418113341900513</text:p>
          </table:table-cell>
          <table:table-cell office:value-type="float" office:value="0.0611886658099487" calcext:value-type="float">
            <text:p>0.061188665809948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18113341900513" calcext:value-type="float">
            <text:p>0.0418113341900513</text:p>
          </table:table-cell>
          <table:table-cell office:value-type="float" office:value="0.0611886658099487" calcext:value-type="float">
            <text:p>0.061188665809948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0092281251111" calcext:value-type="float">
            <text:p>0.0350092281251111</text:p>
          </table:table-cell>
          <table:table-cell office:value-type="float" office:value="0.0529907718748889" calcext:value-type="float">
            <text:p>0.052990771874888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7144586579749" calcext:value-type="float">
            <text:p>0.0147144586579749</text:p>
          </table:table-cell>
          <table:table-cell office:value-type="float" office:value="0.0272855413420251" calcext:value-type="float">
            <text:p>0.027285541342025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95.7030614166667" calcext:value-type="float">
            <text:p>95.7030614166667</text:p>
          </table:table-cell>
        </table:table-row>
        <table:table-row table:style-name="ro1">
          <table:table-cell office:value-type="string" calcext:value-type="string">
            <text:p>bky_indep_posonly_fdp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5083875834407" calcext:value-type="float">
            <text:p>0.0465083875834407</text:p>
          </table:table-cell>
          <table:table-cell office:value-type="float" office:value="0.0460494803692214" calcext:value-type="float">
            <text:p>0.0460494803692214</text:p>
          </table:table-cell>
          <table:table-cell office:value-type="float" office:value="0.04696729479766" calcext:value-type="float">
            <text:p>0.04696729479766</text:p>
          </table:table-cell>
          <table:table-cell office:value-type="float" office:value="0.0407576288682465" calcext:value-type="float">
            <text:p>0.0407576288682465</text:p>
          </table:table-cell>
          <table:table-cell office:value-type="float" office:value="0.0402868498480248" calcext:value-type="float">
            <text:p>0.0402868498480248</text:p>
          </table:table-cell>
          <table:table-cell office:value-type="float" office:value="0.0412284078884682" calcext:value-type="float">
            <text:p>0.0412284078884682</text:p>
          </table:table-cell>
          <table:table-cell office:value-type="float" office:value="0.0449587624958057" calcext:value-type="float">
            <text:p>0.0449587624958057</text:p>
          </table:table-cell>
          <table:table-cell office:value-type="float" office:value="0.0444644878181283" calcext:value-type="float">
            <text:p>0.0444644878181283</text:p>
          </table:table-cell>
          <table:table-cell office:value-type="float" office:value="0.045453037173483" calcext:value-type="float">
            <text:p>0.045453037173483</text:p>
          </table:table-cell>
          <table:table-cell office:value-type="float" office:value="0.0431451322880748" calcext:value-type="float">
            <text:p>0.0431451322880748</text:p>
          </table:table-cell>
          <table:table-cell office:value-type="float" office:value="0.042692146302906" calcext:value-type="float">
            <text:p>0.042692146302906</text:p>
          </table:table-cell>
          <table:table-cell office:value-type="float" office:value="0.0435981182732436" calcext:value-type="float">
            <text:p>0.0435981182732436</text:p>
          </table:table-cell>
          <table:table-cell office:value-type="float" office:value="0.0245153285424148" calcext:value-type="float">
            <text:p>0.0245153285424148</text:p>
          </table:table-cell>
          <table:table-cell office:value-type="float" office:value="0.0240315531895787" calcext:value-type="float">
            <text:p>0.0240315531895787</text:p>
          </table:table-cell>
          <table:table-cell office:value-type="float" office:value="0.0249991038952508" calcext:value-type="float">
            <text:p>0.0249991038952508</text:p>
          </table:table-cell>
          <table:table-cell office:value-type="float" office:value="0.0228074571383515" calcext:value-type="float">
            <text:p>0.0228074571383515</text:p>
          </table:table-cell>
          <table:table-cell office:value-type="float" office:value="0.0223203676010119" calcext:value-type="float">
            <text:p>0.0223203676010119</text:p>
          </table:table-cell>
          <table:table-cell office:value-type="float" office:value="0.0232945466756911" calcext:value-type="float">
            <text:p>0.0232945466756911</text:p>
          </table:table-cell>
          <table:table-cell office:value-type="float" office:value="0.0463757445295718" calcext:value-type="float">
            <text:p>0.0463757445295718</text:p>
          </table:table-cell>
          <table:table-cell office:value-type="float" office:value="0.0459187130374499" calcext:value-type="float">
            <text:p>0.0459187130374499</text:p>
          </table:table-cell>
          <table:table-cell office:value-type="float" office:value="0.0468327760216938" calcext:value-type="float">
            <text:p>0.0468327760216938</text:p>
          </table:table-cell>
          <table:table-cell office:value-type="float" office:value="0.020790984548127" calcext:value-type="float">
            <text:p>0.020790984548127</text:p>
          </table:table-cell>
          <table:table-cell office:value-type="float" office:value="0.0204511370830874" calcext:value-type="float">
            <text:p>0.0204511370830874</text:p>
          </table:table-cell>
          <table:table-cell office:value-type="float" office:value="0.0211308320131666" calcext:value-type="float">
            <text:p>0.0211308320131666</text:p>
          </table:table-cell>
          <table:table-cell office:value-type="float" office:value="0.022919218905532" calcext:value-type="float">
            <text:p>0.022919218905532</text:p>
          </table:table-cell>
          <table:table-cell office:value-type="float" office:value="0.0225648997384033" calcext:value-type="float">
            <text:p>0.0225648997384033</text:p>
          </table:table-cell>
          <table:table-cell office:value-type="float" office:value="0.0232735380726607" calcext:value-type="float">
            <text:p>0.0232735380726607</text:p>
          </table:table-cell>
          <table:table-cell office:value-type="float" office:value="0.0429659618786612" calcext:value-type="float">
            <text:p>0.0429659618786612</text:p>
          </table:table-cell>
          <table:table-cell office:value-type="float" office:value="0.0425156879836165" calcext:value-type="float">
            <text:p>0.0425156879836165</text:p>
          </table:table-cell>
          <table:table-cell office:value-type="float" office:value="0.0434162357737058" calcext:value-type="float">
            <text:p>0.0434162357737058</text:p>
          </table:table-cell>
          <table:table-cell office:value-type="float" office:value="0.0243826854885459" calcext:value-type="float">
            <text:p>0.0243826854885459</text:p>
          </table:table-cell>
          <table:table-cell office:value-type="float" office:value="0.0239124636961903" calcext:value-type="float">
            <text:p>0.0239124636961903</text:p>
          </table:table-cell>
          <table:table-cell office:value-type="float" office:value="0.0248529072809014" calcext:value-type="float">
            <text:p>0.0248529072809014</text:p>
          </table:table-cell>
          <table:table-cell office:value-type="float" office:value="0.0226282867289378" calcext:value-type="float">
            <text:p>0.0226282867289378</text:p>
          </table:table-cell>
          <table:table-cell office:value-type="float" office:value="0.0221583914596387" calcext:value-type="float">
            <text:p>0.0221583914596387</text:p>
          </table:table-cell>
          <table:table-cell office:value-type="float" office:value="0.023098181998237" calcext:value-type="float">
            <text:p>0.023098181998237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41930242307812" calcext:value-type="float">
            <text:p>0.0541930242307812</text:p>
          </table:table-cell>
          <table:table-cell office:value-type="float" office:value="0.0758069757692188" calcext:value-type="float">
            <text:p>0.075806975769218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41930242307812" calcext:value-type="float">
            <text:p>0.0541930242307812</text:p>
          </table:table-cell>
          <table:table-cell office:value-type="float" office:value="0.0758069757692188" calcext:value-type="float">
            <text:p>0.0758069757692188</text:p>
          </table:table-cell>
          <table:table-cell office:value-type="float" office:value="103.854450833333" calcext:value-type="float">
            <text:p>103.854450833333</text:p>
          </table:table-cell>
        </table:table-row>
        <table:table-row table:style-name="ro1">
          <table:table-cell office:value-type="string" calcext:value-type="string">
            <text:p>bky_indep_negonly_fd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1005285685703" calcext:value-type="float">
            <text:p>0.0481005285685703</text:p>
          </table:table-cell>
          <table:table-cell office:value-type="float" office:value="0.0476304078913801" calcext:value-type="float">
            <text:p>0.0476304078913801</text:p>
          </table:table-cell>
          <table:table-cell office:value-type="float" office:value="0.0485706492457606" calcext:value-type="float">
            <text:p>0.0485706492457606</text:p>
          </table:table-cell>
          <table:table-cell office:value-type="float" office:value="0.0424410934057121" calcext:value-type="float">
            <text:p>0.0424410934057121</text:p>
          </table:table-cell>
          <table:table-cell office:value-type="float" office:value="0.0419522082074736" calcext:value-type="float">
            <text:p>0.0419522082074736</text:p>
          </table:table-cell>
          <table:table-cell office:value-type="float" office:value="0.0429299786039506" calcext:value-type="float">
            <text:p>0.0429299786039506</text:p>
          </table:table-cell>
          <table:table-cell office:value-type="float" office:value="0.0466566429267931" calcext:value-type="float">
            <text:p>0.0466566429267931</text:p>
          </table:table-cell>
          <table:table-cell office:value-type="float" office:value="0.0461464523383132" calcext:value-type="float">
            <text:p>0.0461464523383132</text:p>
          </table:table-cell>
          <table:table-cell office:value-type="float" office:value="0.0471668335152729" calcext:value-type="float">
            <text:p>0.0471668335152729</text:p>
          </table:table-cell>
          <table:table-cell office:value-type="float" office:value="0.0449483930787754" calcext:value-type="float">
            <text:p>0.0449483930787754</text:p>
          </table:table-cell>
          <table:table-cell office:value-type="float" office:value="0.044487309634862" calcext:value-type="float">
            <text:p>0.044487309634862</text:p>
          </table:table-cell>
          <table:table-cell office:value-type="float" office:value="0.0454094765226889" calcext:value-type="float">
            <text:p>0.0454094765226889</text:p>
          </table:table-cell>
          <table:table-cell office:value-type="float" office:value="0.025720248831314" calcext:value-type="float">
            <text:p>0.025720248831314</text:p>
          </table:table-cell>
          <table:table-cell office:value-type="float" office:value="0.0252665351265888" calcext:value-type="float">
            <text:p>0.0252665351265888</text:p>
          </table:table-cell>
          <table:table-cell office:value-type="float" office:value="0.0261739625360391" calcext:value-type="float">
            <text:p>0.0261739625360391</text:p>
          </table:table-cell>
          <table:table-cell office:value-type="float" office:value="0.0241171836021532" calcext:value-type="float">
            <text:p>0.0241171836021532</text:p>
          </table:table-cell>
          <table:table-cell office:value-type="float" office:value="0.0236427100320666" calcext:value-type="float">
            <text:p>0.0236427100320666</text:p>
          </table:table-cell>
          <table:table-cell office:value-type="float" office:value="0.0245916571722398" calcext:value-type="float">
            <text:p>0.0245916571722398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24726638566837" calcext:value-type="float">
            <text:p>0.024726638566837</text:p>
          </table:table-cell>
          <table:table-cell office:value-type="float" office:value="0.040273361433163" calcext:value-type="float">
            <text:p>0.040273361433163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1073358489683" calcext:value-type="float">
            <text:p>0.0341073358489683</text:p>
          </table:table-cell>
          <table:table-cell office:value-type="float" office:value="0.0518926641510317" calcext:value-type="float">
            <text:p>0.0518926641510317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24726638566837" calcext:value-type="float">
            <text:p>0.024726638566837</text:p>
          </table:table-cell>
          <table:table-cell office:value-type="float" office:value="0.040273361433163" calcext:value-type="float">
            <text:p>0.04027336143316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1073358489683" calcext:value-type="float">
            <text:p>0.0341073358489683</text:p>
          </table:table-cell>
          <table:table-cell office:value-type="float" office:value="0.0518926641510317" calcext:value-type="float">
            <text:p>0.0518926641510317</text:p>
          </table:table-cell>
          <table:table-cell office:value-type="float" office:value="0.0480189458415272" calcext:value-type="float">
            <text:p>0.0480189458415272</text:p>
          </table:table-cell>
          <table:table-cell office:value-type="float" office:value="0.0475491676764592" calcext:value-type="float">
            <text:p>0.0475491676764592</text:p>
          </table:table-cell>
          <table:table-cell office:value-type="float" office:value="0.0484887240065951" calcext:value-type="float">
            <text:p>0.0484887240065951</text:p>
          </table:table-cell>
          <table:table-cell office:value-type="float" office:value="0.022473188402173" calcext:value-type="float">
            <text:p>0.022473188402173</text:p>
          </table:table-cell>
          <table:table-cell office:value-type="float" office:value="0.0221233601786495" calcext:value-type="float">
            <text:p>0.0221233601786495</text:p>
          </table:table-cell>
          <table:table-cell office:value-type="float" office:value="0.0228230166256966" calcext:value-type="float">
            <text:p>0.0228230166256966</text:p>
          </table:table-cell>
          <table:table-cell office:value-type="float" office:value="0.0247108143070353" calcext:value-type="float">
            <text:p>0.0247108143070353</text:p>
          </table:table-cell>
          <table:table-cell office:value-type="float" office:value="0.0243458225434535" calcext:value-type="float">
            <text:p>0.0243458225434535</text:p>
          </table:table-cell>
          <table:table-cell office:value-type="float" office:value="0.025075806070617" calcext:value-type="float">
            <text:p>0.025075806070617</text:p>
          </table:table-cell>
          <table:table-cell office:value-type="float" office:value="0.0448374718735431" calcext:value-type="float">
            <text:p>0.0448374718735431</text:p>
          </table:table-cell>
          <table:table-cell office:value-type="float" office:value="0.0443768521249922" calcext:value-type="float">
            <text:p>0.0443768521249922</text:p>
          </table:table-cell>
          <table:table-cell office:value-type="float" office:value="0.0452980916220941" calcext:value-type="float">
            <text:p>0.0452980916220941</text:p>
          </table:table-cell>
          <table:table-cell office:value-type="float" office:value="0.0256386661042708" calcext:value-type="float">
            <text:p>0.0256386661042708</text:p>
          </table:table-cell>
          <table:table-cell office:value-type="float" office:value="0.025193113879621" calcext:value-type="float">
            <text:p>0.025193113879621</text:p>
          </table:table-cell>
          <table:table-cell office:value-type="float" office:value="0.0260842183289206" calcext:value-type="float">
            <text:p>0.0260842183289206</text:p>
          </table:table-cell>
          <table:table-cell office:value-type="float" office:value="0.0240062623969209" calcext:value-type="float">
            <text:p>0.0240062623969209</text:p>
          </table:table-cell>
          <table:table-cell office:value-type="float" office:value="0.0235417011239543" calcext:value-type="float">
            <text:p>0.0235417011239543</text:p>
          </table:table-cell>
          <table:table-cell office:value-type="float" office:value="0.0244708236698875" calcext:value-type="float">
            <text:p>0.0244708236698875</text:p>
          </table:table-cell>
          <table:table-cell office:value-type="float" office:value="103.788333916667" calcext:value-type="float">
            <text:p>103.788333916667</text:p>
          </table:table-cell>
        </table:table-row>
        <table:table-row table:style-name="ro1">
          <table:table-cell office:value-type="string" calcext:value-type="string">
            <text:p>bky_indep_balanced_fd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7965237896731" calcext:value-type="float">
            <text:p>0.0317965237896731</text:p>
          </table:table-cell>
          <table:table-cell office:value-type="float" office:value="0.0315248207351766" calcext:value-type="float">
            <text:p>0.0315248207351766</text:p>
          </table:table-cell>
          <table:table-cell office:value-type="float" office:value="0.0320682268441696" calcext:value-type="float">
            <text:p>0.0320682268441696</text:p>
          </table:table-cell>
          <table:table-cell office:value-type="float" office:value="0.0317313238231988" calcext:value-type="float">
            <text:p>0.0317313238231988</text:p>
          </table:table-cell>
          <table:table-cell office:value-type="float" office:value="0.0314601718105082" calcext:value-type="float">
            <text:p>0.0314601718105082</text:p>
          </table:table-cell>
          <table:table-cell office:value-type="float" office:value="0.0320024758358894" calcext:value-type="float">
            <text:p>0.0320024758358894</text:p>
          </table:table-cell>
          <table:table-cell office:value-type="float" office:value="0.0428330101478082" calcext:value-type="float">
            <text:p>0.0428330101478082</text:p>
          </table:table-cell>
          <table:table-cell office:value-type="float" office:value="0.0425202249560654" calcext:value-type="float">
            <text:p>0.0425202249560654</text:p>
          </table:table-cell>
          <table:table-cell office:value-type="float" office:value="0.0431457953395509" calcext:value-type="float">
            <text:p>0.0431457953395509</text:p>
          </table:table-cell>
          <table:table-cell office:value-type="float" office:value="0.0428701035930821" calcext:value-type="float">
            <text:p>0.0428701035930821</text:p>
          </table:table-cell>
          <table:table-cell office:value-type="float" office:value="0.0425545010411632" calcext:value-type="float">
            <text:p>0.0425545010411632</text:p>
          </table:table-cell>
          <table:table-cell office:value-type="float" office:value="0.0431857061450011" calcext:value-type="float">
            <text:p>0.0431857061450011</text:p>
          </table:table-cell>
          <table:table-cell office:value-type="float" office:value="0.0317965237896731" calcext:value-type="float">
            <text:p>0.0317965237896731</text:p>
          </table:table-cell>
          <table:table-cell office:value-type="float" office:value="0.0315248207351766" calcext:value-type="float">
            <text:p>0.0315248207351766</text:p>
          </table:table-cell>
          <table:table-cell office:value-type="float" office:value="0.0320682268441696" calcext:value-type="float">
            <text:p>0.0320682268441696</text:p>
          </table:table-cell>
          <table:table-cell office:value-type="float" office:value="0.0428701035930821" calcext:value-type="float">
            <text:p>0.0428701035930821</text:p>
          </table:table-cell>
          <table:table-cell office:value-type="float" office:value="0.0425545010411632" calcext:value-type="float">
            <text:p>0.0425545010411632</text:p>
          </table:table-cell>
          <table:table-cell office:value-type="float" office:value="0.0431857061450011" calcext:value-type="float">
            <text:p>0.0431857061450011</text:p>
          </table:table-cell>
          <table:table-cell office:value-type="float" office:value="0.0307079507936491" calcext:value-type="float">
            <text:p>0.0307079507936491</text:p>
          </table:table-cell>
          <table:table-cell office:value-type="float" office:value="0.0303165850064264" calcext:value-type="float">
            <text:p>0.0303165850064264</text:p>
          </table:table-cell>
          <table:table-cell office:value-type="float" office:value="0.0310993165808717" calcext:value-type="float">
            <text:p>0.0310993165808717</text:p>
          </table:table-cell>
          <table:table-cell office:value-type="float" office:value="0.0306822240624087" calcext:value-type="float">
            <text:p>0.0306822240624087</text:p>
          </table:table-cell>
          <table:table-cell office:value-type="float" office:value="0.0302971782448749" calcext:value-type="float">
            <text:p>0.0302971782448749</text:p>
          </table:table-cell>
          <table:table-cell office:value-type="float" office:value="0.0310672698799424" calcext:value-type="float">
            <text:p>0.0310672698799424</text:p>
          </table:table-cell>
          <table:table-cell office:value-type="float" office:value="0.0418149188751445" calcext:value-type="float">
            <text:p>0.0418149188751445</text:p>
          </table:table-cell>
          <table:table-cell office:value-type="float" office:value="0.0413784297457735" calcext:value-type="float">
            <text:p>0.0413784297457735</text:p>
          </table:table-cell>
          <table:table-cell office:value-type="float" office:value="0.0422514080045154" calcext:value-type="float">
            <text:p>0.0422514080045154</text:p>
          </table:table-cell>
          <table:table-cell office:value-type="float" office:value="0.0417995730047913" calcext:value-type="float">
            <text:p>0.0417995730047913</text:p>
          </table:table-cell>
          <table:table-cell office:value-type="float" office:value="0.041349376169183" calcext:value-type="float">
            <text:p>0.041349376169183</text:p>
          </table:table-cell>
          <table:table-cell office:value-type="float" office:value="0.0422497698403996" calcext:value-type="float">
            <text:p>0.0422497698403996</text:p>
          </table:table-cell>
          <table:table-cell office:value-type="float" office:value="0.0307079507936491" calcext:value-type="float">
            <text:p>0.0307079507936491</text:p>
          </table:table-cell>
          <table:table-cell office:value-type="float" office:value="0.0303165850064264" calcext:value-type="float">
            <text:p>0.0303165850064264</text:p>
          </table:table-cell>
          <table:table-cell office:value-type="float" office:value="0.0310993165808717" calcext:value-type="float">
            <text:p>0.0310993165808717</text:p>
          </table:table-cell>
          <table:table-cell office:value-type="float" office:value="0.0417995730047913" calcext:value-type="float">
            <text:p>0.0417995730047913</text:p>
          </table:table-cell>
          <table:table-cell office:value-type="float" office:value="0.041349376169183" calcext:value-type="float">
            <text:p>0.041349376169183</text:p>
          </table:table-cell>
          <table:table-cell office:value-type="float" office:value="0.0422497698403996" calcext:value-type="float">
            <text:p>0.0422497698403996</text:p>
          </table:table-cell>
          <table:table-cell office:value-type="float" office:value="0.0327826090387301" calcext:value-type="float">
            <text:p>0.0327826090387301</text:p>
          </table:table-cell>
          <table:table-cell office:value-type="float" office:value="0.0323893232658881" calcext:value-type="float">
            <text:p>0.0323893232658881</text:p>
          </table:table-cell>
          <table:table-cell office:value-type="float" office:value="0.0331758948115721" calcext:value-type="float">
            <text:p>0.0331758948115721</text:p>
          </table:table-cell>
          <table:table-cell office:value-type="float" office:value="0.0327219422216779" calcext:value-type="float">
            <text:p>0.0327219422216779</text:p>
          </table:table-cell>
          <table:table-cell office:value-type="float" office:value="0.0323352599796145" calcext:value-type="float">
            <text:p>0.0323352599796145</text:p>
          </table:table-cell>
          <table:table-cell office:value-type="float" office:value="0.0331086244637413" calcext:value-type="float">
            <text:p>0.0331086244637413</text:p>
          </table:table-cell>
          <table:table-cell office:value-type="float" office:value="0.0437775609289974" calcext:value-type="float">
            <text:p>0.0437775609289974</text:p>
          </table:table-cell>
          <table:table-cell office:value-type="float" office:value="0.043346781918776" calcext:value-type="float">
            <text:p>0.043346781918776</text:p>
          </table:table-cell>
          <table:table-cell office:value-type="float" office:value="0.0442083399392187" calcext:value-type="float">
            <text:p>0.0442083399392187</text:p>
          </table:table-cell>
          <table:table-cell office:value-type="float" office:value="0.0437856895131226" calcext:value-type="float">
            <text:p>0.0437856895131226</text:p>
          </table:table-cell>
          <table:table-cell office:value-type="float" office:value="0.0433411644625316" calcext:value-type="float">
            <text:p>0.0433411644625316</text:p>
          </table:table-cell>
          <table:table-cell office:value-type="float" office:value="0.0442302145637136" calcext:value-type="float">
            <text:p>0.0442302145637136</text:p>
          </table:table-cell>
          <table:table-cell office:value-type="float" office:value="0.0327826090387301" calcext:value-type="float">
            <text:p>0.0327826090387301</text:p>
          </table:table-cell>
          <table:table-cell office:value-type="float" office:value="0.0323893232658881" calcext:value-type="float">
            <text:p>0.0323893232658881</text:p>
          </table:table-cell>
          <table:table-cell office:value-type="float" office:value="0.0331758948115721" calcext:value-type="float">
            <text:p>0.0331758948115721</text:p>
          </table:table-cell>
          <table:table-cell office:value-type="float" office:value="0.0437856895131226" calcext:value-type="float">
            <text:p>0.0437856895131226</text:p>
          </table:table-cell>
          <table:table-cell office:value-type="float" office:value="0.0433411644625316" calcext:value-type="float">
            <text:p>0.0433411644625316</text:p>
          </table:table-cell>
          <table:table-cell office:value-type="float" office:value="0.0442302145637136" calcext:value-type="float">
            <text:p>0.0442302145637136</text:p>
          </table:table-cell>
          <table:table-cell office:value-type="float" office:value="127.841638666667" calcext:value-type="float">
            <text:p>127.841638666667</text:p>
          </table:table-cell>
        </table:table-row>
        <table:table-row table:style-name="ro1">
          <table:table-cell office:value-type="string" calcext:value-type="string">
            <text:p>bky_indep_unbalanced_fdp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2717685793466" calcext:value-type="float">
            <text:p>0.0372717685793466</text:p>
          </table:table-cell>
          <table:table-cell office:value-type="float" office:value="0.0369805883344014" calcext:value-type="float">
            <text:p>0.0369805883344014</text:p>
          </table:table-cell>
          <table:table-cell office:value-type="float" office:value="0.0375629488242917" calcext:value-type="float">
            <text:p>0.0375629488242917</text:p>
          </table:table-cell>
          <table:table-cell office:value-type="float" office:value="0.0318462548741544" calcext:value-type="float">
            <text:p>0.0318462548741544</text:p>
          </table:table-cell>
          <table:table-cell office:value-type="float" office:value="0.0315758894231609" calcext:value-type="float">
            <text:p>0.0315758894231609</text:p>
          </table:table-cell>
          <table:table-cell office:value-type="float" office:value="0.032116620325148" calcext:value-type="float">
            <text:p>0.032116620325148</text:p>
          </table:table-cell>
          <table:table-cell office:value-type="float" office:value="0.0429964193635267" calcext:value-type="float">
            <text:p>0.0429964193635267</text:p>
          </table:table-cell>
          <table:table-cell office:value-type="float" office:value="0.0426842613279563" calcext:value-type="float">
            <text:p>0.0426842613279563</text:p>
          </table:table-cell>
          <table:table-cell office:value-type="float" office:value="0.043308577399097" calcext:value-type="float">
            <text:p>0.043308577399097</text:p>
          </table:table-cell>
          <table:table-cell office:value-type="float" office:value="0.0425617285882344" calcext:value-type="float">
            <text:p>0.0425617285882344</text:p>
          </table:table-cell>
          <table:table-cell office:value-type="float" office:value="0.0422504615121728" calcext:value-type="float">
            <text:p>0.0422504615121728</text:p>
          </table:table-cell>
          <table:table-cell office:value-type="float" office:value="0.0428729956642959" calcext:value-type="float">
            <text:p>0.0428729956642959</text:p>
          </table:table-cell>
          <table:table-cell office:value-type="float" office:value="0.0372717685793466" calcext:value-type="float">
            <text:p>0.0372717685793466</text:p>
          </table:table-cell>
          <table:table-cell office:value-type="float" office:value="0.0369805883344014" calcext:value-type="float">
            <text:p>0.0369805883344014</text:p>
          </table:table-cell>
          <table:table-cell office:value-type="float" office:value="0.0375629488242917" calcext:value-type="float">
            <text:p>0.0375629488242917</text:p>
          </table:table-cell>
          <table:table-cell office:value-type="float" office:value="0.0425617285882344" calcext:value-type="float">
            <text:p>0.0425617285882344</text:p>
          </table:table-cell>
          <table:table-cell office:value-type="float" office:value="0.0422504615121728" calcext:value-type="float">
            <text:p>0.0422504615121728</text:p>
          </table:table-cell>
          <table:table-cell office:value-type="float" office:value="0.0428729956642959" calcext:value-type="float">
            <text:p>0.0428729956642959</text:p>
          </table:table-cell>
          <table:table-cell office:value-type="float" office:value="0.0266032858489832" calcext:value-type="float">
            <text:p>0.0266032858489832</text:p>
          </table:table-cell>
          <table:table-cell office:value-type="float" office:value="0.0259946647254154" calcext:value-type="float">
            <text:p>0.0259946647254154</text:p>
          </table:table-cell>
          <table:table-cell office:value-type="float" office:value="0.0272119069725509" calcext:value-type="float">
            <text:p>0.0272119069725509</text:p>
          </table:table-cell>
          <table:table-cell office:value-type="float" office:value="0.073595621618681" calcext:value-type="float">
            <text:p>0.073595621618681</text:p>
          </table:table-cell>
          <table:table-cell office:value-type="float" office:value="0.0727182567416572" calcext:value-type="float">
            <text:p>0.0727182567416572</text:p>
          </table:table-cell>
          <table:table-cell office:value-type="float" office:value="0.0744729864957049" calcext:value-type="float">
            <text:p>0.0744729864957049</text:p>
          </table:table-cell>
          <table:table-cell office:value-type="float" office:value="0.0987348002171247" calcext:value-type="float">
            <text:p>0.0987348002171247</text:p>
          </table:table-cell>
          <table:table-cell office:value-type="float" office:value="0.0977660067200553" calcext:value-type="float">
            <text:p>0.0977660067200553</text:p>
          </table:table-cell>
          <table:table-cell office:value-type="float" office:value="0.0997035937141941" calcext:value-type="float">
            <text:p>0.0997035937141941</text:p>
          </table:table-cell>
          <table:table-cell office:value-type="float" office:value="0.0445772344738851" calcext:value-type="float">
            <text:p>0.0445772344738851</text:p>
          </table:table-cell>
          <table:table-cell office:value-type="float" office:value="0.0438189603781684" calcext:value-type="float">
            <text:p>0.0438189603781684</text:p>
          </table:table-cell>
          <table:table-cell office:value-type="float" office:value="0.0453355085696018" calcext:value-type="float">
            <text:p>0.0453355085696018</text:p>
          </table:table-cell>
          <table:table-cell office:value-type="float" office:value="0.0266032858489832" calcext:value-type="float">
            <text:p>0.0266032858489832</text:p>
          </table:table-cell>
          <table:table-cell office:value-type="float" office:value="0.0259946647254154" calcext:value-type="float">
            <text:p>0.0259946647254154</text:p>
          </table:table-cell>
          <table:table-cell office:value-type="float" office:value="0.0272119069725509" calcext:value-type="float">
            <text:p>0.0272119069725509</text:p>
          </table:table-cell>
          <table:table-cell office:value-type="float" office:value="0.0445772344738851" calcext:value-type="float">
            <text:p>0.0445772344738851</text:p>
          </table:table-cell>
          <table:table-cell office:value-type="float" office:value="0.0438189603781684" calcext:value-type="float">
            <text:p>0.0438189603781684</text:p>
          </table:table-cell>
          <table:table-cell office:value-type="float" office:value="0.0453355085696018" calcext:value-type="float">
            <text:p>0.0453355085696018</text:p>
          </table:table-cell>
          <table:table-cell office:value-type="float" office:value="0.0391006946219902" calcext:value-type="float">
            <text:p>0.0391006946219902</text:p>
          </table:table-cell>
          <table:table-cell office:value-type="float" office:value="0.0387765469923869" calcext:value-type="float">
            <text:p>0.0387765469923869</text:p>
          </table:table-cell>
          <table:table-cell office:value-type="float" office:value="0.0394248422515934" calcext:value-type="float">
            <text:p>0.0394248422515934</text:p>
          </table:table-cell>
          <table:table-cell office:value-type="float" office:value="0.0207600868324091" calcext:value-type="float">
            <text:p>0.0207600868324091</text:p>
          </table:table-cell>
          <table:table-cell office:value-type="float" office:value="0.0205194812961032" calcext:value-type="float">
            <text:p>0.0205194812961032</text:p>
          </table:table-cell>
          <table:table-cell office:value-type="float" office:value="0.021000692368715" calcext:value-type="float">
            <text:p>0.021000692368715</text:p>
          </table:table-cell>
          <table:table-cell office:value-type="float" office:value="0.0278813730306699" calcext:value-type="float">
            <text:p>0.0278813730306699</text:p>
          </table:table-cell>
          <table:table-cell office:value-type="float" office:value="0.0276056318512321" calcext:value-type="float">
            <text:p>0.0276056318512321</text:p>
          </table:table-cell>
          <table:table-cell office:value-type="float" office:value="0.0281571142101077" calcext:value-type="float">
            <text:p>0.0281571142101077</text:p>
          </table:table-cell>
          <table:table-cell office:value-type="float" office:value="0.0420702654428462" calcext:value-type="float">
            <text:p>0.0420702654428462</text:p>
          </table:table-cell>
          <table:table-cell office:value-type="float" office:value="0.0417294333248067" calcext:value-type="float">
            <text:p>0.0417294333248067</text:p>
          </table:table-cell>
          <table:table-cell office:value-type="float" office:value="0.0424110975608857" calcext:value-type="float">
            <text:p>0.0424110975608857</text:p>
          </table:table-cell>
          <table:table-cell office:value-type="float" office:value="0.0391006946219902" calcext:value-type="float">
            <text:p>0.0391006946219902</text:p>
          </table:table-cell>
          <table:table-cell office:value-type="float" office:value="0.0387765469923869" calcext:value-type="float">
            <text:p>0.0387765469923869</text:p>
          </table:table-cell>
          <table:table-cell office:value-type="float" office:value="0.0394248422515934" calcext:value-type="float">
            <text:p>0.0394248422515934</text:p>
          </table:table-cell>
          <table:table-cell office:value-type="float" office:value="0.0420702654428462" calcext:value-type="float">
            <text:p>0.0420702654428462</text:p>
          </table:table-cell>
          <table:table-cell office:value-type="float" office:value="0.0417294333248067" calcext:value-type="float">
            <text:p>0.0417294333248067</text:p>
          </table:table-cell>
          <table:table-cell office:value-type="float" office:value="0.0424110975608857" calcext:value-type="float">
            <text:p>0.0424110975608857</text:p>
          </table:table-cell>
          <table:table-cell office:value-type="float" office:value="126.006004916667" calcext:value-type="float">
            <text:p>126.006004916667</text:p>
          </table:table-cell>
        </table:table-row>
        <table:table-row table:style-name="ro1">
          <table:table-cell office:value-type="string" calcext:value-type="string">
            <text:p>bky_posdep_null_fd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90397031421754" calcext:value-type="float">
            <text:p>0.0690397031421754</text:p>
          </table:table-cell>
          <table:table-cell office:value-type="float" office:value="0.0929602968578246" calcext:value-type="float">
            <text:p>0.092960296857824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72949227693938" calcext:value-type="float">
            <text:p>0.0472949227693938</text:p>
          </table:table-cell>
          <table:table-cell office:value-type="float" office:value="0.0677050772306063" calcext:value-type="float">
            <text:p>0.0677050772306063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03" calcext:value-type="float">
            <text:p>0.03</text:p>
          </table:table-cell>
          <table:table-cell office:value-type="float" office:value="0.022521953033424" calcext:value-type="float">
            <text:p>0.022521953033424</text:p>
          </table:table-cell>
          <table:table-cell office:value-type="float" office:value="0.037478046966576" calcext:value-type="float">
            <text:p>0.037478046966576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291716743784514" calcext:value-type="float">
            <text:p>0.0291716743784514</text:p>
          </table:table-cell>
          <table:table-cell office:value-type="float" office:value="0.0458283256215486" calcext:value-type="float">
            <text:p>0.045828325621548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5" calcext:value-type="float">
            <text:p>0.032410392349641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226787280153" calcext:value-type="float">
            <text:p>0.007226787280153</text:p>
          </table:table-cell>
          <table:table-cell office:value-type="float" office:value="0.016773212719847" calcext:value-type="float">
            <text:p>0.01677321271984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45581205707507" calcext:value-type="float">
            <text:p>0.0345581205707507</text:p>
          </table:table-cell>
          <table:table-cell office:value-type="float" office:value="0.0524418794292493" calcext:value-type="float">
            <text:p>0.0524418794292493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2846725699043" calcext:value-type="float">
            <text:p>0.0242846725699043</text:p>
          </table:table-cell>
          <table:table-cell office:value-type="float" office:value="0.0397153274300957" calcext:value-type="float">
            <text:p>0.039715327430095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1718101475868" calcext:value-type="float">
            <text:p>0.0121718101475868</text:p>
          </table:table-cell>
          <table:table-cell office:value-type="float" office:value="0.0238281898524132" calcext:value-type="float">
            <text:p>0.0238281898524132</text:p>
          </table:table-cell>
          <table:table-cell office:value-type="float" office:value="89.0136099583333" calcext:value-type="float">
            <text:p>89.0136099583333</text:p>
          </table:table-cell>
        </table:table-row>
        <table:table-row table:style-name="ro1">
          <table:table-cell office:value-type="string" calcext:value-type="string">
            <text:p>bky_posdep_posonly_fdp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29878222066581" calcext:value-type="float">
            <text:p>0.0529878222066581</text:p>
          </table:table-cell>
          <table:table-cell office:value-type="float" office:value="0.0484329578592046" calcext:value-type="float">
            <text:p>0.0484329578592046</text:p>
          </table:table-cell>
          <table:table-cell office:value-type="float" office:value="0.0575426865541116" calcext:value-type="float">
            <text:p>0.0575426865541116</text:p>
          </table:table-cell>
          <table:table-cell office:value-type="float" office:value="0.0420078303262481" calcext:value-type="float">
            <text:p>0.0420078303262481</text:p>
          </table:table-cell>
          <table:table-cell office:value-type="float" office:value="0.0389449116562201" calcext:value-type="float">
            <text:p>0.0389449116562201</text:p>
          </table:table-cell>
          <table:table-cell office:value-type="float" office:value="0.045070748996276" calcext:value-type="float">
            <text:p>0.045070748996276</text:p>
          </table:table-cell>
          <table:table-cell office:value-type="float" office:value="0.0461032063180409" calcext:value-type="float">
            <text:p>0.0461032063180409</text:p>
          </table:table-cell>
          <table:table-cell office:value-type="float" office:value="0.0428630944757781" calcext:value-type="float">
            <text:p>0.0428630944757781</text:p>
          </table:table-cell>
          <table:table-cell office:value-type="float" office:value="0.0493433181603038" calcext:value-type="float">
            <text:p>0.0493433181603038</text:p>
          </table:table-cell>
          <table:table-cell office:value-type="float" office:value="0.036273450118943" calcext:value-type="float">
            <text:p>0.036273450118943</text:p>
          </table:table-cell>
          <table:table-cell office:value-type="float" office:value="0.033213044049106" calcext:value-type="float">
            <text:p>0.033213044049106</text:p>
          </table:table-cell>
          <table:table-cell office:value-type="float" office:value="0.0393338561887801" calcext:value-type="float">
            <text:p>0.0393338561887801</text:p>
          </table:table-cell>
          <table:table-cell office:value-type="float" office:value="0.0288860917005338" calcext:value-type="float">
            <text:p>0.0288860917005338</text:p>
          </table:table-cell>
          <table:table-cell office:value-type="float" office:value="0.0253366131483199" calcext:value-type="float">
            <text:p>0.0253366131483199</text:p>
          </table:table-cell>
          <table:table-cell office:value-type="float" office:value="0.0324355702527477" calcext:value-type="float">
            <text:p>0.0324355702527477</text:p>
          </table:table-cell>
          <table:table-cell office:value-type="float" office:value="0.0187300640840323" calcext:value-type="float">
            <text:p>0.0187300640840323</text:p>
          </table:table-cell>
          <table:table-cell office:value-type="float" office:value="0.0163010032058042" calcext:value-type="float">
            <text:p>0.0163010032058042</text:p>
          </table:table-cell>
          <table:table-cell office:value-type="float" office:value="0.0211591249622604" calcext:value-type="float">
            <text:p>0.0211591249622604</text:p>
          </table:table-cell>
          <table:table-cell office:value-type="float" office:value="0.047718358374441" calcext:value-type="float">
            <text:p>0.047718358374441</text:p>
          </table:table-cell>
          <table:table-cell office:value-type="float" office:value="0.0439808418406802" calcext:value-type="float">
            <text:p>0.0439808418406802</text:p>
          </table:table-cell>
          <table:table-cell office:value-type="float" office:value="0.0514558749082018" calcext:value-type="float">
            <text:p>0.0514558749082018</text:p>
          </table:table-cell>
          <table:table-cell office:value-type="float" office:value="0.0202027503376524" calcext:value-type="float">
            <text:p>0.0202027503376524</text:p>
          </table:table-cell>
          <table:table-cell office:value-type="float" office:value="0.0182431230048915" calcext:value-type="float">
            <text:p>0.0182431230048915</text:p>
          </table:table-cell>
          <table:table-cell office:value-type="float" office:value="0.0221623776704134" calcext:value-type="float">
            <text:p>0.0221623776704134</text:p>
          </table:table-cell>
          <table:table-cell office:value-type="float" office:value="0.0234428820409963" calcext:value-type="float">
            <text:p>0.0234428820409963</text:p>
          </table:table-cell>
          <table:table-cell office:value-type="float" office:value="0.0211533996530138" calcext:value-type="float">
            <text:p>0.0211533996530138</text:p>
          </table:table-cell>
          <table:table-cell office:value-type="float" office:value="0.0257323644289789" calcext:value-type="float">
            <text:p>0.0257323644289789</text:p>
          </table:table-cell>
          <table:table-cell office:value-type="float" office:value="0.0334280645735269" calcext:value-type="float">
            <text:p>0.0334280645735269</text:p>
          </table:table-cell>
          <table:table-cell office:value-type="float" office:value="0.0309655631592919" calcext:value-type="float">
            <text:p>0.0309655631592919</text:p>
          </table:table-cell>
          <table:table-cell office:value-type="float" office:value="0.0358905659877619" calcext:value-type="float">
            <text:p>0.0358905659877619</text:p>
          </table:table-cell>
          <table:table-cell office:value-type="float" office:value="0.0236282260117959" calcext:value-type="float">
            <text:p>0.0236282260117959</text:p>
          </table:table-cell>
          <table:table-cell office:value-type="float" office:value="0.0213119523610742" calcext:value-type="float">
            <text:p>0.0213119523610742</text:p>
          </table:table-cell>
          <table:table-cell office:value-type="float" office:value="0.0259444996625176" calcext:value-type="float">
            <text:p>0.0259444996625176</text:p>
          </table:table-cell>
          <table:table-cell office:value-type="float" office:value="0.0158846785386162" calcext:value-type="float">
            <text:p>0.0158846785386162</text:p>
          </table:table-cell>
          <table:table-cell office:value-type="float" office:value="0.0143334493650278" calcext:value-type="float">
            <text:p>0.0143334493650278</text:p>
          </table:table-cell>
          <table:table-cell office:value-type="float" office:value="0.0174359077122047" calcext:value-type="float">
            <text:p>0.0174359077122047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24726638566837" calcext:value-type="float">
            <text:p>0.024726638566837</text:p>
          </table:table-cell>
          <table:table-cell office:value-type="float" office:value="0.040273361433163" calcext:value-type="float">
            <text:p>0.040273361433163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9747631449982" calcext:value-type="float">
            <text:p>0.719747631449982</text:p>
          </table:table-cell>
          <table:table-cell office:value-type="float" office:value="0.758252368550018" calcext:value-type="float">
            <text:p>0.758252368550018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54122702814734" calcext:value-type="float">
            <text:p>0.754122702814734</text:p>
          </table:table-cell>
          <table:table-cell office:value-type="float" office:value="0.790877297185266" calcext:value-type="float">
            <text:p>0.79087729718526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3" calcext:value-type="float">
            <text:p>0.0216438545484803</text:p>
          </table:table-cell>
          <table:table-cell office:value-type="float" office:value="0.0363561454515198" calcext:value-type="float">
            <text:p>0.0363561454515198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24726638566837" calcext:value-type="float">
            <text:p>0.024726638566837</text:p>
          </table:table-cell>
          <table:table-cell office:value-type="float" office:value="0.040273361433163" calcext:value-type="float">
            <text:p>0.04027336143316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3" calcext:value-type="float">
            <text:p>0.0216438545484803</text:p>
          </table:table-cell>
          <table:table-cell office:value-type="float" office:value="0.0363561454515198" calcext:value-type="float">
            <text:p>0.0363561454515198</text:p>
          </table:table-cell>
          <table:table-cell office:value-type="float" office:value="105.52215375" calcext:value-type="float">
            <text:p>105.52215375</text:p>
          </table:table-cell>
        </table:table-row>
        <table:table-row table:style-name="ro1">
          <table:table-cell office:value-type="string" calcext:value-type="string">
            <text:p>bky_posdep_negonly_fd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4984015158328" calcext:value-type="float">
            <text:p>0.054984015158328</text:p>
          </table:table-cell>
          <table:table-cell office:value-type="float" office:value="0.0506390278631851" calcext:value-type="float">
            <text:p>0.0506390278631851</text:p>
          </table:table-cell>
          <table:table-cell office:value-type="float" office:value="0.059329002453471" calcext:value-type="float">
            <text:p>0.059329002453471</text:p>
          </table:table-cell>
          <table:table-cell office:value-type="float" office:value="0.0435126072360716" calcext:value-type="float">
            <text:p>0.0435126072360716</text:p>
          </table:table-cell>
          <table:table-cell office:value-type="float" office:value="0.0404736477249185" calcext:value-type="float">
            <text:p>0.0404736477249185</text:p>
          </table:table-cell>
          <table:table-cell office:value-type="float" office:value="0.0465515667472247" calcext:value-type="float">
            <text:p>0.0465515667472247</text:p>
          </table:table-cell>
          <table:table-cell office:value-type="float" office:value="0.0475382887716032" calcext:value-type="float">
            <text:p>0.0475382887716032</text:p>
          </table:table-cell>
          <table:table-cell office:value-type="float" office:value="0.0443543272105041" calcext:value-type="float">
            <text:p>0.0443543272105041</text:p>
          </table:table-cell>
          <table:table-cell office:value-type="float" office:value="0.0507222503327022" calcext:value-type="float">
            <text:p>0.0507222503327022</text:p>
          </table:table-cell>
          <table:table-cell office:value-type="float" office:value="0.0385540055351837" calcext:value-type="float">
            <text:p>0.0385540055351837</text:p>
          </table:table-cell>
          <table:table-cell office:value-type="float" office:value="0.0355786286895338" calcext:value-type="float">
            <text:p>0.0355786286895338</text:p>
          </table:table-cell>
          <table:table-cell office:value-type="float" office:value="0.0415293823808335" calcext:value-type="float">
            <text:p>0.0415293823808335</text:p>
          </table:table-cell>
          <table:table-cell office:value-type="float" office:value="0.0306411035396011" calcext:value-type="float">
            <text:p>0.0306411035396011</text:p>
          </table:table-cell>
          <table:table-cell office:value-type="float" office:value="0.0272530550467362" calcext:value-type="float">
            <text:p>0.0272530550467362</text:p>
          </table:table-cell>
          <table:table-cell office:value-type="float" office:value="0.0340291520324659" calcext:value-type="float">
            <text:p>0.0340291520324659</text:p>
          </table:table-cell>
          <table:table-cell office:value-type="float" office:value="0.0207515682845157" calcext:value-type="float">
            <text:p>0.0207515682845157</text:p>
          </table:table-cell>
          <table:table-cell office:value-type="float" office:value="0.0183474328813716" calcext:value-type="float">
            <text:p>0.0183474328813716</text:p>
          </table:table-cell>
          <table:table-cell office:value-type="float" office:value="0.0231557036876598" calcext:value-type="float">
            <text:p>0.023155703687659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7405" calcext:value-type="float">
            <text:p>0.7405</text:p>
          </table:table-cell>
          <table:table-cell office:value-type="float" office:value="0.721283561228223" calcext:value-type="float">
            <text:p>0.721283561228223</text:p>
          </table:table-cell>
          <table:table-cell office:value-type="float" office:value="0.759716438771778" calcext:value-type="float">
            <text:p>0.75971643877177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56694406912137" calcext:value-type="float">
            <text:p>0.756694406912137</text:p>
          </table:table-cell>
          <table:table-cell office:value-type="float" office:value="0.793305593087863" calcext:value-type="float">
            <text:p>0.79330559308786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55936880975" calcext:value-type="float">
            <text:p>0.018155936880975</text:p>
          </table:table-cell>
          <table:table-cell office:value-type="float" office:value="0.031844063119025" calcext:value-type="float">
            <text:p>0.0318440631190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55936880975" calcext:value-type="float">
            <text:p>0.018155936880975</text:p>
          </table:table-cell>
          <table:table-cell office:value-type="float" office:value="0.031844063119025" calcext:value-type="float">
            <text:p>0.031844063119025</text:p>
          </table:table-cell>
          <table:table-cell office:value-type="float" office:value="0.0495962139329173" calcext:value-type="float">
            <text:p>0.0495962139329173</text:p>
          </table:table-cell>
          <table:table-cell office:value-type="float" office:value="0.046102679700435" calcext:value-type="float">
            <text:p>0.046102679700435</text:p>
          </table:table-cell>
          <table:table-cell office:value-type="float" office:value="0.0530897481653995" calcext:value-type="float">
            <text:p>0.0530897481653995</text:p>
          </table:table-cell>
          <table:table-cell office:value-type="float" office:value="0.0218259415136373" calcext:value-type="float">
            <text:p>0.0218259415136373</text:p>
          </table:table-cell>
          <table:table-cell office:value-type="float" office:value="0.0200871475510621" calcext:value-type="float">
            <text:p>0.0200871475510621</text:p>
          </table:table-cell>
          <table:table-cell office:value-type="float" office:value="0.0235647354762126" calcext:value-type="float">
            <text:p>0.0235647354762126</text:p>
          </table:table-cell>
          <table:table-cell office:value-type="float" office:value="0.0249690879112652" calcext:value-type="float">
            <text:p>0.0249690879112652</text:p>
          </table:table-cell>
          <table:table-cell office:value-type="float" office:value="0.022934082080371" calcext:value-type="float">
            <text:p>0.022934082080371</text:p>
          </table:table-cell>
          <table:table-cell office:value-type="float" office:value="0.0270040937421595" calcext:value-type="float">
            <text:p>0.0270040937421595</text:p>
          </table:table-cell>
          <table:table-cell office:value-type="float" office:value="0.0352467850572493" calcext:value-type="float">
            <text:p>0.0352467850572493</text:p>
          </table:table-cell>
          <table:table-cell office:value-type="float" office:value="0.0330172499737781" calcext:value-type="float">
            <text:p>0.0330172499737781</text:p>
          </table:table-cell>
          <table:table-cell office:value-type="float" office:value="0.0374763201407204" calcext:value-type="float">
            <text:p>0.0374763201407204</text:p>
          </table:table-cell>
          <table:table-cell office:value-type="float" office:value="0.0252568370185605" calcext:value-type="float">
            <text:p>0.0252568370185605</text:p>
          </table:table-cell>
          <table:table-cell office:value-type="float" office:value="0.0231806723958797" calcext:value-type="float">
            <text:p>0.0231806723958797</text:p>
          </table:table-cell>
          <table:table-cell office:value-type="float" office:value="0.0273330016412413" calcext:value-type="float">
            <text:p>0.0273330016412413</text:p>
          </table:table-cell>
          <table:table-cell office:value-type="float" office:value="0.0174443478065813" calcext:value-type="float">
            <text:p>0.0174443478065813</text:p>
          </table:table-cell>
          <table:table-cell office:value-type="float" office:value="0.0161514668252126" calcext:value-type="float">
            <text:p>0.0161514668252126</text:p>
          </table:table-cell>
          <table:table-cell office:value-type="float" office:value="0.0187372287879499" calcext:value-type="float">
            <text:p>0.0187372287879499</text:p>
          </table:table-cell>
          <table:table-cell office:value-type="float" office:value="105.532800291667" calcext:value-type="float">
            <text:p>105.532800291667</text:p>
          </table:table-cell>
        </table:table-row>
        <table:table-row table:style-name="ro1">
          <table:table-cell office:value-type="string" calcext:value-type="string">
            <text:p>bky_posdep_balanced_fdp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59581714157246" calcext:value-type="float">
            <text:p>0.0459581714157246</text:p>
          </table:table-cell>
          <table:table-cell office:value-type="float" office:value="0.0433307108409498" calcext:value-type="float">
            <text:p>0.0433307108409498</text:p>
          </table:table-cell>
          <table:table-cell office:value-type="float" office:value="0.0485856319904994" calcext:value-type="float">
            <text:p>0.0485856319904994</text:p>
          </table:table-cell>
          <table:table-cell office:value-type="float" office:value="0.0312469441990454" calcext:value-type="float">
            <text:p>0.0312469441990454</text:p>
          </table:table-cell>
          <table:table-cell office:value-type="float" office:value="0.0298179294327232" calcext:value-type="float">
            <text:p>0.0298179294327232</text:p>
          </table:table-cell>
          <table:table-cell office:value-type="float" office:value="0.0326759589653676" calcext:value-type="float">
            <text:p>0.0326759589653676</text:p>
          </table:table-cell>
          <table:table-cell office:value-type="float" office:value="0.0420280001078981" calcext:value-type="float">
            <text:p>0.0420280001078981</text:p>
          </table:table-cell>
          <table:table-cell office:value-type="float" office:value="0.0403384370047601" calcext:value-type="float">
            <text:p>0.0403384370047601</text:p>
          </table:table-cell>
          <table:table-cell office:value-type="float" office:value="0.043717563211036" calcext:value-type="float">
            <text:p>0.043717563211036</text:p>
          </table:table-cell>
          <table:table-cell office:value-type="float" office:value="0.0441975155999606" calcext:value-type="float">
            <text:p>0.0441975155999606</text:p>
          </table:table-cell>
          <table:table-cell office:value-type="float" office:value="0.0420239442724436" calcext:value-type="float">
            <text:p>0.0420239442724436</text:p>
          </table:table-cell>
          <table:table-cell office:value-type="float" office:value="0.0463710869274775" calcext:value-type="float">
            <text:p>0.0463710869274775</text:p>
          </table:table-cell>
          <table:table-cell office:value-type="float" office:value="0.0457720445580079" calcext:value-type="float">
            <text:p>0.0457720445580079</text:p>
          </table:table-cell>
          <table:table-cell office:value-type="float" office:value="0.0431905346211592" calcext:value-type="float">
            <text:p>0.0431905346211592</text:p>
          </table:table-cell>
          <table:table-cell office:value-type="float" office:value="0.0483535544948565" calcext:value-type="float">
            <text:p>0.0483535544948565</text:p>
          </table:table-cell>
          <table:table-cell office:value-type="float" office:value="0.0441975155999606" calcext:value-type="float">
            <text:p>0.0441975155999606</text:p>
          </table:table-cell>
          <table:table-cell office:value-type="float" office:value="0.0420239442724436" calcext:value-type="float">
            <text:p>0.0420239442724436</text:p>
          </table:table-cell>
          <table:table-cell office:value-type="float" office:value="0.0463710869274775" calcext:value-type="float">
            <text:p>0.0463710869274775</text:p>
          </table:table-cell>
          <table:table-cell office:value-type="float" office:value="0.0307901786664726" calcext:value-type="float">
            <text:p>0.0307901786664726</text:p>
          </table:table-cell>
          <table:table-cell office:value-type="float" office:value="0.0285412255418443" calcext:value-type="float">
            <text:p>0.0285412255418443</text:p>
          </table:table-cell>
          <table:table-cell office:value-type="float" office:value="0.0330391317911009" calcext:value-type="float">
            <text:p>0.0330391317911009</text:p>
          </table:table-cell>
          <table:table-cell office:value-type="float" office:value="0.0236413829714688" calcext:value-type="float">
            <text:p>0.0236413829714688</text:p>
          </table:table-cell>
          <table:table-cell office:value-type="float" office:value="0.0221523578977099" calcext:value-type="float">
            <text:p>0.0221523578977099</text:p>
          </table:table-cell>
          <table:table-cell office:value-type="float" office:value="0.0251304080452278" calcext:value-type="float">
            <text:p>0.0251304080452278</text:p>
          </table:table-cell>
          <table:table-cell office:value-type="float" office:value="0.0331640782210408" calcext:value-type="float">
            <text:p>0.0331640782210408</text:p>
          </table:table-cell>
          <table:table-cell office:value-type="float" office:value="0.0312710861485004" calcext:value-type="float">
            <text:p>0.0312710861485004</text:p>
          </table:table-cell>
          <table:table-cell office:value-type="float" office:value="0.0350570702935812" calcext:value-type="float">
            <text:p>0.0350570702935812</text:p>
          </table:table-cell>
          <table:table-cell office:value-type="float" office:value="0.0335989443040667" calcext:value-type="float">
            <text:p>0.0335989443040667</text:p>
          </table:table-cell>
          <table:table-cell office:value-type="float" office:value="0.0315522932761943" calcext:value-type="float">
            <text:p>0.0315522932761943</text:p>
          </table:table-cell>
          <table:table-cell office:value-type="float" office:value="0.0356455953319391" calcext:value-type="float">
            <text:p>0.0356455953319391</text:p>
          </table:table-cell>
          <table:table-cell office:value-type="float" office:value="0.0307901786664726" calcext:value-type="float">
            <text:p>0.0307901786664726</text:p>
          </table:table-cell>
          <table:table-cell office:value-type="float" office:value="0.0285412255418443" calcext:value-type="float">
            <text:p>0.0285412255418443</text:p>
          </table:table-cell>
          <table:table-cell office:value-type="float" office:value="0.0330391317911009" calcext:value-type="float">
            <text:p>0.0330391317911009</text:p>
          </table:table-cell>
          <table:table-cell office:value-type="float" office:value="0.0335989443040667" calcext:value-type="float">
            <text:p>0.0335989443040667</text:p>
          </table:table-cell>
          <table:table-cell office:value-type="float" office:value="0.0315522932761943" calcext:value-type="float">
            <text:p>0.0315522932761943</text:p>
          </table:table-cell>
          <table:table-cell office:value-type="float" office:value="0.0356455953319391" calcext:value-type="float">
            <text:p>0.0356455953319391</text:p>
          </table:table-cell>
          <table:table-cell office:value-type="float" office:value="0.0334975622789712" calcext:value-type="float">
            <text:p>0.0334975622789712</text:p>
          </table:table-cell>
          <table:table-cell office:value-type="float" office:value="0.0311352541075571" calcext:value-type="float">
            <text:p>0.0311352541075571</text:p>
          </table:table-cell>
          <table:table-cell office:value-type="float" office:value="0.0358598704503852" calcext:value-type="float">
            <text:p>0.0358598704503852</text:p>
          </table:table-cell>
          <table:table-cell office:value-type="float" office:value="0.0259548237784203" calcext:value-type="float">
            <text:p>0.0259548237784203</text:p>
          </table:table-cell>
          <table:table-cell office:value-type="float" office:value="0.0244109709461272" calcext:value-type="float">
            <text:p>0.0244109709461272</text:p>
          </table:table-cell>
          <table:table-cell office:value-type="float" office:value="0.0274986766107135" calcext:value-type="float">
            <text:p>0.0274986766107135</text:p>
          </table:table-cell>
          <table:table-cell office:value-type="float" office:value="0.0354876635355518" calcext:value-type="float">
            <text:p>0.0354876635355518</text:p>
          </table:table-cell>
          <table:table-cell office:value-type="float" office:value="0.0335251425825845" calcext:value-type="float">
            <text:p>0.0335251425825845</text:p>
          </table:table-cell>
          <table:table-cell office:value-type="float" office:value="0.0374501844885192" calcext:value-type="float">
            <text:p>0.0374501844885192</text:p>
          </table:table-cell>
          <table:table-cell office:value-type="float" office:value="0.0360648080889595" calcext:value-type="float">
            <text:p>0.0360648080889595</text:p>
          </table:table-cell>
          <table:table-cell office:value-type="float" office:value="0.033922920354817" calcext:value-type="float">
            <text:p>0.033922920354817</text:p>
          </table:table-cell>
          <table:table-cell office:value-type="float" office:value="0.038206695823102" calcext:value-type="float">
            <text:p>0.038206695823102</text:p>
          </table:table-cell>
          <table:table-cell office:value-type="float" office:value="0.0333114354212544" calcext:value-type="float">
            <text:p>0.0333114354212544</text:p>
          </table:table-cell>
          <table:table-cell office:value-type="float" office:value="0.0310022731049443" calcext:value-type="float">
            <text:p>0.0310022731049443</text:p>
          </table:table-cell>
          <table:table-cell office:value-type="float" office:value="0.0356205977375646" calcext:value-type="float">
            <text:p>0.0356205977375646</text:p>
          </table:table-cell>
          <table:table-cell office:value-type="float" office:value="0.0360648080889595" calcext:value-type="float">
            <text:p>0.0360648080889595</text:p>
          </table:table-cell>
          <table:table-cell office:value-type="float" office:value="0.033922920354817" calcext:value-type="float">
            <text:p>0.033922920354817</text:p>
          </table:table-cell>
          <table:table-cell office:value-type="float" office:value="0.038206695823102" calcext:value-type="float">
            <text:p>0.038206695823102</text:p>
          </table:table-cell>
          <table:table-cell office:value-type="float" office:value="127.439873625" calcext:value-type="float">
            <text:p>127.439873625</text:p>
          </table:table-cell>
        </table:table-row>
        <table:table-row table:style-name="ro1">
          <table:table-cell office:value-type="string" calcext:value-type="string">
            <text:p>bky_posdep_unbalanced_fdp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08633684452686" calcext:value-type="float">
            <text:p>0.0508633684452686</text:p>
          </table:table-cell>
          <table:table-cell office:value-type="float" office:value="0.0479842858682604" calcext:value-type="float">
            <text:p>0.0479842858682604</text:p>
          </table:table-cell>
          <table:table-cell office:value-type="float" office:value="0.0537424510222768" calcext:value-type="float">
            <text:p>0.0537424510222768</text:p>
          </table:table-cell>
          <table:table-cell office:value-type="float" office:value="0.0322724752781751" calcext:value-type="float">
            <text:p>0.0322724752781751</text:p>
          </table:table-cell>
          <table:table-cell office:value-type="float" office:value="0.0307972341388121" calcext:value-type="float">
            <text:p>0.0307972341388121</text:p>
          </table:table-cell>
          <table:table-cell office:value-type="float" office:value="0.033747716417538" calcext:value-type="float">
            <text:p>0.033747716417538</text:p>
          </table:table-cell>
          <table:table-cell office:value-type="float" office:value="0.0432524673868486" calcext:value-type="float">
            <text:p>0.0432524673868486</text:p>
          </table:table-cell>
          <table:table-cell office:value-type="float" office:value="0.0414991219694296" calcext:value-type="float">
            <text:p>0.0414991219694296</text:p>
          </table:table-cell>
          <table:table-cell office:value-type="float" office:value="0.0450058128042677" calcext:value-type="float">
            <text:p>0.0450058128042677</text:p>
          </table:table-cell>
          <table:table-cell office:value-type="float" office:value="0.0442380663141591" calcext:value-type="float">
            <text:p>0.0442380663141591</text:p>
          </table:table-cell>
          <table:table-cell office:value-type="float" office:value="0.0419810785569458" calcext:value-type="float">
            <text:p>0.0419810785569458</text:p>
          </table:table-cell>
          <table:table-cell office:value-type="float" office:value="0.0464950540713723" calcext:value-type="float">
            <text:p>0.0464950540713723</text:p>
          </table:table-cell>
          <table:table-cell office:value-type="float" office:value="0.050419584711613" calcext:value-type="float">
            <text:p>0.050419584711613</text:p>
          </table:table-cell>
          <table:table-cell office:value-type="float" office:value="0.0476234846055487" calcext:value-type="float">
            <text:p>0.0476234846055487</text:p>
          </table:table-cell>
          <table:table-cell office:value-type="float" office:value="0.0532156848176772" calcext:value-type="float">
            <text:p>0.0532156848176772</text:p>
          </table:table-cell>
          <table:table-cell office:value-type="float" office:value="0.0442380663141591" calcext:value-type="float">
            <text:p>0.0442380663141591</text:p>
          </table:table-cell>
          <table:table-cell office:value-type="float" office:value="0.0419810785569458" calcext:value-type="float">
            <text:p>0.0419810785569458</text:p>
          </table:table-cell>
          <table:table-cell office:value-type="float" office:value="0.0464950540713723" calcext:value-type="float">
            <text:p>0.0464950540713723</text:p>
          </table:table-cell>
          <table:table-cell office:value-type="float" office:value="0.0263426040749793" calcext:value-type="float">
            <text:p>0.0263426040749793</text:p>
          </table:table-cell>
          <table:table-cell office:value-type="float" office:value="0.0238840271004757" calcext:value-type="float">
            <text:p>0.0238840271004757</text:p>
          </table:table-cell>
          <table:table-cell office:value-type="float" office:value="0.0288011810494829" calcext:value-type="float">
            <text:p>0.0288011810494829</text:p>
          </table:table-cell>
          <table:table-cell office:value-type="float" office:value="0.0456750038443874" calcext:value-type="float">
            <text:p>0.0456750038443874</text:p>
          </table:table-cell>
          <table:table-cell office:value-type="float" office:value="0.0433530678841895" calcext:value-type="float">
            <text:p>0.0433530678841895</text:p>
          </table:table-cell>
          <table:table-cell office:value-type="float" office:value="0.0479969398045852" calcext:value-type="float">
            <text:p>0.0479969398045852</text:p>
          </table:table-cell>
          <table:table-cell office:value-type="float" office:value="0.0617503600244562" calcext:value-type="float">
            <text:p>0.0617503600244562</text:p>
          </table:table-cell>
          <table:table-cell office:value-type="float" office:value="0.0590402138915452" calcext:value-type="float">
            <text:p>0.0590402138915452</text:p>
          </table:table-cell>
          <table:table-cell office:value-type="float" office:value="0.0644605061573672" calcext:value-type="float">
            <text:p>0.0644605061573672</text:p>
          </table:table-cell>
          <table:table-cell office:value-type="float" office:value="0.0328670750984134" calcext:value-type="float">
            <text:p>0.0328670750984134</text:p>
          </table:table-cell>
          <table:table-cell office:value-type="float" office:value="0.0303735775388939" calcext:value-type="float">
            <text:p>0.0303735775388939</text:p>
          </table:table-cell>
          <table:table-cell office:value-type="float" office:value="0.035360572657933" calcext:value-type="float">
            <text:p>0.035360572657933</text:p>
          </table:table-cell>
          <table:table-cell office:value-type="float" office:value="0.0263426040749793" calcext:value-type="float">
            <text:p>0.0263426040749793</text:p>
          </table:table-cell>
          <table:table-cell office:value-type="float" office:value="0.0238840271004757" calcext:value-type="float">
            <text:p>0.0238840271004757</text:p>
          </table:table-cell>
          <table:table-cell office:value-type="float" office:value="0.0288011810494829" calcext:value-type="float">
            <text:p>0.0288011810494829</text:p>
          </table:table-cell>
          <table:table-cell office:value-type="float" office:value="0.0328670750984134" calcext:value-type="float">
            <text:p>0.0328670750984134</text:p>
          </table:table-cell>
          <table:table-cell office:value-type="float" office:value="0.0303735775388939" calcext:value-type="float">
            <text:p>0.0303735775388939</text:p>
          </table:table-cell>
          <table:table-cell office:value-type="float" office:value="0.035360572657933" calcext:value-type="float">
            <text:p>0.035360572657933</text:p>
          </table:table-cell>
          <table:table-cell office:value-type="float" office:value="0.0426723149776214" calcext:value-type="float">
            <text:p>0.0426723149776214</text:p>
          </table:table-cell>
          <table:table-cell office:value-type="float" office:value="0.0400711152146048" calcext:value-type="float">
            <text:p>0.0400711152146048</text:p>
          </table:table-cell>
          <table:table-cell office:value-type="float" office:value="0.0452735147406379" calcext:value-type="float">
            <text:p>0.0452735147406379</text:p>
          </table:table-cell>
          <table:table-cell office:value-type="float" office:value="0.0195887722466072" calcext:value-type="float">
            <text:p>0.0195887722466072</text:p>
          </table:table-cell>
          <table:table-cell office:value-type="float" office:value="0.0183265883573908" calcext:value-type="float">
            <text:p>0.0183265883573908</text:p>
          </table:table-cell>
          <table:table-cell office:value-type="float" office:value="0.0208509561358235" calcext:value-type="float">
            <text:p>0.0208509561358235</text:p>
          </table:table-cell>
          <table:table-cell office:value-type="float" office:value="0.0278124508981328" calcext:value-type="float">
            <text:p>0.0278124508981328</text:p>
          </table:table-cell>
          <table:table-cell office:value-type="float" office:value="0.0260667658513201" calcext:value-type="float">
            <text:p>0.0260667658513201</text:p>
          </table:table-cell>
          <table:table-cell office:value-type="float" office:value="0.0295581359449455" calcext:value-type="float">
            <text:p>0.0295581359449455</text:p>
          </table:table-cell>
          <table:table-cell office:value-type="float" office:value="0.0369004646526072" calcext:value-type="float">
            <text:p>0.0369004646526072</text:p>
          </table:table-cell>
          <table:table-cell office:value-type="float" office:value="0.0349487938646045" calcext:value-type="float">
            <text:p>0.0349487938646045</text:p>
          </table:table-cell>
          <table:table-cell office:value-type="float" office:value="0.0388521354406098" calcext:value-type="float">
            <text:p>0.0388521354406098</text:p>
          </table:table-cell>
          <table:table-cell office:value-type="float" office:value="0.0422285312439657" calcext:value-type="float">
            <text:p>0.0422285312439657</text:p>
          </table:table-cell>
          <table:table-cell office:value-type="float" office:value="0.0397222733521049" calcext:value-type="float">
            <text:p>0.0397222733521049</text:p>
          </table:table-cell>
          <table:table-cell office:value-type="float" office:value="0.0447347891358265" calcext:value-type="float">
            <text:p>0.0447347891358265</text:p>
          </table:table-cell>
          <table:table-cell office:value-type="float" office:value="0.0369004646526072" calcext:value-type="float">
            <text:p>0.0369004646526072</text:p>
          </table:table-cell>
          <table:table-cell office:value-type="float" office:value="0.0349487938646045" calcext:value-type="float">
            <text:p>0.0349487938646045</text:p>
          </table:table-cell>
          <table:table-cell office:value-type="float" office:value="0.0388521354406098" calcext:value-type="float">
            <text:p>0.0388521354406098</text:p>
          </table:table-cell>
          <table:table-cell office:value-type="float" office:value="126.216012791667" calcext:value-type="float">
            <text:p>126.216012791667</text:p>
          </table:table-cell>
        </table:table-row>
      </table:table>
      <table:named-expressions/>
      <table:database-ranges>
        <table:database-range table:name="__Anonymous_Sheet_DB__0" table:target-range-address="formatted.A2:formatted.X22" table:display-filter-buttons="true"/>
        <table:database-range table:name="__Anonymous_Sheet_DB__1" table:target-range-address="raw.A1:raw.XFD1048576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23:48:15.7021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6T23:52:28.716310000</dc:date>
    <meta:editing-duration>PT17H23M50S</meta:editing-duration>
    <meta:editing-cycles>30</meta:editing-cycles>
    <meta:generator>LibreOffice/25.8.1.1$MacOSX_AARCH64 LibreOffice_project/54047653041915e595ad4e45cccea684809c77b5</meta:generator>
    <meta:document-statistic meta:table-count="2" meta:cell-count="1935" meta:object-count="0"/>
  </office:meta>
</office:document-meta>
</file>